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 fo:min-height="11.35cm" fo:min-width="15.7cm"/>
    </style:style>
    <style:style style:name="gr2" style:family="graphic" style:parent-style-name="standard">
      <style:graphic-properties draw:stroke="none" draw:fill="solid" draw:fill-color="#7e7e7e" draw:shadow="hidden"/>
    </style:style>
    <style:style style:name="gr3" style:family="graphic" style:parent-style-name="standard">
      <style:graphic-properties draw:stroke="solid" svg:stroke-width="0.001cm" svg:stroke-color="#696969" svg:stroke-opacity="100%" draw:stroke-linejoin="miter" svg:stroke-linecap="butt" draw:fill="none" draw:shadow="hidden"/>
    </style:style>
    <style:style style:name="gr4" style:family="graphic" style:parent-style-name="standard">
      <style:graphic-properties draw:stroke="solid" svg:stroke-width="0.001cm" svg:stroke-color="#0070c0" svg:stroke-opacity="100%" draw:stroke-linejoin="miter" svg:stroke-linecap="butt" draw:fill="none" draw:shadow="hidden"/>
    </style:style>
    <style:style style:name="gr5" style:family="graphic" style:parent-style-name="standard">
      <style:graphic-properties draw:stroke="solid" svg:stroke-width="0.001cm" svg:stroke-color="#000000" svg:stroke-opacity="100%" draw:stroke-linejoin="round" svg:stroke-linecap="round" draw:fill="none" draw:shadow="hidden"/>
    </style:style>
    <style:style style:name="gr6" style:family="graphic" style:parent-style-name="standard">
      <style:graphic-properties draw:stroke="solid" svg:stroke-width="0.001cm" svg:stroke-color="#002060" svg:stroke-opacity="100%" draw:stroke-linejoin="miter" svg:stroke-linecap="butt" draw:fill="none" draw:shadow="hidden"/>
    </style:style>
    <style:style style:name="gr7" style:family="graphic" style:parent-style-name="standard">
      <style:graphic-properties draw:stroke="solid" svg:stroke-width="0.001cm" svg:stroke-color="#ff0000" svg:stroke-opacity="100%" draw:stroke-linejoin="miter" svg:stroke-linecap="butt" draw:fill="none" draw:shadow="hidden"/>
    </style:style>
    <style:style style:name="gr8" style:family="graphic" style:parent-style-name="standard">
      <style:graphic-properties draw:stroke="none" draw:fill="solid" draw:fill-color="#4c5a69" draw:shadow="hidden"/>
    </style:style>
    <style:style style:name="gr9" style:family="graphic" style:parent-style-name="standard">
      <style:graphic-properties draw:stroke="solid" svg:stroke-width="0.001cm" svg:stroke-color="#3e4956" svg:stroke-opacity="100%" draw:stroke-linejoin="miter" svg:stroke-linecap="butt" draw:fill="none" draw:shadow="hidden"/>
    </style:style>
    <style:style style:name="gr10" style:family="graphic" style:parent-style-name="standard">
      <style:graphic-properties draw:stroke="none" draw:fill="hatch" draw:fill-color="#ffffff" draw:fill-hatch-name="Hatch_5f_0" draw:fill-hatch-solid="true" draw:opacity="25%" draw:shadow="hidden"/>
    </style:style>
    <style:style style:name="gr11" style:family="graphic" style:parent-style-name="standard">
      <style:graphic-properties draw:stroke="none" draw:fill="none" draw:textarea-vertical-align="middle" fo:min-height="2.993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solid" draw:fill-color="#ff33cc" draw:shadow="hidden"/>
    </style:style>
    <style:style style:name="gr13" style:family="graphic" style:parent-style-name="standard">
      <style:graphic-properties draw:stroke="solid" svg:stroke-width="0.001cm" svg:stroke-color="#cc00cc" svg:stroke-opacity="100%" draw:stroke-linejoin="miter" svg:stroke-linecap="butt" draw:fill="none" draw:shadow="hidden"/>
    </style:style>
    <style:style style:name="gr14" style:family="graphic" style:parent-style-name="standard">
      <style:graphic-properties draw:stroke="none" draw:fill="none" draw:textarea-vertical-align="middle" fo:min-height="0.441cm" fo:min-width="2.54cm" fo:padding-top="0.141cm" fo:padding-bottom="0.141cm" fo:padding-left="0cm" fo:padding-right="0cm"/>
    </style:style>
    <style:style style:name="gr15" style:family="graphic" style:parent-style-name="standard">
      <style:graphic-properties draw:stroke="solid" svg:stroke-width="0.001cm" svg:stroke-color="#ff3300" svg:stroke-opacity="100%" draw:stroke-linejoin="miter" svg:stroke-linecap="butt" draw:fill="none" draw:shadow="hidden"/>
    </style:style>
    <style:style style:name="gr16" style:family="graphic" style:parent-style-name="standard">
      <style:graphic-properties draw:stroke="solid" svg:stroke-width="0.001cm" svg:stroke-color="#658a82" svg:stroke-opacity="100%" draw:stroke-linejoin="miter" svg:stroke-linecap="butt" draw:fill="none" draw:shadow="hidden"/>
    </style:style>
    <style:style style:name="gr17" style:family="graphic" style:parent-style-name="standard">
      <style:graphic-properties draw:stroke="none" draw:fill="none" draw:textarea-vertical-align="middle" fo:min-height="1.136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4.766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hatch" draw:fill-color="#8db1e2" draw:fill-hatch-name="Hatch_5f_1" draw:fill-hatch-solid="true" draw:opacity="25%" draw:shadow="hidden"/>
    </style:style>
    <style:style style:name="gr21" style:family="graphic" style:parent-style-name="standard">
      <style:graphic-properties draw:stroke="none" draw:fill="solid" draw:fill-color="#ffffff" draw:shadow="hidden"/>
    </style:style>
    <style:style style:name="gr22" style:family="graphic" style:parent-style-name="standard">
      <style:graphic-properties draw:stroke="solid" svg:stroke-width="0.001cm" svg:stroke-color="#ffffff" svg:stroke-opacity="100%" draw:stroke-linejoin="round" svg:stroke-linecap="round" draw:fill="none" draw:shadow="hidden"/>
    </style:style>
    <style:style style:name="gr23" style:family="graphic" style:parent-style-name="standard">
      <style:graphic-properties draw:stroke="none" draw:fill="solid" draw:fill-color="#000000" draw:shadow="hidden"/>
    </style:style>
    <style:style style:name="gr24" style:family="graphic" style:parent-style-name="standard">
      <style:graphic-properties draw:stroke="solid" svg:stroke-width="0cm" svg:stroke-color="#000000" svg:stroke-opacity="100%" draw:stroke-linejoin="round" svg:stroke-linecap="round" draw:fill="none" draw:shadow="hidden"/>
    </style:style>
    <style:style style:name="gr25" style:family="graphic" style:parent-style-name="standard">
      <style:graphic-properties draw:stroke="solid" svg:stroke-width="0.001cm" svg:stroke-color="#696969" svg:stroke-opacity="100%" draw:stroke-linejoin="round" svg:stroke-linecap="round" draw:fill="none" draw:shadow="hidden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textarea-horizontal-align="justify" draw:textarea-vertical-align="middle" draw:auto-grow-height="false" fo:min-height="0.952cm" fo:min-width="0.208cm"/>
    </style:style>
    <style:style style:name="gr29" style:family="graphic" style:parent-style-name="standard">
      <style:graphic-properties draw:textarea-horizontal-align="justify" draw:textarea-vertical-align="middle" draw:auto-grow-height="false" fo:min-height="0.55cm" fo:min-width="0.1cm"/>
    </style:style>
    <style:style style:name="gr30" style:family="graphic" style:parent-style-name="standard">
      <style:graphic-properties draw:fill-color="#fff200" draw:textarea-horizontal-align="justify" draw:textarea-vertical-align="middle" draw:auto-grow-height="false" fo:min-height="0.55cm" fo:min-width="0.1cm"/>
    </style:style>
    <style:style style:name="gr31" style:family="graphic" style:parent-style-name="standard">
      <style:graphic-properties draw:fill-color="#ed1c24" draw:textarea-horizontal-align="justify" draw:textarea-vertical-align="middle" draw:auto-grow-height="false" fo:min-height="0.55cm" fo:min-width="0.1cm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 fo:min-height="0.55cm" fo:min-width="0.1cm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standard">
      <style:graphic-properties svg:stroke-opacity="100%" draw:textarea-vertical-align="middle"/>
    </style:style>
    <style:style style:name="gr35" style:family="graphic" style:parent-style-name="standard">
      <style:graphic-properties draw:fill-color="#89c765" draw:textarea-horizontal-align="justify" draw:textarea-vertical-align="middle" draw:auto-grow-height="false" fo:min-height="0.142cm" fo:min-width="0.284cm"/>
    </style:style>
    <style:style style:name="gr36" style:family="graphic" style:parent-style-name="standard">
      <style:graphic-properties svg:stroke-width="0.106cm" svg:stroke-color="#89c765" draw:marker-start-width="0.358cm" draw:marker-end-width="0.358cm" draw:textarea-vertical-align="middle" fo:padding-top="0.177cm" fo:padding-bottom="0.177cm" fo:padding-left="0.302cm" fo:padding-right="0.302cm"/>
    </style:style>
    <style:style style:name="gr37" style:family="graphic" style:parent-style-name="objectwithoutfill">
      <style:graphic-properties draw:stroke="dash" draw:stroke-dash="Fine_20_Dashed" draw:fill="none" draw:textarea-vertical-align="middle"/>
    </style:style>
    <style:style style:name="gr38" style:family="graphic" style:parent-style-name="standard">
      <style:graphic-properties draw:stroke="solid" svg:stroke-width="0.106cm" svg:stroke-color="#89c765" draw:marker-start-width="0.359cm" draw:marker-end-width="0.359cm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stroke="solid" svg:stroke-color="#89c765" draw:textarea-vertical-align="middle"/>
    </style:style>
    <style:style style:name="gr40" style:family="graphic" style:parent-style-name="standard">
      <style:graphic-properties svg:stroke-color="#89c765" draw:textarea-vertical-align="middle"/>
    </style:style>
    <style:style style:name="gr41" style:family="graphic" style:parent-style-name="standard">
      <style:graphic-properties svg:stroke-color="#72bf44" draw:textarea-vertical-align="middle"/>
    </style:style>
    <style:style style:name="gr42" style:family="graphic" style:parent-style-name="standard">
      <style:graphic-properties draw:fill-color="#89c765" draw:textarea-horizontal-align="justify" draw:textarea-vertical-align="middle" draw:auto-grow-height="false" fo:min-height="0.142cm" fo:min-width="0.34cm"/>
    </style:style>
    <style:style style:name="gr43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svg:stroke-color="#89c765" draw:fill-color="#89c765" draw:textarea-vertical-align="middle"/>
    </style:style>
    <style:style style:name="gr45" style:family="graphic" style:parent-style-name="standard">
      <style:graphic-properties svg:stroke-width="0.159cm" svg:stroke-color="#0066b3" draw:marker-start-width="0.438cm" draw:marker-end-width="0.438cm" draw:textarea-vertical-align="middle" fo:padding-top="0.204cm" fo:padding-bottom="0.204cm" fo:padding-left="0.329cm" fo:padding-right="0.329cm"/>
    </style:style>
    <style:style style:name="gr46" style:family="graphic">
      <style:graphic-properties style:protect="size"/>
    </style:style>
    <style:style style:name="pr1" style:family="presentation" style:parent-style-name="PM0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solid" draw:fill-color="#7e7e7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4c5a69"/>
    </style:style>
    <style:style style:name="P6" style:family="paragraph">
      <loext:graphic-properties draw:fill="hatch" draw:fill-color="#ffffff" draw:fill-hatch-name="Hatch_5f_0" draw:fill-hatch-solid="true" draw:opacity="25%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solid" draw:fill-color="#ff33cc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0" style:family="paragraph">
      <loext:graphic-properties draw:fill="hatch" draw:fill-color="#8db1e2" draw:fill-hatch-name="Hatch_5f_1" draw:fill-hatch-solid="true" draw:opacity="25%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200"/>
      <style:paragraph-properties fo:text-align="center"/>
    </style:style>
    <style:style style:name="P16" style:family="paragraph">
      <loext:graphic-properties draw:fill-color="#ed1c24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-color="#89c765"/>
      <style:paragraph-properties fo:text-align="center"/>
    </style:style>
    <style:style style:name="P19" style:family="paragraph">
      <loext:graphic-properties draw:fill-color="#ffffff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ffffff" style:font-name="Franklin Gothic Book" fo:font-size="10pt" style:font-name-asian="Franklin Gothic Book" style:font-size-asian="10pt" style:font-name-complex="Franklin Gothic Book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PM0" presentation:presentation-page-layout-name="AL1T0">
        <draw:custom-shape draw:style-name="gr1" draw:text-style-name="P2" draw:layer="layout" svg:width="16.2cm" svg:height="11.6cm" svg:x="7.2cm" svg:y="31.9cm">
          <text:p text:style-name="P1">Régie</text:p>
          <text:p text:style-name="P1"/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90.6cm" svg:height="0.3cm" svg:x="3.614cm" svg:y="1.614cm" svg:viewBox="0 0 90601 301" draw:points="0,0 90601,0 90301,301 300,301">
          <text:p/>
        </draw:polygon>
        <draw:path draw:style-name="gr3" draw:text-style-name="P4" draw:layer="layout" svg:width="90.6cm" svg:height="0.3cm" svg:x="3.614cm" svg:y="1.614cm" svg:viewBox="0 0 90601 301" svg:d="M0 0h90601M300 301h90001">
          <text:p/>
        </draw:path>
        <draw:polygon draw:style-name="gr2" draw:text-style-name="P3" draw:layer="layout" svg:width="0.3cm" svg:height="138.086cm" svg:x="93.914cm" svg:y="1.614cm" svg:viewBox="0 0 301 138087" draw:points="301,0 301,138087 0,137787 0,300">
          <text:p/>
        </draw:polygon>
        <draw:path draw:style-name="gr3" draw:text-style-name="P4" draw:layer="layout" svg:width="0.3cm" svg:height="138.086cm" svg:x="93.914cm" svg:y="1.614cm" svg:viewBox="0 0 301 138087" svg:d="M301 0v138087M0 300v137487">
          <text:p/>
        </draw:path>
        <draw:polygon draw:style-name="gr2" draw:text-style-name="P3" draw:layer="layout" svg:width="90.6cm" svg:height="0.3cm" svg:x="3.614cm" svg:y="139.4cm" svg:viewBox="0 0 90601 301" draw:points="90601,301 0,301 299,0 90301,0">
          <text:p/>
        </draw:polygon>
        <draw:path draw:style-name="gr3" draw:text-style-name="P4" draw:layer="layout" svg:width="90.6cm" svg:height="0.3cm" svg:x="3.614cm" svg:y="139.4cm" svg:viewBox="0 0 90601 301" svg:d="M90601 301h-90601M90301 0h-90002">
          <text:p/>
        </draw:path>
        <draw:polygon draw:style-name="gr2" draw:text-style-name="P3" draw:layer="layout" svg:width="0.3cm" svg:height="138.086cm" svg:x="3.614cm" svg:y="1.614cm" svg:viewBox="0 0 301 138087" draw:points="0,138087 0,0 301,299 301,137787">
          <text:p/>
        </draw:polygon>
        <draw:path draw:style-name="gr3" draw:text-style-name="P4" draw:layer="layout" svg:width="0.3cm" svg:height="138.086cm" svg:x="3.614cm" svg:y="1.614cm" svg:viewBox="0 0 301 138087" svg:d="M0 138087v-138087M301 137787v-137488">
          <text:p/>
        </draw:path>
        <draw:polyline draw:style-name="gr3" draw:text-style-name="P4" draw:layer="layout" svg:width="7.733cm" svg:height="39.04cm" svg:x="82.925cm" svg:y="54.305cm" svg:viewBox="0 0 7734 39041" draw:points="0,39041 7734,39041 7734,0">
          <text:p/>
        </draw:polyline>
        <draw:line draw:style-name="gr4" draw:text-style-name="P4" draw:layer="layout" svg:x1="92.425cm" svg:y1="93.644cm" svg:x2="92.425cm" svg:y2="93.345cm">
          <text:p/>
        </draw:line>
        <draw:polygon draw:style-name="gr5" draw:text-style-name="P4" draw:layer="layout" svg:width="0cm" svg:height="0.423cm" svg:x="92.425cm" svg:y="93.283cm" svg:viewBox="0 0 0 424" draw:points="0,0 0,424">
          <text:p/>
        </draw:polygon>
        <draw:line draw:style-name="gr4" draw:text-style-name="P4" draw:layer="layout" svg:x1="92.425cm" svg:y1="54.305cm" svg:x2="92.425cm" svg:y2="93.344cm">
          <text:p/>
        </draw:line>
        <draw:path draw:style-name="gr4" draw:text-style-name="P4" draw:layer="layout" svg:width="0cm" svg:height="39.338cm" svg:x="92.425cm" svg:y="54.305cm" svg:viewBox="0 0 0 39339" svg:d="M0 39339v-300M0 0v39039">
          <text:p/>
        </draw:path>
        <draw:polygon draw:style-name="gr5" draw:text-style-name="P4" draw:layer="layout" svg:width="0.542cm" svg:height="0.542cm" svg:x="92.905cm" svg:y="75.433cm" svg:viewBox="0 0 543 543" draw:points="271,0 0,0 271,543 543,0">
          <text:p/>
        </draw:polygon>
        <draw:line draw:style-name="gr4" draw:text-style-name="P4" draw:layer="layout" svg:x1="87.125cm" svg:y1="98.944cm" svg:x2="87.125cm" svg:y2="98.644cm">
          <text:p/>
        </draw:line>
        <draw:polygon draw:style-name="gr5" draw:text-style-name="P4" draw:layer="layout" svg:width="0cm" svg:height="0.423cm" svg:x="87.125cm" svg:y="98.582cm" svg:viewBox="0 0 0 424" draw:points="0,0 0,424">
          <text:p/>
        </draw:polygon>
        <draw:line draw:style-name="gr4" draw:text-style-name="P4" draw:layer="layout" svg:x1="87.125cm" svg:y1="88.046cm" svg:x2="87.125cm" svg:y2="98.644cm">
          <text:p/>
        </draw:line>
        <draw:path draw:style-name="gr4" draw:text-style-name="P4" draw:layer="layout" svg:width="0cm" svg:height="10.897cm" svg:x="87.125cm" svg:y="88.046cm" svg:viewBox="0 0 0 10898" svg:d="M0 10898v-300M0 0v10598">
          <text:p/>
        </draw:path>
        <draw:polygon draw:style-name="gr5" draw:text-style-name="P4" draw:layer="layout" svg:width="0.542cm" svg:height="0.542cm" svg:x="87.606cm" svg:y="94.749cm" svg:viewBox="0 0 543 543" draw:points="271,0 0,0 271,543 543,0">
          <text:p/>
        </draw:polygon>
        <draw:line draw:style-name="gr4" draw:text-style-name="P4" draw:layer="layout" svg:x1="81.826cm" svg:y1="93.645cm" svg:x2="81.826cm" svg:y2="93.345cm">
          <text:p/>
        </draw:line>
        <draw:polygon draw:style-name="gr5" draw:text-style-name="P4" draw:layer="layout" svg:width="0cm" svg:height="0.423cm" svg:x="81.826cm" svg:y="93.283cm" svg:viewBox="0 0 0 424" draw:points="0,0 0,424">
          <text:p/>
        </draw:polygon>
        <draw:line draw:style-name="gr4" draw:text-style-name="P4" draw:layer="layout" svg:x1="81.826cm" svg:y1="54.305cm" svg:x2="81.826cm" svg:y2="93.344cm">
          <text:p/>
        </draw:line>
        <draw:path draw:style-name="gr4" draw:text-style-name="P4" draw:layer="layout" svg:width="0cm" svg:height="39.339cm" svg:x="81.826cm" svg:y="54.305cm" svg:viewBox="0 0 0 39340" svg:d="M0 39340v-301M0 0v39039">
          <text:p/>
        </draw:path>
        <draw:polygon draw:style-name="gr5" draw:text-style-name="P4" draw:layer="layout" svg:width="0.542cm" svg:height="0.542cm" svg:x="82.306cm" svg:y="75.433cm" svg:viewBox="0 0 543 543" draw:points="271,0 0,0 271,543 543,0">
          <text:p/>
        </draw:polygon>
        <draw:line draw:style-name="gr4" draw:text-style-name="P4" draw:layer="layout" svg:x1="87.125cm" svg:y1="59.903cm" svg:x2="87.125cm" svg:y2="59.604cm">
          <text:p/>
        </draw:line>
        <draw:polygon draw:style-name="gr5" draw:text-style-name="P4" draw:layer="layout" svg:width="0cm" svg:height="0.423cm" svg:x="87.125cm" svg:y="59.542cm" svg:viewBox="0 0 0 424" draw:points="0,0 0,424">
          <text:p/>
        </draw:polygon>
        <draw:line draw:style-name="gr4" draw:text-style-name="P4" draw:layer="layout" svg:x1="87.125cm" svg:y1="49.006cm" svg:x2="87.125cm" svg:y2="59.604cm">
          <text:p/>
        </draw:line>
        <draw:path draw:style-name="gr4" draw:text-style-name="P4" draw:layer="layout" svg:width="0cm" svg:height="10.897cm" svg:x="87.125cm" svg:y="49.006cm" svg:viewBox="0 0 0 10898" svg:d="M0 10898v-300M0 0v10598">
          <text:p/>
        </draw:path>
        <draw:polygon draw:style-name="gr5" draw:text-style-name="P4" draw:layer="layout" svg:width="0.542cm" svg:height="0.542cm" svg:x="87.606cm" svg:y="55.709cm" svg:viewBox="0 0 543 543" draw:points="271,0 0,0 271,543 543,0">
          <text:p/>
        </draw:polygon>
        <draw:polygon draw:style-name="gr6" draw:text-style-name="P4" draw:layer="layout" svg:width="1.78cm" svg:height="2.629cm" svg:x="83.772cm" svg:y="87.854cm" svg:viewBox="0 0 1781 2630" draw:points="621,0 0,2320 1160,2630 1781,310">
          <text:p/>
        </draw:polygon>
        <draw:polygon draw:style-name="gr6" draw:text-style-name="P4" draw:layer="layout" svg:width="1.78cm" svg:height="2.629cm" svg:x="84.412cm" svg:y="85.464cm" svg:viewBox="0 0 1781 2630" draw:points="621,0 0,2320 1160,2630 1781,310">
          <text:p/>
        </draw:polygon>
        <draw:polygon draw:style-name="gr6" draw:text-style-name="P4" draw:layer="layout" svg:width="1.78cm" svg:height="2.629cm" svg:x="85.053cm" svg:y="83.073cm" svg:viewBox="0 0 1781 2630" draw:points="621,0 0,2320 1160,2630 1781,310">
          <text:p/>
        </draw:polygon>
        <draw:polygon draw:style-name="gr6" draw:text-style-name="P4" draw:layer="layout" svg:width="1.78cm" svg:height="2.629cm" svg:x="85.694cm" svg:y="80.682cm" svg:viewBox="0 0 1781 2630" draw:points="621,0 0,2320 1160,2630 1781,310">
          <text:p/>
        </draw:polygon>
        <draw:polygon draw:style-name="gr6" draw:text-style-name="P4" draw:layer="layout" svg:width="1.78cm" svg:height="2.629cm" svg:x="83.131cm" svg:y="90.245cm" svg:viewBox="0 0 1781 2630" draw:points="621,0 0,2320 1160,2630 1781,310">
          <text:p/>
        </draw:polygon>
        <draw:polygon draw:style-name="gr7" draw:text-style-name="P4" draw:layer="layout" svg:width="2.4cm" svg:height="1.2cm" svg:x="40.85cm" svg:y="37.231cm" svg:viewBox="0 0 2401 1201" draw:points="0,1201 2401,1201 2401,0 0,0">
          <text:p/>
        </draw:polygon>
        <draw:g>
          <draw:polygon draw:style-name="gr8" draw:text-style-name="P5" draw:layer="layout" svg:width="0.4cm" svg:height="12cm" svg:x="90.6cm" svg:y="68.242cm" svg:viewBox="0 0 401 12001" draw:points="401,0 0,0 0,12001 400,12001">
            <text:p/>
          </draw:polygon>
          <draw:polygon draw:style-name="gr9" draw:text-style-name="P4" draw:layer="layout" svg:width="0.4cm" svg:height="12cm" svg:x="90.6cm" svg:y="68.242cm" svg:viewBox="0 0 401 12001" draw:points="401,0 0,0 0,12001 400,12001">
            <text:p/>
          </draw:polygon>
        </draw:g>
        <draw:g>
          <draw:polygon draw:style-name="gr10" draw:text-style-name="P6" draw:layer="layout" svg:width="6cm" svg:height="6cm" svg:x="26.15cm" svg:y="118.799cm" svg:viewBox="0 0 6001 6001" draw:points="0,6001 6001,6001 6001,0 0,0">
            <text:p/>
          </draw:polygon>
          <draw:polygon draw:style-name="gr5" draw:text-style-name="P4" draw:layer="layout" svg:width="6cm" svg:height="6cm" svg:x="26.15cm" svg:y="118.7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8.145cm" svg:y="119.4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5.9cm" svg:y="128.7cm" svg:viewBox="0 0 6001 6001" draw:points="0,6001 6001,6001 6001,0 0,0">
            <text:p/>
          </draw:polygon>
          <draw:polygon draw:style-name="gr5" draw:text-style-name="P4" draw:layer="layout" svg:width="6cm" svg:height="6cm" svg:x="25.9cm" svg:y="128.7cm" svg:viewBox="0 0 6001 6001" draw:points="0,6001 6001,6001 6001,0 0,0">
            <text:p/>
          </draw:polygon>
        </draw:g>
        <draw:frame draw:style-name="gr11" draw:text-style-name="P4" draw:layer="layout" svg:width="2.01cm" svg:height="3.275cm" svg:x="27.895cm" svg:y="129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12" draw:text-style-name="P8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48cm 6.7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75cm 6.6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711cm 6.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49cm 6.6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69cm 6.7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596998039574cm 6.9608685519588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346952426937cm 6.9656202079284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90969068143cm 6.9703718638979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846861201663cm 6.9751235198675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847043652211cm 6.9561168959893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603cm 5.5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77cm 5.5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4cm 5.5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603cm 5.53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83cm 5.5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5120210528888cm 5.7427280770514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370256141525cm 5.737976421081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5620301754162cm 5.7332247651123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870347366799cm 5.728473109142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870164916251cm 5.7474797330210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35cm 13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62cm 13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699cm 13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35cm 13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55cm 13.1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474126935714cm 13.36085675717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224081323078cm 13.365608413145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8974035710441cm 13.370360069115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723990097804cm 13.375111725084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724172548351cm 13.356105101206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591cm 11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64cm 11.9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28cm 11.91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59cm 11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71cm 11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4997339425029cm 12.142716282268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247385037666cm 12.13796462629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5497430650303cm 12.133212970329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747476262939cm 12.128461314359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747293812392cm 12.147467938238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406cm 17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8cm 17.9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43cm 17.9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406cm 17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86cm 17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152150953438cm 18.142373088707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1.8402196566075cm 18.1376214327375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3652242178712cm 18.13286977676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902287791349cm 18.128118120798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902105340801cm 18.147124744676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52cm 19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77cm 19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515cm 19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52cm 19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72cm 19.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628938464124cm 19.360513563614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378892851487cm 19.3652652195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12884723885cm 19.37001687555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878801626213cm 19.374768531523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878984076761cm 19.3557619076449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39cm 25.50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65cm 25.4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47.502cm 25.50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39cm 25.4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59cm 25.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506067360265cm 25.760501768831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256021747628cm 25.765253424801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005976134991cm 25.770005080770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755930522354cm 25.774756736740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756112972901cm 25.7557501128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54.394cm 24.3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68cm 24.3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31cm 24.3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394cm 24.3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74cm 24.3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029279849579cm 24.542361293924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41.8279325462216cm 24.537609637954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3529371074853cm 24.53285798198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77941668749cm 24.528106326015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779234236942cm 24.5471129498937cm)" svg:viewBox="0 0 2401 1201" draw:points="2401,0 0,0 0,1201 2400,1201">
          <text:p/>
        </draw:polygon>
        <draw:polygon draw:style-name="gr16" draw:text-style-name="P4" draw:layer="layout" svg:width="1cm" svg:height="1cm" draw:transform="rotate (1.57341432067289) translate (35.5745880160521cm 57.403750720953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5.5745880160521cm 57.403750720953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8.0745707039033cm 57.4088030710107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8.0745707039033cm 57.4088030710107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0.5795177760977cm 57.430865855750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0.5795177760977cm 57.430865855750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3.0745339852123cm 57.419907768932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3.0745339852123cm 57.419907768932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5.5745166730636cm 57.424960118989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5.5745166730635cm 57.4249601189895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6.4851649682025cm 52.538960606518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6.4851649682025cm 52.538960606518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3.9922151196507cm 52.52059582107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3.9922151196507cm 52.520595821075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1.4851982812101cm 52.53420164393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1.4851982812101cm 52.5342016439394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8.9852610143724cm 52.50982221090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8.9852610143724cm 52.50982221090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6.4852692933019cm 52.5114427208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6.4852692933019cm 52.5114427208388cm)" svg:viewBox="0 0 187 1001" draw:points="0,1001 187,1001 187,0 0,0">
          <text:p/>
        </draw:polygon>
        <draw:g>
          <draw:g>
            <draw:polygon draw:style-name="gr12" draw:text-style-name="P8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48cm 6.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74cm 6.7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411cm 6.7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48cm 6.7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68cm 6.7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906646456523cm 7.01644276826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826418934164cm 7.0211963440927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576373321527cm 7.0259480000622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32632770889cm 7.030699656031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316510177867cm 7.011691112292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49cm 5.5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23cm 5.5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86cm 5.5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49cm 5.5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29cm 5.5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2119681606594cm 5.797828087688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369727219231cm 5.7930764317187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619772831867cm 5.788324775749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869818444505cm 5.7835731197796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869635993957cm 5.8025797436578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36cm 13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62cm 13.1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399cm 13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36cm 13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56cm 13.1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8943593461371cm 13.416430973479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703547830305cm 13.421184549309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453502217668cm 13.42593620527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203456605031cm 13.4306878612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193639074008cm 13.41167931750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37cm 11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11cm 11.9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74cm 11.9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37cm 11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17cm 11.9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1996810502734cm 12.197816292905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246856115372cm 12.193064636935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496901728008cm 12.188312980966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746947340645cm 12.183561324996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746764890098cm 12.202567948875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51cm 19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77cm 19.1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14cm 19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51cm 19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71cm 19.1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709840498978cm 19.416087779917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858359358714cm 19.420841355748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608313746077cm 19.425593011717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358268133441cm 19.430344667687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348450602417cm 19.411336123948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52cm 17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26cm 17.9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89cm 17.9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52cm 17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32cm 17.9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151622031144cm 18.197473099343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401667643781cm 18.192721443374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651713256418cm 18.187969787404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901758869054cm 18.183218131435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901576418507cm 18.2022247553134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39cm 25.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65cm 25.5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02cm 25.5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39cm 25.5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59cm 25.5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6975533885921cm 25.81607598513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735488254855cm 25.820829560965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485442642218cm 25.8255812169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235397029581cm 25.830332872904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225579498558cm 25.811324329165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4cm 24.37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14cm 24.3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77cm 24.3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4cm 24.3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2cm 24.3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028750927285cm 24.59746130456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278796539922cm 24.592709648591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528842152559cm 24.587957992621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778887765196cm 24.583206336652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778705314648cm 24.602212960530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6cm 6.8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.686cm 6.8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18.623cm 6.8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6cm 6.8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8cm 6.8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713751986289cm 7.1020232721967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463706373653cm 7.1067749281662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213660761016cm 7.1115265841358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963615148379cm 7.1162782401053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963797598926cm 7.09727161622716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25.514cm 5.6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88cm 5.6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51cm 5.6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14cm 5.6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94cm 5.6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236964475604cm 5.883882797289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487010088241cm 5.8791311413197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4737055700878cm 5.8743794853501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987101313515cm 5.8696278293806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986918862967cm 5.88863445325885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48cm 13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674cm 13.2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611cm 13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48cm 13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68cm 13.2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59088088243cm 13.502011477413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340835269793cm 13.506763133383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090789657156cm 13.511514789352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84074404452cm 13.516266445322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840926495067cm 13.497259821444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502cm 12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76cm 12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39cm 12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02cm 12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82cm 12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114093371745cm 12.283871002506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364138984382cm 12.279119346536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10.4614184597018cm 12.274367690567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864230209655cm 12.269616034597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864047759108cm 12.28862265847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63cm 19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89cm 19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26cm 19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63cm 19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83cm 19.24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74569241084cm 19.501668283852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495646798203cm 19.5064199398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245601185566cm 19.511171595791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995555572929cm 19.515923251760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995738023476cm 19.496916627882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17cm 18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91cm 18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</draw:g>
          <draw:frame draw:style-name="gr14" draw:text-style-name="P9" draw:layer="layout" svg:width="3.777cm" svg:height="0.723cm" draw:transform="rotate (3.1396727914126) translate (22.854cm 18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17cm 18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97cm 18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268904900154cm 18.283527808944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518950512791cm 18.278776152975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768996125428cm 18.274024497005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8019041738065cm 18.26927284103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7018859287517cm 18.2882794649144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51cm 25.6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77cm 25.6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14cm 25.6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51cm 25.6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71cm 25.6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62282130698cm 25.90165648906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372775694343cm 25.90640814503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122730081707cm 25.911159801008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87268446907cm 25.915911456978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872866919617cm 25.89690483309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05cm 24.4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79cm 24.4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2.842cm 24.4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05cm 24.4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85cm 24.4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146033796295cm 24.6835160141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396079408932cm 24.678764358192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646125021569cm 24.67401270222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7896170634205cm 24.669261046253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6895988183658cm 24.6882676701315cm)" svg:viewBox="0 0 2401 1201" draw:points="2401,0 0,0 0,1201 2400,1201">
          <text:p/>
        </draw:polygon>
        <draw:g>
          <draw:polygon draw:style-name="gr10" draw:text-style-name="P6" draw:layer="layout" svg:width="6cm" svg:height="6cm" svg:x="17.401cm" svg:y="128.6cm" svg:viewBox="0 0 6001 6001" draw:points="0,6001 6001,6001 6001,0 0,0">
            <text:p/>
          </draw:polygon>
          <draw:polygon draw:style-name="gr5" draw:text-style-name="P4" draw:layer="layout" svg:width="6cm" svg:height="6cm" svg:x="17.401cm" svg:y="128.6cm" svg:viewBox="0 0 6001 6001" draw:points="0,6001 6001,6001 6001,0 0,0">
            <text:p/>
          </draw:polygon>
        </draw:g>
        <draw:frame draw:style-name="gr11" draw:text-style-name="P4" draw:layer="layout" svg:width="2.01cm" svg:height="3.275cm" svg:x="19.396cm" svg:y="129.2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4.8cm" svg:y="128.9cm" svg:viewBox="0 0 6001 6001" draw:points="0,6001 6001,6001 6001,0 0,0">
            <text:p/>
          </draw:polygon>
          <draw:polygon draw:style-name="gr5" draw:text-style-name="P4" draw:layer="layout" svg:width="6cm" svg:height="6cm" svg:x="44.8cm" svg:y="128.9cm" svg:viewBox="0 0 6001 6001" draw:points="0,6001 6001,6001 6001,0 0,0">
            <text:p/>
          </draw:polygon>
        </draw:g>
        <draw:frame draw:style-name="gr11" draw:text-style-name="P4" draw:layer="layout" svg:width="2.01cm" svg:height="3.275cm" svg:x="46.795cm" svg:y="129.5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9cm" svg:y="128.7cm" svg:viewBox="0 0 6001 6001" draw:points="0,6001 6001,6001 6001,0 0,0">
            <text:p/>
          </draw:polygon>
          <draw:polygon draw:style-name="gr5" draw:text-style-name="P4" draw:layer="layout" svg:width="6cm" svg:height="6cm" svg:x="9cm" svg:y="128.7cm" svg:viewBox="0 0 6001 6001" draw:points="0,6001 6001,6001 6001,0 0,0">
            <text:p/>
          </draw:polygon>
        </draw:g>
        <draw:frame draw:style-name="gr11" draw:text-style-name="P4" draw:layer="layout" svg:width="2.01cm" svg:height="3.275cm" svg:x="10.995cm" svg:y="129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7969750598007) translate (70.7582875241629cm 119.199940876336cm)" svg:viewBox="0 0 6001 6001" draw:points="6001,0 0,0 0,6001 6000,6001">
            <text:p/>
          </draw:polygon>
          <draw:polygon draw:style-name="gr5" draw:text-style-name="P4" draw:layer="layout" svg:width="6cm" svg:height="6cm" draw:transform="rotate (-1.57969750598007) translate (70.7582875241629cm 119.199940876336cm)" svg:viewBox="0 0 6001 6001" draw:points="6001,0 0,0 0,6001 6000,6001">
            <text:p/>
          </draw:polygon>
        </draw:g>
        <draw:frame draw:style-name="gr11" draw:text-style-name="P4" draw:layer="layout" svg:width="2.01cm" svg:height="3.275cm" draw:transform="rotate (-1.57969750598007) translate (68.766cm 121.225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.099cm" svg:height="6cm" svg:x="74.951cm" svg:y="119.3cm" svg:viewBox="0 0 6100 6001" draw:points="6100,6001 6099,0 0,0 0,6001">
            <text:p/>
          </draw:polygon>
          <draw:polygon draw:style-name="gr5" draw:text-style-name="P4" draw:layer="layout" svg:width="6.099cm" svg:height="6cm" svg:x="74.951cm" svg:y="119.3cm" svg:viewBox="0 0 6100 6001" draw:points="6100,6001 6099,0 0,0 0,6001">
            <text:p/>
          </draw:polygon>
        </draw:g>
        <draw:frame draw:style-name="gr11" draw:text-style-name="P4" draw:layer="layout" svg:width="2.224cm" svg:height="3.275cm" svg:x="76.727cm" svg:y="120.8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3.858cm" svg:viewBox="0 0 2401 1201" draw:points="0,1201 2401,1201 2401,0 0,0">
          <text:p/>
        </draw:polygon>
        <draw:polygon draw:style-name="gr6" draw:text-style-name="P4" draw:layer="layout" svg:width="2.4cm" svg:height="1.2cm" svg:x="33.351cm" svg:y="33.858cm" svg:viewBox="0 0 2401 1201" draw:points="0,1201 2401,1201 2401,0 0,0">
          <text:p/>
        </draw:polygon>
        <draw:polygon draw:style-name="gr6" draw:text-style-name="P4" draw:layer="layout" svg:width="2.4cm" svg:height="1.2cm" svg:x="30.876cm" svg:y="33.858cm" svg:viewBox="0 0 2401 1201" draw:points="0,1201 2401,1201 2401,0 0,0">
          <text:p/>
        </draw:polygon>
        <draw:polygon draw:style-name="gr6" draw:text-style-name="P4" draw:layer="layout" svg:width="2.4cm" svg:height="1.2cm" svg:x="28.401cm" svg:y="33.858cm" svg:viewBox="0 0 2401 1201" draw:points="0,1201 2401,1201 2401,0 0,0">
          <text:p/>
        </draw:polygon>
        <draw:polygon draw:style-name="gr6" draw:text-style-name="P4" draw:layer="layout" svg:width="2.4cm" svg:height="1.2cm" svg:x="38.3cm" svg:y="33.858cm" svg:viewBox="0 0 2401 1201" draw:points="0,1201 2401,1201 2401,0 0,0">
          <text:p/>
        </draw:polygon>
        <draw:polygon draw:style-name="gr6" draw:text-style-name="P4" draw:layer="layout" svg:width="2.4cm" svg:height="1.2cm" svg:x="25.9cm" svg:y="33.858cm" svg:viewBox="0 0 2401 1201" draw:points="0,1201 2401,1201 2401,0 0,0">
          <text:p/>
        </draw:polygon>
        <draw:polygon draw:style-name="gr6" draw:text-style-name="P4" draw:layer="layout" svg:width="2.4cm" svg:height="1.2cm" svg:x="35.826cm" svg:y="35.008cm" svg:viewBox="0 0 2401 1201" draw:points="0,1201 2401,1201 2401,0 0,0">
          <text:p/>
        </draw:polygon>
        <draw:polygon draw:style-name="gr6" draw:text-style-name="P4" draw:layer="layout" svg:width="2.4cm" svg:height="1.2cm" svg:x="33.351cm" svg:y="35.008cm" svg:viewBox="0 0 2401 1201" draw:points="0,1201 2401,1201 2401,0 0,0">
          <text:p/>
        </draw:polygon>
        <draw:polygon draw:style-name="gr6" draw:text-style-name="P4" draw:layer="layout" svg:width="2.4cm" svg:height="1.2cm" svg:x="30.876cm" svg:y="35.008cm" svg:viewBox="0 0 2401 1201" draw:points="0,1201 2401,1201 2401,0 0,0">
          <text:p/>
        </draw:polygon>
        <draw:polygon draw:style-name="gr6" draw:text-style-name="P4" draw:layer="layout" svg:width="2.4cm" svg:height="1.2cm" svg:x="28.401cm" svg:y="35.008cm" svg:viewBox="0 0 2401 1201" draw:points="0,1201 2401,1201 2401,0 0,0">
          <text:p/>
        </draw:polygon>
        <draw:polygon draw:style-name="gr6" draw:text-style-name="P4" draw:layer="layout" svg:width="2.4cm" svg:height="1.2cm" svg:x="38.3cm" svg:y="35.008cm" svg:viewBox="0 0 2401 1201" draw:points="0,1201 2401,1201 2401,0 0,0">
          <text:p/>
        </draw:polygon>
        <draw:polygon draw:style-name="gr6" draw:text-style-name="P4" draw:layer="layout" svg:width="2.4cm" svg:height="1.2cm" svg:x="25.9cm" svg:y="35.008cm" svg:viewBox="0 0 2401 1201" draw:points="0,1201 2401,1201 2401,0 0,0">
          <text:p/>
        </draw:polygon>
        <draw:polygon draw:style-name="gr6" draw:text-style-name="P4" draw:layer="layout" svg:width="2.4cm" svg:height="1.2cm" svg:x="53.176cm" svg:y="33.858cm" svg:viewBox="0 0 2401 1201" draw:points="0,1201 2401,1201 2401,0 0,0">
          <text:p/>
        </draw:polygon>
        <draw:polygon draw:style-name="gr6" draw:text-style-name="P4" draw:layer="layout" svg:width="2.4cm" svg:height="1.2cm" svg:x="50.701cm" svg:y="33.858cm" svg:viewBox="0 0 2401 1201" draw:points="0,1201 2401,1201 2401,0 0,0">
          <text:p/>
        </draw:polygon>
        <draw:polygon draw:style-name="gr6" draw:text-style-name="P4" draw:layer="layout" svg:width="2.4cm" svg:height="1.2cm" svg:x="48.226cm" svg:y="33.858cm" svg:viewBox="0 0 2401 1201" draw:points="0,1201 2401,1201 2401,0 0,0">
          <text:p/>
        </draw:polygon>
        <draw:polygon draw:style-name="gr6" draw:text-style-name="P4" draw:layer="layout" svg:width="2.4cm" svg:height="1.2cm" svg:x="45.751cm" svg:y="33.858cm" svg:viewBox="0 0 2401 1201" draw:points="0,1201 2401,1201 2401,0 0,0">
          <text:p/>
        </draw:polygon>
        <draw:polygon draw:style-name="gr6" draw:text-style-name="P4" draw:layer="layout" svg:width="2.4cm" svg:height="1.2cm" svg:x="55.651cm" svg:y="33.858cm" svg:viewBox="0 0 2401 1201" draw:points="0,1201 2401,1201 2401,0 0,0">
          <text:p/>
        </draw:polygon>
        <draw:polygon draw:style-name="gr6" draw:text-style-name="P4" draw:layer="layout" svg:width="2.4cm" svg:height="1.2cm" svg:x="43.251cm" svg:y="33.858cm" svg:viewBox="0 0 2401 1201" draw:points="0,1201 2401,1201 2401,0 0,0">
          <text:p/>
        </draw:polygon>
        <draw:polygon draw:style-name="gr6" draw:text-style-name="P4" draw:layer="layout" svg:width="2.4cm" svg:height="1.2cm" svg:x="53.176cm" svg:y="35.008cm" svg:viewBox="0 0 2401 1201" draw:points="0,1201 2401,1201 2401,0 0,0">
          <text:p/>
        </draw:polygon>
        <draw:polygon draw:style-name="gr6" draw:text-style-name="P4" draw:layer="layout" svg:width="2.4cm" svg:height="1.2cm" svg:x="50.701cm" svg:y="35.008cm" svg:viewBox="0 0 2401 1201" draw:points="0,1201 2401,1201 2401,0 0,0">
          <text:p/>
        </draw:polygon>
        <draw:polygon draw:style-name="gr6" draw:text-style-name="P4" draw:layer="layout" svg:width="2.4cm" svg:height="1.2cm" svg:x="48.226cm" svg:y="35.008cm" svg:viewBox="0 0 2401 1201" draw:points="0,1201 2401,1201 2401,0 0,0">
          <text:p/>
        </draw:polygon>
        <draw:polygon draw:style-name="gr6" draw:text-style-name="P4" draw:layer="layout" svg:width="2.4cm" svg:height="1.2cm" svg:x="45.751cm" svg:y="35.008cm" svg:viewBox="0 0 2401 1201" draw:points="0,1201 2401,1201 2401,0 0,0">
          <text:p/>
        </draw:polygon>
        <draw:polygon draw:style-name="gr6" draw:text-style-name="P4" draw:layer="layout" svg:width="2.4cm" svg:height="1.2cm" svg:x="55.651cm" svg:y="35.008cm" svg:viewBox="0 0 2401 1201" draw:points="0,1201 2401,1201 2401,0 0,0">
          <text:p/>
        </draw:polygon>
        <draw:polygon draw:style-name="gr6" draw:text-style-name="P4" draw:layer="layout" svg:width="2.4cm" svg:height="1.2cm" svg:x="43.251cm" svg:y="35.008cm" svg:viewBox="0 0 2401 1201" draw:points="0,1201 2401,1201 2401,0 0,0">
          <text:p/>
        </draw:polygon>
        <draw:polygon draw:style-name="gr6" draw:text-style-name="P4" draw:layer="layout" svg:width="2.4cm" svg:height="1.2cm" svg:x="69.624cm" svg:y="33.826cm" svg:viewBox="0 0 2401 1201" draw:points="0,1201 2401,1201 2401,0 0,0">
          <text:p/>
        </draw:polygon>
        <draw:polygon draw:style-name="gr6" draw:text-style-name="P4" draw:layer="layout" svg:width="2.4cm" svg:height="1.2cm" svg:x="67.149cm" svg:y="33.826cm" svg:viewBox="0 0 2401 1201" draw:points="0,1201 2401,1201 2401,0 0,0">
          <text:p/>
        </draw:polygon>
        <draw:polygon draw:style-name="gr6" draw:text-style-name="P4" draw:layer="layout" svg:width="2.4cm" svg:height="1.2cm" svg:x="64.674cm" svg:y="33.826cm" svg:viewBox="0 0 2401 1201" draw:points="0,1201 2401,1201 2401,0 0,0">
          <text:p/>
        </draw:polygon>
        <draw:polygon draw:style-name="gr6" draw:text-style-name="P4" draw:layer="layout" svg:width="2.4cm" svg:height="1.2cm" svg:x="62.199cm" svg:y="33.826cm" svg:viewBox="0 0 2401 1201" draw:points="0,1201 2401,1201 2401,0 0,0">
          <text:p/>
        </draw:polygon>
        <draw:polygon draw:style-name="gr6" draw:text-style-name="P4" draw:layer="layout" svg:width="2.4cm" svg:height="1.2cm" svg:x="72.099cm" svg:y="33.826cm" svg:viewBox="0 0 2401 1201" draw:points="0,1201 2401,1201 2401,0 0,0">
          <text:p/>
        </draw:polygon>
        <draw:polygon draw:style-name="gr6" draw:text-style-name="P4" draw:layer="layout" svg:width="2.4cm" svg:height="1.2cm" svg:x="59.699cm" svg:y="33.826cm" svg:viewBox="0 0 2401 1201" draw:points="0,1201 2401,1201 2401,0 0,0">
          <text:p/>
        </draw:polygon>
        <draw:polygon draw:style-name="gr6" draw:text-style-name="P4" draw:layer="layout" svg:width="2.4cm" svg:height="1.2cm" svg:x="69.624cm" svg:y="34.976cm" svg:viewBox="0 0 2401 1201" draw:points="0,1201 2401,1201 2401,0 0,0">
          <text:p/>
        </draw:polygon>
        <draw:polygon draw:style-name="gr6" draw:text-style-name="P4" draw:layer="layout" svg:width="2.4cm" svg:height="1.2cm" svg:x="67.149cm" svg:y="34.976cm" svg:viewBox="0 0 2401 1201" draw:points="0,1201 2401,1201 2401,0 0,0">
          <text:p/>
        </draw:polygon>
        <draw:polygon draw:style-name="gr6" draw:text-style-name="P4" draw:layer="layout" svg:width="2.4cm" svg:height="1.2cm" svg:x="64.674cm" svg:y="34.976cm" svg:viewBox="0 0 2401 1201" draw:points="0,1201 2401,1201 2401,0 0,0">
          <text:p/>
        </draw:polygon>
        <draw:polygon draw:style-name="gr6" draw:text-style-name="P4" draw:layer="layout" svg:width="2.4cm" svg:height="1.2cm" svg:x="62.199cm" svg:y="34.976cm" svg:viewBox="0 0 2401 1201" draw:points="0,1201 2401,1201 2401,0 0,0">
          <text:p/>
        </draw:polygon>
        <draw:polygon draw:style-name="gr6" draw:text-style-name="P4" draw:layer="layout" svg:width="2.4cm" svg:height="1.2cm" svg:x="72.099cm" svg:y="34.976cm" svg:viewBox="0 0 2401 1201" draw:points="0,1201 2401,1201 2401,0 0,0">
          <text:p/>
        </draw:polygon>
        <draw:polygon draw:style-name="gr6" draw:text-style-name="P4" draw:layer="layout" svg:width="2.4cm" svg:height="1.2cm" svg:x="59.699cm" svg:y="34.976cm" svg:viewBox="0 0 2401 1201" draw:points="0,1201 2401,1201 2401,0 0,0">
          <text:p/>
        </draw:polygon>
        <draw:polygon draw:style-name="gr6" draw:text-style-name="P4" draw:layer="layout" svg:width="2.4cm" svg:height="1.2cm" svg:x="80.174cm" svg:y="35.142cm" svg:viewBox="0 0 2401 1201" draw:points="2401,0 0,0 0,1200 2400,1201">
          <text:p/>
        </draw:polygon>
        <draw:polygon draw:style-name="gr6" draw:text-style-name="P4" draw:layer="layout" svg:width="2.4cm" svg:height="1.2cm" svg:x="82.649cm" svg:y="35.142cm" svg:viewBox="0 0 2401 1201" draw:points="2401,0 0,0 0,1201 2401,1201">
          <text:p/>
        </draw:polygon>
        <draw:polygon draw:style-name="gr6" draw:text-style-name="P4" draw:layer="layout" svg:width="2.4cm" svg:height="1.2cm" svg:x="85.124cm" svg:y="35.142cm" svg:viewBox="0 0 2401 1201" draw:points="2401,0 0,0 0,1201 2401,1201">
          <text:p/>
        </draw:polygon>
        <draw:polygon draw:style-name="gr6" draw:text-style-name="P4" draw:layer="layout" svg:width="2.4cm" svg:height="1.2cm" svg:x="87.599cm" svg:y="35.142cm" svg:viewBox="0 0 2401 1201" draw:points="2401,0 0,0 0,1201 2400,1201">
          <text:p/>
        </draw:polygon>
        <draw:polygon draw:style-name="gr6" draw:text-style-name="P4" draw:layer="layout" svg:width="2.4cm" svg:height="1.2cm" svg:x="77.699cm" svg:y="35.142cm" svg:viewBox="0 0 2401 1201" draw:points="2401,0 0,0 0,1201 2400,1201">
          <text:p/>
        </draw:polygon>
        <draw:polygon draw:style-name="gr6" draw:text-style-name="P4" draw:layer="layout" svg:width="2.4cm" svg:height="1.2cm" svg:x="90.099cm" svg:y="35.142cm" svg:viewBox="0 0 2401 1201" draw:points="2401,0 0,0 0,1200 2400,1201">
          <text:p/>
        </draw:polygon>
        <draw:polygon draw:style-name="gr6" draw:text-style-name="P4" draw:layer="layout" svg:width="2.4cm" svg:height="1.2cm" svg:x="87.624cm" svg:y="33.826cm" svg:viewBox="0 0 2401 1201" draw:points="0,1201 2401,1201 2401,0 0,0">
          <text:p/>
        </draw:polygon>
        <draw:polygon draw:style-name="gr6" draw:text-style-name="P4" draw:layer="layout" svg:width="2.4cm" svg:height="1.2cm" svg:x="85.149cm" svg:y="33.826cm" svg:viewBox="0 0 2401 1201" draw:points="0,1201 2401,1201 2401,0 0,0">
          <text:p/>
        </draw:polygon>
        <draw:polygon draw:style-name="gr6" draw:text-style-name="P4" draw:layer="layout" svg:width="2.4cm" svg:height="1.2cm" svg:x="82.674cm" svg:y="33.826cm" svg:viewBox="0 0 2401 1201" draw:points="0,1201 2401,1201 2401,0 0,0">
          <text:p/>
        </draw:polygon>
        <draw:polygon draw:style-name="gr6" draw:text-style-name="P4" draw:layer="layout" svg:width="2.4cm" svg:height="1.2cm" svg:x="80.199cm" svg:y="33.826cm" svg:viewBox="0 0 2401 1201" draw:points="0,1201 2401,1201 2401,0 0,0">
          <text:p/>
        </draw:polygon>
        <draw:polygon draw:style-name="gr6" draw:text-style-name="P4" draw:layer="layout" svg:width="2.4cm" svg:height="1.2cm" svg:x="90.099cm" svg:y="33.826cm" svg:viewBox="0 0 2401 1201" draw:points="0,1201 2401,1201 2401,0 0,0">
          <text:p/>
        </draw:polygon>
        <draw:polygon draw:style-name="gr6" draw:text-style-name="P4" draw:layer="layout" svg:width="2.4cm" svg:height="1.2cm" svg:x="77.699cm" svg:y="33.826cm" svg:viewBox="0 0 2401 1201" draw:points="0,1201 2401,1201 2401,0 0,0">
          <text:p/>
        </draw:polygon>
        <draw:g>
          <draw:g>
            <draw:polygon draw:style-name="gr10" draw:text-style-name="P6" draw:layer="layout" svg:width="4cm" svg:height="4cm" svg:x="3.999cm" svg:y="102.199cm" svg:viewBox="0 0 4001 4001" draw:points="0,4001 4001,4001 4001,0 0,0">
              <text:p/>
            </draw:polygon>
            <draw:polygon draw:style-name="gr5" draw:text-style-name="P4" draw:layer="layout" svg:width="4cm" svg:height="4cm" svg:x="3.999cm" svg:y="102.199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95cm" svg:y="102.3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7" draw:text-style-name="P4" draw:layer="layout" svg:width="3.712cm" svg:height="1.418cm" svg:x="4.143cm" svg:y="104.49cm">
            <draw:text-box>
              <text:p text:style-name="P7"><text:span text:style-name="T1">Local Tech. Réseau </text:span></text:p>
              <text:p text:style-name="P7"><text:span text:style-name="T1">et Electrique</text:span></text:p>
            </draw:text-box>
          </draw:frame>
        </draw:g>
        <draw:g>
          <draw:g>
            <draw:polygon draw:style-name="gr10" draw:text-style-name="P6" draw:layer="layout" svg:width="4cm" svg:height="4cm" svg:x="3.947cm" svg:y="115.4cm" svg:viewBox="0 0 4001 4001" draw:points="0,4001 4001,4001 4001,0 0,0">
              <text:p/>
            </draw:polygon>
            <draw:polygon draw:style-name="gr5" draw:text-style-name="P4" draw:layer="layout" svg:width="4cm" svg:height="4cm" svg:x="3.947cm" svg:y="115.4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43cm" svg:y="115.5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4.4cm" svg:height="0.799cm" svg:x="3.747cm" svg:y="118.001cm">
            <draw:text-box>
              <text:p text:style-name="P7"><text:span text:style-name="T1">Local Tech sonorisation</text:span></text:p>
            </draw:text-box>
          </draw:frame>
        </draw:g>
        <draw:g>
          <draw:polygon draw:style-name="gr10" draw:text-style-name="P6" draw:layer="layout" svg:width="6cm" svg:height="6cm" svg:x="9.2cm" svg:y="118.799cm" svg:viewBox="0 0 6001 6001" draw:points="6001,0 0,0 0,6001 6000,6001">
            <text:p/>
          </draw:polygon>
          <draw:polygon draw:style-name="gr5" draw:text-style-name="P4" draw:layer="layout" svg:width="6cm" svg:height="6cm" svg:x="9.2cm" svg:y="118.799cm" svg:viewBox="0 0 6001 6001" draw:points="6001,0 0,0 0,6001 6000,6001">
            <text:p/>
          </draw:polygon>
        </draw:g>
        <draw:frame draw:style-name="gr11" draw:text-style-name="P4" draw:layer="layout" svg:width="2.01cm" svg:height="3.275cm" svg:x="11.2cm" svg:y="120.9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5.05cm" svg:y="118.999cm" svg:viewBox="0 0 6001 6001" draw:points="6001,0 0,0 0,6000 6000,6001">
            <text:p/>
          </draw:polygon>
          <draw:polygon draw:style-name="gr5" draw:text-style-name="P4" draw:layer="layout" svg:width="6cm" svg:height="6cm" svg:x="45.05cm" svg:y="118.999cm" svg:viewBox="0 0 6001 6001" draw:points="6001,0 0,0 0,6000 6000,6001">
            <text:p/>
          </draw:polygon>
        </draw:g>
        <draw:frame draw:style-name="gr11" draw:text-style-name="P4" draw:layer="layout" svg:width="2.01cm" svg:height="3.275cm" svg:x="47.19cm" svg:y="120.4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7.651cm" svg:y="118.699cm" svg:viewBox="0 0 6001 6001" draw:points="6001,0 0,0 0,6001 6000,6001">
            <text:p/>
          </draw:polygon>
          <draw:polygon draw:style-name="gr5" draw:text-style-name="P4" draw:layer="layout" svg:width="6cm" svg:height="6cm" svg:x="17.651cm" svg:y="118.699cm" svg:viewBox="0 0 6001 6001" draw:points="6001,0 0,0 0,6001 6000,6001">
            <text:p/>
          </draw:polygon>
        </draw:g>
        <draw:frame draw:style-name="gr11" draw:text-style-name="P4" draw:layer="layout" svg:width="2.01cm" svg:height="3.275cm" svg:x="19.391cm" svg:y="120.7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5.8cm" svg:y="98.7cm" svg:viewBox="0 0 6001 6001" draw:points="6001,0 0,0 0,6000 6000,6001">
            <text:p/>
          </draw:polygon>
          <draw:polygon draw:style-name="gr5" draw:text-style-name="P4" draw:layer="layout" svg:width="6cm" svg:height="6cm" svg:x="35.8cm" svg:y="98.7cm" svg:viewBox="0 0 6001 6001" draw:points="6001,0 0,0 0,6000 6000,6001">
            <text:p/>
          </draw:polygon>
        </draw:g>
        <draw:frame draw:style-name="gr19" draw:text-style-name="P9" draw:layer="layout" svg:width="2.01cm" svg:height="5.048cm" svg:x="38.09cm" svg:y="99.65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20.1cm" svg:y="73.1cm" svg:viewBox="0 0 12001 9001" draw:points="0,0 0,9001 12000,9001 12001,0">
              <text:p/>
            </draw:polygon>
            <draw:polygon draw:style-name="gr5" draw:text-style-name="P4" draw:layer="layout" svg:width="12cm" svg:height="9cm" svg:x="20.1cm" svg:y="73.1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7.988cm" svg:y="76.7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262cm" svg:y="77.201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draw:transform="rotate (-1.57969750598007) translate (70.4548811542984cm 129.100703184932cm)" svg:viewBox="0 0 6001 6001" draw:points="6001,0 0,0 0,6000 6000,6001">
            <text:p/>
          </draw:polygon>
          <draw:polygon draw:style-name="gr5" draw:text-style-name="P4" draw:layer="layout" svg:width="6cm" svg:height="6cm" draw:transform="rotate (-1.57969750598007) translate (70.4548811542984cm 129.100703184932cm)" svg:viewBox="0 0 6001 6001" draw:points="6001,0 0,0 0,6000 6000,6001">
            <text:p/>
          </draw:polygon>
        </draw:g>
        <draw:frame draw:style-name="gr11" draw:text-style-name="P4" draw:layer="layout" svg:width="2.01cm" svg:height="3.275cm" draw:transform="rotate (-1.57969750598007) translate (68.463cm 131.126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62.931cm" svg:y="98.973cm" svg:viewBox="0 0 6001 6001" draw:points="0,0 0,6001 6000,6001 6001,0">
            <text:p/>
          </draw:polygon>
          <draw:polygon draw:style-name="gr5" draw:text-style-name="P4" draw:layer="layout" svg:width="6cm" svg:height="6cm" svg:x="62.931cm" svg:y="98.973cm" svg:viewBox="0 0 6001 6001" draw:points="0,0 0,6001 6000,6001 6001,0">
            <text:p/>
          </draw:polygon>
        </draw:g>
        <draw:frame draw:style-name="gr11" draw:text-style-name="P4" draw:layer="layout" svg:width="2.01cm" svg:height="3.275cm" svg:x="64.822cm" svg:y="100.5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5.05cm" svg:y="118.8cm" svg:viewBox="0 0 6001 6001" draw:points="6000,0 0,0 0,6001 6001,6000">
            <text:p/>
          </draw:polygon>
          <draw:polygon draw:style-name="gr5" draw:text-style-name="P4" draw:layer="layout" svg:width="6cm" svg:height="6cm" svg:x="35.05cm" svg:y="118.8cm" svg:viewBox="0 0 6001 6001" draw:points="6000,0 0,0 0,6001 6001,6000">
            <text:p/>
          </draw:polygon>
        </draw:g>
        <draw:frame draw:style-name="gr11" draw:text-style-name="P4" draw:layer="layout" svg:width="2.224cm" svg:height="3.275cm" svg:x="36.938cm" svg:y="120.9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4.8cm" svg:y="128.701cm" svg:viewBox="0 0 6001 6001" draw:points="0,6001 6001,6001 6001,0 0,0">
            <text:p/>
          </draw:polygon>
          <draw:polygon draw:style-name="gr5" draw:text-style-name="P4" draw:layer="layout" svg:width="6cm" svg:height="6cm" svg:x="34.8cm" svg:y="128.701cm" svg:viewBox="0 0 6001 6001" draw:points="0,6001 6001,6001 6001,0 0,0">
            <text:p/>
          </draw:polygon>
        </draw:g>
        <draw:frame draw:style-name="gr11" draw:text-style-name="P9" draw:layer="layout" svg:width="1.705cm" svg:height="3.275cm" svg:x="36.795cm" svg:y="129.37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8.1cm" svg:y="73.099cm" svg:viewBox="0 0 12001 9001" draw:points="0,0 0,9001 12000,9001 12001,0">
              <text:p/>
            </draw:polygon>
            <draw:polygon draw:style-name="gr5" draw:text-style-name="P4" draw:layer="layout" svg:width="12cm" svg:height="9cm" svg:x="8.1cm" svg:y="73.099cm" svg:viewBox="0 0 12001 9001" draw:points="0,0 0,9001 12000,9001 12001,0">
              <text:p/>
            </draw:polygon>
          </draw:g>
          <draw:frame draw:style-name="gr11" draw:text-style-name="P4" draw:layer="layout" svg:width="2.224cm" svg:height="3.275cm" svg:x="15.988cm" svg:y="76.7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3.676cm" svg:height="0.799cm" svg:x="9.262cm" svg:y="77.2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svg:x="9.5cm" svg:y="99.099cm" svg:viewBox="0 0 6001 6001" draw:points="6000,0 0,0 0,6001 6001,6000">
            <text:p/>
          </draw:polygon>
          <draw:polygon draw:style-name="gr5" draw:text-style-name="P4" draw:layer="layout" svg:width="6cm" svg:height="6cm" svg:x="9.5cm" svg:y="99.099cm" svg:viewBox="0 0 6001 6001" draw:points="6000,0 0,0 0,6001 6001,6000">
            <text:p/>
          </draw:polygon>
        </draw:g>
        <draw:frame draw:style-name="gr11" draw:text-style-name="P4" draw:layer="layout" svg:width="2.224cm" svg:height="3.275cm" svg:x="11.388cm" svg:y="101.2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8.2cm" svg:y="98.899cm" svg:viewBox="0 0 6001 6001" draw:points="0,6001 6001,6001 6001,0 0,0">
            <text:p/>
          </draw:polygon>
          <draw:polygon draw:style-name="gr5" draw:text-style-name="P4" draw:layer="layout" svg:width="6cm" svg:height="6cm" svg:x="18.2cm" svg:y="98.8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0.195cm" svg:y="99.5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9.343cm" svg:viewBox="0 0 2401 1201" draw:points="0,1201 2401,1201 2401,0 0,0">
          <text:p/>
        </draw:polygon>
        <draw:polygon draw:style-name="gr6" draw:text-style-name="P4" draw:layer="layout" svg:width="2.4cm" svg:height="1.2cm" svg:x="33.351cm" svg:y="39.343cm" svg:viewBox="0 0 2401 1201" draw:points="0,1201 2401,1201 2401,0 0,0">
          <text:p/>
        </draw:polygon>
        <draw:polygon draw:style-name="gr6" draw:text-style-name="P4" draw:layer="layout" svg:width="2.4cm" svg:height="1.2cm" svg:x="30.876cm" svg:y="39.343cm" svg:viewBox="0 0 2401 1201" draw:points="0,1201 2401,1201 2401,0 0,0">
          <text:p/>
        </draw:polygon>
        <draw:polygon draw:style-name="gr6" draw:text-style-name="P4" draw:layer="layout" svg:width="2.4cm" svg:height="1.2cm" svg:x="28.401cm" svg:y="39.343cm" svg:viewBox="0 0 2401 1201" draw:points="0,1201 2401,1201 2401,0 0,0">
          <text:p/>
        </draw:polygon>
        <draw:polygon draw:style-name="gr6" draw:text-style-name="P4" draw:layer="layout" svg:width="2.4cm" svg:height="1.2cm" svg:x="38.3cm" svg:y="39.343cm" svg:viewBox="0 0 2401 1201" draw:points="0,1201 2401,1201 2401,0 0,0">
          <text:p/>
        </draw:polygon>
        <draw:polygon draw:style-name="gr6" draw:text-style-name="P4" draw:layer="layout" svg:width="2.4cm" svg:height="1.2cm" svg:x="25.9cm" svg:y="39.343cm" svg:viewBox="0 0 2401 1201" draw:points="0,1201 2401,1201 2401,0 0,0">
          <text:p/>
        </draw:polygon>
        <draw:polygon draw:style-name="gr6" draw:text-style-name="P4" draw:layer="layout" svg:width="2.4cm" svg:height="1.2cm" svg:x="35.826cm" svg:y="40.492cm" svg:viewBox="0 0 2401 1201" draw:points="0,1201 2401,1201 2401,0 0,0">
          <text:p/>
        </draw:polygon>
        <draw:polygon draw:style-name="gr6" draw:text-style-name="P4" draw:layer="layout" svg:width="2.4cm" svg:height="1.2cm" svg:x="33.351cm" svg:y="40.492cm" svg:viewBox="0 0 2401 1201" draw:points="0,1201 2401,1201 2401,0 0,0">
          <text:p/>
        </draw:polygon>
        <draw:polygon draw:style-name="gr6" draw:text-style-name="P4" draw:layer="layout" svg:width="2.4cm" svg:height="1.2cm" svg:x="30.876cm" svg:y="40.492cm" svg:viewBox="0 0 2401 1201" draw:points="0,1201 2401,1201 2401,0 0,0">
          <text:p/>
        </draw:polygon>
        <draw:polygon draw:style-name="gr6" draw:text-style-name="P4" draw:layer="layout" svg:width="2.4cm" svg:height="1.2cm" svg:x="28.401cm" svg:y="40.492cm" svg:viewBox="0 0 2401 1201" draw:points="0,1201 2401,1201 2401,0 0,0">
          <text:p/>
        </draw:polygon>
        <draw:polygon draw:style-name="gr6" draw:text-style-name="P4" draw:layer="layout" svg:width="2.4cm" svg:height="1.2cm" svg:x="38.3cm" svg:y="40.492cm" svg:viewBox="0 0 2401 1201" draw:points="0,1201 2401,1201 2401,0 0,0">
          <text:p/>
        </draw:polygon>
        <draw:polygon draw:style-name="gr6" draw:text-style-name="P4" draw:layer="layout" svg:width="2.4cm" svg:height="1.2cm" svg:x="25.9cm" svg:y="40.492cm" svg:viewBox="0 0 2401 1201" draw:points="0,1201 2401,1201 2401,0 0,0">
          <text:p/>
        </draw:polygon>
        <draw:polygon draw:style-name="gr6" draw:text-style-name="P4" draw:layer="layout" svg:width="2.4cm" svg:height="1.2cm" svg:x="53.176cm" svg:y="39.343cm" svg:viewBox="0 0 2401 1201" draw:points="0,1201 2401,1201 2401,0 0,0">
          <text:p/>
        </draw:polygon>
        <draw:polygon draw:style-name="gr6" draw:text-style-name="P4" draw:layer="layout" svg:width="2.4cm" svg:height="1.2cm" svg:x="50.701cm" svg:y="39.343cm" svg:viewBox="0 0 2401 1201" draw:points="0,1201 2401,1201 2401,0 0,0">
          <text:p/>
        </draw:polygon>
        <draw:polygon draw:style-name="gr6" draw:text-style-name="P4" draw:layer="layout" svg:width="2.4cm" svg:height="1.2cm" svg:x="48.226cm" svg:y="39.343cm" svg:viewBox="0 0 2401 1201" draw:points="0,1201 2401,1201 2401,0 0,0">
          <text:p/>
        </draw:polygon>
        <draw:polygon draw:style-name="gr6" draw:text-style-name="P4" draw:layer="layout" svg:width="2.4cm" svg:height="1.2cm" svg:x="45.751cm" svg:y="39.343cm" svg:viewBox="0 0 2401 1201" draw:points="0,1201 2401,1201 2401,0 0,0">
          <text:p/>
        </draw:polygon>
        <draw:polygon draw:style-name="gr6" draw:text-style-name="P4" draw:layer="layout" svg:width="2.4cm" svg:height="1.2cm" svg:x="55.651cm" svg:y="39.343cm" svg:viewBox="0 0 2401 1201" draw:points="0,1201 2401,1201 2401,0 0,0">
          <text:p/>
        </draw:polygon>
        <draw:polygon draw:style-name="gr6" draw:text-style-name="P4" draw:layer="layout" svg:width="2.4cm" svg:height="1.2cm" svg:x="43.251cm" svg:y="39.343cm" svg:viewBox="0 0 2401 1201" draw:points="0,1201 2401,1201 2401,0 0,0">
          <text:p/>
        </draw:polygon>
        <draw:polygon draw:style-name="gr6" draw:text-style-name="P4" draw:layer="layout" svg:width="2.4cm" svg:height="1.2cm" svg:x="53.176cm" svg:y="40.492cm" svg:viewBox="0 0 2401 1201" draw:points="0,1201 2401,1201 2401,0 0,0">
          <text:p/>
        </draw:polygon>
        <draw:polygon draw:style-name="gr6" draw:text-style-name="P4" draw:layer="layout" svg:width="2.4cm" svg:height="1.2cm" svg:x="50.701cm" svg:y="40.492cm" svg:viewBox="0 0 2401 1201" draw:points="0,1201 2401,1201 2401,0 0,0">
          <text:p/>
        </draw:polygon>
        <draw:polygon draw:style-name="gr6" draw:text-style-name="P4" draw:layer="layout" svg:width="2.4cm" svg:height="1.2cm" svg:x="48.226cm" svg:y="40.492cm" svg:viewBox="0 0 2401 1201" draw:points="0,1201 2401,1201 2401,0 0,0">
          <text:p/>
        </draw:polygon>
        <draw:polygon draw:style-name="gr6" draw:text-style-name="P4" draw:layer="layout" svg:width="2.4cm" svg:height="1.2cm" svg:x="45.751cm" svg:y="40.492cm" svg:viewBox="0 0 2401 1201" draw:points="0,1201 2401,1201 2401,0 0,0">
          <text:p/>
        </draw:polygon>
        <draw:polygon draw:style-name="gr6" draw:text-style-name="P4" draw:layer="layout" svg:width="2.4cm" svg:height="1.2cm" svg:x="55.651cm" svg:y="40.492cm" svg:viewBox="0 0 2401 1201" draw:points="0,1201 2401,1201 2401,0 0,0">
          <text:p/>
        </draw:polygon>
        <draw:polygon draw:style-name="gr6" draw:text-style-name="P4" draw:layer="layout" svg:width="2.4cm" svg:height="1.2cm" svg:x="43.251cm" svg:y="40.492cm" svg:viewBox="0 0 2401 1201" draw:points="0,1201 2401,1201 2401,0 0,0">
          <text:p/>
        </draw:polygon>
        <draw:polygon draw:style-name="gr6" draw:text-style-name="P4" draw:layer="layout" svg:width="2.4cm" svg:height="1.2cm" svg:x="69.624cm" svg:y="39.311cm" svg:viewBox="0 0 2401 1201" draw:points="0,1201 2401,1201 2401,0 0,0">
          <text:p/>
        </draw:polygon>
        <draw:polygon draw:style-name="gr6" draw:text-style-name="P4" draw:layer="layout" svg:width="2.4cm" svg:height="1.2cm" svg:x="67.149cm" svg:y="39.311cm" svg:viewBox="0 0 2401 1201" draw:points="0,1201 2401,1201 2401,0 0,0">
          <text:p/>
        </draw:polygon>
        <draw:polygon draw:style-name="gr6" draw:text-style-name="P4" draw:layer="layout" svg:width="2.4cm" svg:height="1.2cm" svg:x="64.674cm" svg:y="39.311cm" svg:viewBox="0 0 2401 1201" draw:points="0,1201 2401,1201 2401,0 0,0">
          <text:p/>
        </draw:polygon>
        <draw:polygon draw:style-name="gr6" draw:text-style-name="P4" draw:layer="layout" svg:width="2.4cm" svg:height="1.2cm" svg:x="62.199cm" svg:y="39.311cm" svg:viewBox="0 0 2401 1201" draw:points="0,1201 2401,1201 2401,0 0,0">
          <text:p/>
        </draw:polygon>
        <draw:polygon draw:style-name="gr6" draw:text-style-name="P4" draw:layer="layout" svg:width="2.4cm" svg:height="1.2cm" svg:x="72.099cm" svg:y="39.311cm" svg:viewBox="0 0 2401 1201" draw:points="0,1201 2401,1201 2401,0 0,0">
          <text:p/>
        </draw:polygon>
        <draw:polygon draw:style-name="gr6" draw:text-style-name="P4" draw:layer="layout" svg:width="2.4cm" svg:height="1.2cm" svg:x="59.699cm" svg:y="39.311cm" svg:viewBox="0 0 2401 1201" draw:points="0,1201 2401,1201 2401,0 0,0">
          <text:p/>
        </draw:polygon>
        <draw:polygon draw:style-name="gr6" draw:text-style-name="P4" draw:layer="layout" svg:width="2.4cm" svg:height="1.2cm" svg:x="69.624cm" svg:y="40.46cm" svg:viewBox="0 0 2401 1201" draw:points="0,1201 2401,1201 2401,0 0,0">
          <text:p/>
        </draw:polygon>
        <draw:polygon draw:style-name="gr6" draw:text-style-name="P4" draw:layer="layout" svg:width="2.4cm" svg:height="1.2cm" svg:x="67.149cm" svg:y="40.46cm" svg:viewBox="0 0 2401 1201" draw:points="0,1201 2401,1201 2401,0 0,0">
          <text:p/>
        </draw:polygon>
        <draw:polygon draw:style-name="gr6" draw:text-style-name="P4" draw:layer="layout" svg:width="2.4cm" svg:height="1.2cm" svg:x="64.674cm" svg:y="40.46cm" svg:viewBox="0 0 2401 1201" draw:points="0,1201 2401,1201 2401,0 0,0">
          <text:p/>
        </draw:polygon>
        <draw:polygon draw:style-name="gr6" draw:text-style-name="P4" draw:layer="layout" svg:width="2.4cm" svg:height="1.2cm" svg:x="62.199cm" svg:y="40.46cm" svg:viewBox="0 0 2401 1201" draw:points="0,1201 2401,1201 2401,0 0,0">
          <text:p/>
        </draw:polygon>
        <draw:polygon draw:style-name="gr6" draw:text-style-name="P4" draw:layer="layout" svg:width="2.4cm" svg:height="1.2cm" svg:x="72.099cm" svg:y="40.46cm" svg:viewBox="0 0 2401 1201" draw:points="0,1201 2401,1201 2401,0 0,0">
          <text:p/>
        </draw:polygon>
        <draw:polygon draw:style-name="gr6" draw:text-style-name="P4" draw:layer="layout" svg:width="2.4cm" svg:height="1.2cm" svg:x="59.699cm" svg:y="40.46cm" svg:viewBox="0 0 2401 1201" draw:points="0,1201 2401,1201 2401,0 0,0">
          <text:p/>
        </draw:polygon>
        <draw:polygon draw:style-name="gr6" draw:text-style-name="P4" draw:layer="layout" svg:width="2.4cm" svg:height="1.2cm" svg:x="80.174cm" svg:y="40.626cm" svg:viewBox="0 0 2401 1201" draw:points="2401,0 0,0 0,1201 2400,1201">
          <text:p/>
        </draw:polygon>
        <draw:polygon draw:style-name="gr6" draw:text-style-name="P4" draw:layer="layout" svg:width="2.4cm" svg:height="1.2cm" svg:x="82.649cm" svg:y="40.626cm" svg:viewBox="0 0 2401 1201" draw:points="2401,0 0,0 0,1200 2401,1201">
          <text:p/>
        </draw:polygon>
        <draw:polygon draw:style-name="gr6" draw:text-style-name="P4" draw:layer="layout" svg:width="2.4cm" svg:height="1.2cm" svg:x="85.124cm" svg:y="40.626cm" svg:viewBox="0 0 2401 1201" draw:points="2401,0 0,0 0,1201 2401,1201">
          <text:p/>
        </draw:polygon>
        <draw:polygon draw:style-name="gr6" draw:text-style-name="P4" draw:layer="layout" svg:width="2.4cm" svg:height="1.2cm" svg:x="87.599cm" svg:y="40.626cm" svg:viewBox="0 0 2401 1201" draw:points="2401,0 0,0 0,1201 2400,1201">
          <text:p/>
        </draw:polygon>
        <draw:polygon draw:style-name="gr6" draw:text-style-name="P4" draw:layer="layout" svg:width="2.4cm" svg:height="1.2cm" svg:x="77.699cm" svg:y="40.626cm" svg:viewBox="0 0 2401 1201" draw:points="2401,0 0,0 0,1201 2400,1201">
          <text:p/>
        </draw:polygon>
        <draw:polygon draw:style-name="gr6" draw:text-style-name="P4" draw:layer="layout" svg:width="2.4cm" svg:height="1.2cm" svg:x="90.099cm" svg:y="40.626cm" svg:viewBox="0 0 2401 1201" draw:points="2401,0 0,0 0,1200 2400,1201">
          <text:p/>
        </draw:polygon>
        <draw:polygon draw:style-name="gr6" draw:text-style-name="P4" draw:layer="layout" svg:width="2.4cm" svg:height="1.2cm" svg:x="87.624cm" svg:y="39.311cm" svg:viewBox="0 0 2401 1201" draw:points="0,1201 2401,1201 2401,0 0,0">
          <text:p/>
        </draw:polygon>
        <draw:polygon draw:style-name="gr6" draw:text-style-name="P4" draw:layer="layout" svg:width="2.4cm" svg:height="1.2cm" svg:x="85.149cm" svg:y="39.311cm" svg:viewBox="0 0 2401 1201" draw:points="0,1201 2401,1201 2401,0 0,0">
          <text:p/>
        </draw:polygon>
        <draw:polygon draw:style-name="gr6" draw:text-style-name="P4" draw:layer="layout" svg:width="2.4cm" svg:height="1.2cm" svg:x="82.674cm" svg:y="39.311cm" svg:viewBox="0 0 2401 1201" draw:points="0,1201 2401,1201 2401,0 0,0">
          <text:p/>
        </draw:polygon>
        <draw:polygon draw:style-name="gr6" draw:text-style-name="P4" draw:layer="layout" svg:width="2.4cm" svg:height="1.2cm" svg:x="80.199cm" svg:y="39.311cm" svg:viewBox="0 0 2401 1201" draw:points="0,1201 2401,1201 2401,0 0,0">
          <text:p/>
        </draw:polygon>
        <draw:polygon draw:style-name="gr6" draw:text-style-name="P4" draw:layer="layout" svg:width="2.4cm" svg:height="1.2cm" svg:x="90.099cm" svg:y="39.311cm" svg:viewBox="0 0 2401 1201" draw:points="0,1201 2401,1201 2401,0 0,0">
          <text:p/>
        </draw:polygon>
        <draw:polygon draw:style-name="gr6" draw:text-style-name="P4" draw:layer="layout" svg:width="2.4cm" svg:height="1.2cm" svg:x="77.699cm" svg:y="39.311cm" svg:viewBox="0 0 2401 1201" draw:points="0,1201 2401,1201 2401,0 0,0">
          <text:p/>
        </draw:polygon>
        <draw:g>
          <draw:polygon draw:style-name="gr10" draw:text-style-name="P6" draw:layer="layout" svg:width="6cm" svg:height="6cm" svg:x="45.1cm" svg:y="98.826cm" svg:viewBox="0 0 6001 6001" draw:points="0,0 0,6000 6000,6001 6001,0">
            <text:p/>
          </draw:polygon>
          <draw:polygon draw:style-name="gr5" draw:text-style-name="P4" draw:layer="layout" svg:width="6cm" svg:height="6cm" svg:x="45.1cm" svg:y="98.826cm" svg:viewBox="0 0 6001 6001" draw:points="0,0 0,6000 6000,6001 6001,0">
            <text:p/>
          </draw:polygon>
        </draw:g>
        <draw:frame draw:style-name="gr11" draw:text-style-name="P4" draw:layer="layout" svg:width="2.01cm" svg:height="3.275cm" svg:x="48.595cm" svg:y="100.9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53.9cm" svg:y="98.9cm" svg:viewBox="0 0 6001 6001" draw:points="6001,0 0,0 0,6000 6000,6001">
            <text:p/>
          </draw:polygon>
          <draw:polygon draw:style-name="gr5" draw:text-style-name="P4" draw:layer="layout" svg:width="6cm" svg:height="6cm" svg:x="53.9cm" svg:y="98.9cm" svg:viewBox="0 0 6001 6001" draw:points="6001,0 0,0 0,6000 6000,6001">
            <text:p/>
          </draw:polygon>
        </draw:g>
        <draw:frame draw:style-name="gr11" draw:text-style-name="P4" draw:layer="layout" svg:width="2.01cm" svg:height="3.275cm" svg:x="56.291cm" svg:y="100.8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6.6cm" svg:y="98.903cm" svg:viewBox="0 0 6001 6001" draw:points="6001,6000 6000,0 0,0 0,6001">
            <text:p/>
          </draw:polygon>
          <draw:polygon draw:style-name="gr5" draw:text-style-name="P4" draw:layer="layout" svg:width="6cm" svg:height="6cm" svg:x="26.6cm" svg:y="98.903cm" svg:viewBox="0 0 6001 6001" draw:points="6001,6000 6000,0 0,0 0,6001">
            <text:p/>
          </draw:polygon>
        </draw:g>
        <draw:frame draw:style-name="gr11" draw:text-style-name="P4" draw:layer="layout" svg:width="2.01cm" svg:height="3.275cm" svg:x="28.601cm" svg:y="100.90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4.45cm" svg:y="119.399cm" svg:viewBox="0 0 6001 6001" draw:points="6001,6000 6000,0 0,0 0,6001">
            <text:p/>
          </draw:polygon>
          <draw:polygon draw:style-name="gr5" draw:text-style-name="P4" draw:layer="layout" svg:width="6cm" svg:height="6cm" svg:x="84.45cm" svg:y="119.399cm" svg:viewBox="0 0 6001 6001" draw:points="6001,6000 6000,0 0,0 0,6001">
            <text:p/>
          </draw:polygon>
        </draw:g>
        <draw:frame draw:style-name="gr11" draw:text-style-name="P4" draw:layer="layout" svg:width="2.01cm" svg:height="3.275cm" svg:x="86.345cm" svg:y="120.8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1.78cm" svg:height="2.629cm" svg:x="85.238cm" svg:y="62.381cm" svg:viewBox="0 0 1781 2630" draw:points="0,310 621,2630 1781,2320 1160,0">
          <text:p/>
        </draw:polygon>
        <draw:polygon draw:style-name="gr6" draw:text-style-name="P4" draw:layer="layout" svg:width="1.78cm" svg:height="2.629cm" svg:x="84.597cm" svg:y="59.99cm" svg:viewBox="0 0 1781 2630" draw:points="0,310 621,2630 1781,2320 1160,0">
          <text:p/>
        </draw:polygon>
        <draw:polygon draw:style-name="gr6" draw:text-style-name="P4" draw:layer="layout" svg:width="1.78cm" svg:height="2.629cm" svg:x="83.956cm" svg:y="57.599cm" svg:viewBox="0 0 1781 2630" draw:points="0,310 621,2630 1781,2320 1160,0">
          <text:p/>
        </draw:polygon>
        <draw:polygon draw:style-name="gr6" draw:text-style-name="P4" draw:layer="layout" svg:width="1.78cm" svg:height="2.629cm" svg:x="83.316cm" svg:y="55.208cm" svg:viewBox="0 0 1781 2630" draw:points="0,310 621,2630 1781,2320 1160,0">
          <text:p/>
        </draw:polygon>
        <draw:polygon draw:style-name="gr6" draw:text-style-name="P4" draw:layer="layout" svg:width="1.78cm" svg:height="2.629cm" svg:x="85.878cm" svg:y="64.771cm" svg:viewBox="0 0 1781 2630" draw:points="0,310 621,2630 1781,2320 1160,0">
          <text:p/>
        </draw:polygon>
        <draw:g>
          <draw:polygon draw:style-name="gr10" draw:text-style-name="P6" draw:layer="layout" svg:width="6cm" svg:height="6cm" draw:transform="rotate (-1.56625847073971) translate (60.3738766799429cm 129.172384419346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60.3738766799429cm 129.172384419346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-1.56625847073971) translate (59.71cm 131.37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6625847073971) translate (60.5948345008633cm 119.071450314073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60.5948345008633cm 119.071450314073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-1.56625847073971) translate (59.931cm 121.069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21" draw:text-style-name="P11" draw:layer="layout" svg:width="0.353cm" svg:height="3.8cm" svg:x="3.587cm" svg:y="110.921cm" svg:viewBox="0 0 354 3801" draw:points="354,3801 354,0 0,0 0,3801">
            <text:p/>
          </draw:polygon>
          <draw:polygon draw:style-name="gr22" draw:text-style-name="P4" draw:layer="layout" svg:width="0.353cm" svg:height="3.8cm" svg:x="3.587cm" svg:y="110.921cm" svg:viewBox="0 0 354 3801" draw:points="354,3801 354,0 0,0 0,3801">
            <text:p/>
          </draw:polygon>
        </draw:g>
        <draw:g>
          <draw:path draw:style-name="gr23" draw:text-style-name="P12" draw:layer="layout" svg:width="0.3cm" svg:height="3.8cm" svg:x="3.614cm" svg:y="110.921cm" svg:viewBox="0 0 301 3801" svg:d="M301 0h-301v99h99zM201 99h100v-99zM301 3801h-301v-100h100zM201 3701h100v100z">
            <text:p/>
          </draw:path>
          <draw:path draw:style-name="gr24" draw:text-style-name="P4" draw:layer="layout" svg:width="0.3cm" svg:height="3.8cm" svg:x="3.614cm" svg:y="110.921cm" svg:viewBox="0 0 301 3801" svg:d="M301 0h-301v99h99M201 99h100v-99M301 3801h-301v-100h100M201 3701h100v100">
            <text:p/>
          </draw:path>
        </draw:g>
        <draw:g>
          <draw:path draw:style-name="gr23" draw:text-style-name="P12" draw:layer="layout" svg:width="0.1cm" svg:height="3.6cm" svg:x="3.714cm" svg:y="111.021cm" svg:viewBox="0 0 101 3601" svg:d="M0 0v39h101v-39zM0 3601v-40h101v40z">
            <text:p/>
          </draw:path>
          <draw:path draw:style-name="gr24" draw:text-style-name="P4" draw:layer="layout" svg:width="0.1cm" svg:height="3.6cm" svg:x="3.714cm" svg:y="111.021cm" svg:viewBox="0 0 101 3601" svg:d="M0 0v39h101v-39M0 3601v-40h101v40">
            <text:p/>
          </draw:path>
        </draw:g>
        <draw:path draw:style-name="gr25" draw:text-style-name="P4" draw:layer="layout" svg:width="0.3cm" svg:height="3.8cm" svg:x="3.614cm" svg:y="110.921cm" svg:viewBox="0 0 301 3801" svg:d="M301 0h-301M301 3801h-301">
          <text:p/>
        </draw:path>
        <draw:path draw:style-name="gr24" draw:text-style-name="P4" draw:layer="layout" svg:width="1.8cm" svg:height="1.8cm" svg:x="1.814cm" svg:y="112.821cm" svg:viewBox="0 0 1801 1801" svg:d="M1801 0c-331 0-613 76-900 241-287 166-494 372-660 659-165 288-241 569-241 901">
          <text:p/>
        </draw:path>
        <draw:path draw:style-name="gr24" draw:text-style-name="P4" draw:layer="layout" svg:width="1.8cm" svg:height="1.8cm" svg:x="1.814cm" svg:y="111.021cm" svg:viewBox="0 0 1801 1801" svg:d="M1801 1801c-332 0-613-76-900-241-288-166-494-372-660-659-165-288-241-569-241-901">
          <text:p/>
        </draw:path>
        <draw:g>
          <draw:polygon draw:style-name="gr23" draw:text-style-name="P12" draw:layer="layout" svg:width="1.8cm" svg:height="0.1cm" svg:x="1.814cm" svg:y="114.521cm" svg:viewBox="0 0 1801 101" draw:points="0,101 1801,101 1801,0 0,0">
            <text:p/>
          </draw:polygon>
          <draw:polygon draw:style-name="gr24" draw:text-style-name="P4" draw:layer="layout" svg:width="1.8cm" svg:height="0.1cm" svg:x="1.814cm" svg:y="114.521cm" svg:viewBox="0 0 1801 101" draw:points="0,101 1801,101 1801,0 0,0">
            <text:p/>
          </draw:polygon>
        </draw:g>
        <draw:g>
          <draw:polygon draw:style-name="gr23" draw:text-style-name="P12" draw:layer="layout" svg:width="1.8cm" svg:height="0.1cm" svg:x="1.814cm" svg:y="111.021cm" svg:viewBox="0 0 1801 101" draw:points="0,101 1801,101 1801,0 0,0">
            <text:p/>
          </draw:polygon>
          <draw:polygon draw:style-name="gr24" draw:text-style-name="P4" draw:layer="layout" svg:width="1.8cm" svg:height="0.1cm" svg:x="1.814cm" svg:y="111.021cm" svg:viewBox="0 0 1801 101" draw:points="0,101 1801,101 1801,0 0,0">
            <text:p/>
          </draw:polygon>
        </draw:g>
        <draw:g>
          <draw:polygon draw:style-name="gr21" draw:text-style-name="P11" draw:layer="layout" svg:width="0.353cm" svg:height="3.8cm" svg:x="3.587cm" svg:y="106.5cm" svg:viewBox="0 0 354 3801" draw:points="354,0 354,3801 0,3801 0,0">
            <text:p/>
          </draw:polygon>
          <draw:polygon draw:style-name="gr22" draw:text-style-name="P4" draw:layer="layout" svg:width="0.353cm" svg:height="3.8cm" svg:x="3.587cm" svg:y="106.5cm" svg:viewBox="0 0 354 3801" draw:points="354,0 354,3801 0,3801 0,0">
            <text:p/>
          </draw:polygon>
        </draw:g>
        <draw:g>
          <draw:path draw:style-name="gr23" draw:text-style-name="P12" draw:layer="layout" svg:width="0.3cm" svg:height="3.8cm" svg:x="3.614cm" svg:y="106.5cm" svg:viewBox="0 0 301 3801" svg:d="M301 3801h-301v-100h100zM201 3701h100v100zM300 0h-300v99h99zM201 99h99v-99z">
            <text:p/>
          </draw:path>
          <draw:path draw:style-name="gr24" draw:text-style-name="P4" draw:layer="layout" svg:width="0.3cm" svg:height="3.8cm" svg:x="3.614cm" svg:y="106.5cm" svg:viewBox="0 0 301 3801" svg:d="M301 3801h-301v-100h100M201 3701h100v100M300 0h-300v99h99M201 99h99v-99">
            <text:p/>
          </draw:path>
        </draw:g>
        <draw:g>
          <draw:path draw:style-name="gr23" draw:text-style-name="P12" draw:layer="layout" svg:width="0.1cm" svg:height="3.6cm" svg:x="3.714cm" svg:y="106.6cm" svg:viewBox="0 0 101 3601" svg:d="M0 3601v-40h101v40zM0 0v39h101v-39z">
            <text:p/>
          </draw:path>
          <draw:path draw:style-name="gr24" draw:text-style-name="P4" draw:layer="layout" svg:width="0.1cm" svg:height="3.6cm" svg:x="3.714cm" svg:y="106.6cm" svg:viewBox="0 0 101 3601" svg:d="M0 3601v-40h101v40M0 0v39h101v-39">
            <text:p/>
          </draw:path>
        </draw:g>
        <draw:path draw:style-name="gr25" draw:text-style-name="P4" draw:layer="layout" svg:width="0.3cm" svg:height="3.8cm" svg:x="3.614cm" svg:y="106.5cm" svg:viewBox="0 0 301 3801" svg:d="M301 3801h-301M300 0h-300">
          <text:p/>
        </draw:path>
        <draw:path draw:style-name="gr24" draw:text-style-name="P4" draw:layer="layout" svg:width="1.8cm" svg:height="1.8cm" svg:x="1.814cm" svg:y="106.6cm" svg:viewBox="0 0 1801 1801" svg:d="M1801 1801c-332 0-613-76-901-241-287-166-493-373-659-660-165-287-241-569-241-900">
          <text:p/>
        </draw:path>
        <draw:path draw:style-name="gr24" draw:text-style-name="P4" draw:layer="layout" svg:width="1.8cm" svg:height="1.8cm" svg:x="1.814cm" svg:y="108.4cm" svg:viewBox="0 0 1801 1801" svg:d="M1801 0c-331 0-613 76-900 241-287 166-494 373-660 660-165 287-241 569-241 900">
          <text:p/>
        </draw:path>
        <draw:g>
          <draw:polygon draw:style-name="gr23" draw:text-style-name="P12" draw:layer="layout" svg:width="1.8cm" svg:height="0.1cm" svg:x="1.814cm" svg:y="106.6cm" svg:viewBox="0 0 1801 101" draw:points="0,0 1801,0 1801,101 0,100">
            <text:p/>
          </draw:polygon>
          <draw:polygon draw:style-name="gr24" draw:text-style-name="P4" draw:layer="layout" svg:width="1.8cm" svg:height="0.1cm" svg:x="1.814cm" svg:y="106.6cm" svg:viewBox="0 0 1801 101" draw:points="0,0 1801,0 1801,101 0,100">
            <text:p/>
          </draw:polygon>
        </draw:g>
        <draw:g>
          <draw:polygon draw:style-name="gr23" draw:text-style-name="P12" draw:layer="layout" svg:width="1.8cm" svg:height="0.1cm" svg:x="1.814cm" svg:y="110.1cm" svg:viewBox="0 0 1801 101" draw:points="0,0 1801,0 1801,100 0,101">
            <text:p/>
          </draw:polygon>
          <draw:polygon draw:style-name="gr24" draw:text-style-name="P4" draw:layer="layout" svg:width="1.8cm" svg:height="0.1cm" svg:x="1.814cm" svg:y="110.1cm" svg:viewBox="0 0 1801 101" draw:points="0,0 1801,0 1801,100 0,101">
            <text:p/>
          </draw:polygon>
        </draw:g>
        <draw:polygon draw:style-name="gr15" draw:text-style-name="P4" draw:layer="layout" svg:width="2.4cm" svg:height="1.2cm" draw:transform="rotate (3.1394982584874) translate (39.7759126691463cm 56.1138292676701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2.2519072386727cm 56.1190149861524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4.7269018103922cm 56.124198610241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7.2018963821118cm 56.129382234329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7.3009180974268cm 56.108645643581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39.7304260467076cm 54.91373136867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39.7304260467076cm 54.91373136867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40.419cm 54.6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7.2044096543972cm 54.92938486622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7.2044096543972cm 54.92938486622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7.893cm 54.6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7.267431448669cm 54.90857287730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7.267431448669cm 54.90857287730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7.956cm 54.6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4.7304150804844cm 54.924203336528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44.7304150804844cm 54.924203336528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45.419cm 54.68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2.2094206096541cm 54.91892337033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2.2094206096541cm 54.91892337033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2.899cm 54.681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svg:x="18.999cm" svg:y="82.2cm" svg:viewBox="0 0 2401 1201" draw:points="0,1201 2401,1201 2401,0 0,0">
          <text:p/>
        </draw:polygon>
        <draw:polygon draw:style-name="gr7" draw:text-style-name="P4" draw:layer="layout" svg:width="2.4cm" svg:height="1.2cm" svg:x="74.798cm" svg:y="37.099cm" svg:viewBox="0 0 2401 1201" draw:points="0,1201 2401,1201 2401,0 0,0">
          <text:p/>
        </draw:polygon>
        <draw:polygon draw:style-name="gr16" draw:text-style-name="P4" draw:layer="layout" svg:width="1cm" svg:height="1cm" draw:transform="rotate (1.57341432067289) translate (35.5194308363245cm 52.226623845405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5.5194308363245cm 52.226623845405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8.0194135241756cm 52.231676195462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8.0194135241756cm 52.231676195462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0.52436059637cm 52.253738980202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0.52436059637cm 52.253738980202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3.0193768054846cm 52.242780893383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3.0193768054846cm 52.2427808933839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5.5193594933359cm 52.2478332434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5.5193594933359cm 52.247833243441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6.4300077884749cm 47.361833730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6.4300077884749cm 47.3618337309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3.9370579399231cm 47.3434689455275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3.9370579399231cm 47.3434689455275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1.4300411014825cm 47.35707476839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1.4300411014825cm 47.357074768391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8.9301038346447cm 47.3326953353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8.9301038346447cm 47.33269533535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6.4301121135742cm 47.33431584529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6.4301121135742cm 47.3343158452906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39.7207554894187cm 50.9367023921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2.196750058945cm 50.9418881106041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4.6717446306646cm 50.947071734692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7.1467392023841cm 50.9522553587817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7.2457609176991cm 50.93151876803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39.6752688669799cm 49.736604493123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39.6752688669799cm 49.736604493123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40.364cm 49.49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7.1492524746696cm 49.75225799067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7.1492524746696cm 49.75225799067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7.838cm 49.5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7.2122742689414cm 49.7314460017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7.2122742689414cm 49.7314460017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7.901cm 49.49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4.6752579007568cm 49.747076460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44.6752579007568cm 49.747076460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45.364cm 49.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2.1542634299265cm 49.74179649478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2.1542634299265cm 49.74179649478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2.844cm 49.504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20.8228298101539cm 57.272854446315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0.8228298101539cm 57.272854446315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3.3228124980051cm 57.2779067963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3.3228124980051cm 57.277906796372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5.8277595701994cm 57.299969581112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5.8277595701994cm 57.299969581112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8.322775779314cm 57.28901149429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8.322775779314cm 57.28901149429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0.8227584671653cm 57.2940638443513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0.8227584671653cm 57.29406384435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1.7334067623043cm 52.40806433188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1.7334067623043cm 52.408064331880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9.2404569137525cm 52.38969954643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9.2404569137525cm 52.3896995464376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6.7334400753118cm 52.40330536930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6.7334400753118cm 52.40330536930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4.2335028084741cm 52.37892593626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4.2335028084741cm 52.378925936263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1.7335110874036cm 52.380546446200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1.7335110874036cm 52.3805464462007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25.0241544632481cm 55.982932993031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7.5001490327744cm 55.988118711514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9.975143604494cm 55.99330233560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2.4501381762136cm 55.998485959691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2.5491598915285cm 55.97774936894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24.9786678408093cm 54.7828350940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24.9786678408093cm 54.7828350940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25.667cm 54.5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2.452651448499cm 54.798488591585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2.452651448499cm 54.798488591585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3.141cm 54.5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2.5156732427708cm 54.77767660266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2.5156732427708cm 54.77767660266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3.204cm 54.5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9.9786568745862cm 54.79330706189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29.9786568745862cm 54.79330706189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30.667cm 54.5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7.4576624037559cm 54.788027095697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7.4576624037559cm 54.788027095697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8.147cm 54.55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20.8076725426964cm 52.095811346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0.8076725426964cm 52.095811346509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3.3076552305476cm 52.100863696567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3.3076552305476cm 52.100863696567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5.812602302742cm 52.122926481307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5.812602302742cm 52.122926481307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8.3076185118566cm 52.111968394488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8.3076185118566cm 52.111968394488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0.8076011997079cm 52.117020744545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0.8076011997079cm 52.1170207445459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1.7182494948468cm 47.231021232074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1.7182494948468cm 47.231021232074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9.2252996462951cm 47.212656446632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9.2252996462951cm 47.212656446632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6.7182828078543cm 47.2262622694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6.7182828078544cm 47.226262269495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4.2183455410167cm 47.20188283645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4.2183455410167cm 47.201882836457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1.7183538199462cm 47.203503346395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1.7183538199462cm 47.2035033463952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25.0089971957907cm 50.8058898932264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7.484991765317cm 50.811075611708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9.9599863370365cm 50.8162592357975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2.4349809087561cm 50.821442859886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2.5340026240711cm 50.800706269137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24.9635105733519cm 49.60579199422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24.9635105733519cm 49.60579199422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25.652cm 49.36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2.3493331057421cm 49.69826101626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2.3493331057421cm 49.69826101626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3.038cm 49.4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2.5005159753134cm 49.60063350286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2.5005159753134cm 49.60063350286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3.189cm 49.36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9.9634996071288cm 49.616263962084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29.9634996071288cm 49.616263962084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30.652cm 49.3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7.4425051362985cm 49.61098399589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7.4425051362985cm 49.61098399589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8.132cm 49.37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6.52286117355192cm 57.242904618246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6.52286117355192cm 57.242904618246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9.0228438614032cm 57.247956968304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9.0228438614032cm 57.247956968304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1.5277909335975cm 57.270019753044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1.5277909335975cm 57.270019753044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4.0228071427121cm 57.259061666225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4.0228071427121cm 57.259061666225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6.5227898305634cm 57.2641140162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6.5227898305634cm 57.2641140162829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7.4334381257024cm 52.378114503811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7.4334381257024cm 52.378114503811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4.9404882771506cm 52.35974971836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4.9404882771506cm 52.359749718369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2.43347143871cm 52.37335554123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2.43347143871cm 52.373355541232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9.9335341718722cm 52.348976108194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9.9335341718722cm 52.348976108194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7.43354245080174cm 52.350596618132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7.43354245080174cm 52.3505966181323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10.7241858266462cm 55.9529831649635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3.2001803961725cm 55.958168883445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5.6751749678921cm 55.9633525075346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8.1501695396116cm 55.968536131623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8.24919125492662cm 55.947799540874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10.6786992042074cm 54.752885265965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10.6786992042074cm 54.752885265965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11.367cm 54.5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8.1526828118971cm 54.76853876351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8.1526828118971cm 54.76853876351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8.841cm 54.5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8.21570460616889cm 54.74772677459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8.21570460616889cm 54.74772677459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8.904cm 54.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5.6786882379843cm 54.76335723382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15.6786882379843cm 54.76335723382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16.367cm 54.52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3.157693767154cm 54.758077267628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3.157693767154cm 54.758077267628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3.847cm 54.521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6.41996170950927cm 51.942677481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6.41996170950926cm 51.942677481576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8.91994439736052cm 51.9477298316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8.91994439736052cm 51.947729831633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1.4248914695549cm 51.969792616373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1.4248914695549cm 51.969792616373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3.9199076786694cm 51.95883452955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3.9199076786694cm 51.95883452955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6.4198903665207cm 51.9638868796123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6.4198903665207cm 51.963886879612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7.3305386616597cm 47.0778873671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7.3305386616597cm 47.077887367141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4.8375888131079cm 47.05952258169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4.8375888131079cm 47.0595225816986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2.3305719746673cm 47.073128404562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2.3305719746673cm 47.073128404562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9.8306347078296cm 47.04874897152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9.8306347078296cm 47.048748971524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7.3306429867591cm 47.050369481461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7.3306429867591cm 47.0503694814617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10.6212863626035cm 50.652756028292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3.0972809321298cm 50.657941746775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5.5722755038494cm 50.663125370863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8.047270075569cm 50.6683089949527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8.14629179088397cm 50.647572404204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10.5757997401647cm 49.4526581292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10.5757997401647cm 49.4526581292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11.264cm 49.2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8.0497833478544cm 49.46831162684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8.0497833478544cm 49.46831162684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8.738cm 49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8.11280514212623cm 49.44749963792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8.11280514212623cm 49.44749963792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8.801cm 49.2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5.5757887739416cm 49.46313009715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15.5757887739416cm 49.46313009715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16.264cm 49.22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3.0547943031113cm 49.4578501309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3.0547943031113cm 49.4578501309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3.744cm 49.22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1.59139121196843) translate (18.6234591358248cm 56.0118310125982cm)" svg:viewBox="0 0 2401 1201" draw:points="0,1201 2401,1201 2401,0 0,0">
          <text:p/>
        </draw:polygon>
        <draw:polygon draw:style-name="gr7" draw:text-style-name="P4" draw:layer="layout" svg:width="2.4cm" svg:height="1.2cm" draw:transform="rotate (1.59139121196843) translate (18.5896160690747cm 50.684748448301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91.2669097634687cm 16.3010902681507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6728130632579cm 25.7737203632188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9797139644814cm 7.07427510843041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8996476381102cm 13.30126352558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7851287872653cm 19.358924171745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47.2046477997131cm 16.3198821944572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2725378723447cm 25.8753980549714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794387735682cm 7.1759528001829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67372447197cm 13.460941217337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384853596352cm 19.460601863498cm)" svg:viewBox="0 0 2401 1201" draw:points="0,1201 2401,1201 2401,0 0,0">
          <text:p/>
        </draw:polygon>
        <draw:polygon draw:style-name="gr16" draw:text-style-name="P4" draw:layer="layout" svg:width="1cm" svg:height="1cm" draw:transform="rotate (1.57358885359809) translate (78.4739125729943cm 27.38868793159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4739125729943cm 27.38868793159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97389610457cm 27.39330395229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97389610457cm 27.39330395229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4788469892942cm 27.4149295409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4788469892941cm 27.4149295409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9738612478606cm 27.40353599183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9738612478605cm 27.40353599183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4738447794363cm 27.40815201252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4738447794363cm 27.40815201252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4799897801249cm 21.81917731873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4799897801249cm 21.81917731873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870367642832cm 21.80124763540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870367642832cm 21.80124763540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4800223386907cm 21.81529101503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4800223386907cm 21.81529101503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9800808549155cm 21.79134790373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9800808549155cm 21.79134790373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4800894547543cm 21.79340474451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4800894547543cm 21.79340474451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806975644564cm 27.4866711678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806975644564cm 27.4866711678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806810960322cm 27.49128718854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806810960322cm 27.49128718854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856319807563cm 27.512912777206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856319807563cm 27.512912777206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806462393227cm 27.50151922807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806462393227cm 27.501519228079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806297708985cm 27.506135248770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806297708985cm 27.50613524877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867747715871cm 21.91716055498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86774771587cm 21.91716055498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3938217557454cm 21.8992308716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3938217557454cm 21.89923087164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868073301528cm 21.91327425128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868073301528cm 21.91327425128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868658463776cm 21.88933113998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868658463776cm 21.88933113998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868744462165cm 21.89138798076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868744462165cm 21.89138798076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3935339105867cm 20.8145214999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3935339105867cm 20.8145214999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8935174421625cm 20.8191375206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8935174421625cm 20.819137520671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3984683268866cm 20.840763109337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3984683268866cm 20.840763109337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893482585453cm 20.82936956021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893482585453cm 20.82936956021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3934661170288cm 20.8339855809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3934661170288cm 20.8339855809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3996111177173cm 15.24501088711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3996111177173cm 15.24501088711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066581018756cm 15.22708120378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066581018757cm 15.22708120378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3996436762831cm 15.24112458341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3996436762831cm 15.24112458341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8997021925079cm 15.21718147211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8997021925079cm 15.217181472112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3997107923468cm 15.21923831289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3997107923468cm 15.21923831289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933686470419cm 20.88668333121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933686470419cm 20.88668333121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933521786177cm 20.891299351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933521786177cm 20.891299351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983030633418cm 20.912924940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983030633418cm 20.91292494057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933173219082cm 20.90153139144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933173219082cm 20.90153139144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93300853484cm 20.90614741214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93300853484cm 20.90614741214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994458541725cm 15.31717271835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994458541725cm 15.31717271835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4064928383308cm 15.29924303501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4064928383308cm 15.299243035019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994784127383cm 15.31328641465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994784127383cm 15.31328641465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995369289631cm 15.28934330335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995369289631cm 15.28934330335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99545528802cm 15.291400144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99545528802cm 15.2914001441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6050527079866cm 14.8149165297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6050527079865cm 14.8149165297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1050362395623cm 14.81953255048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1050362395623cm 14.81953255048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6099871242864cm 14.841158139146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6099871242865cm 14.841158139146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1050013828529cm 14.829764590019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1050013828529cm 14.829764590019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6049849144287cm 14.83438061071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6049849144286cm 14.83438061071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6111299151172cm 9.245405916925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6111299151172cm 9.245405916925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1181768992755cm 9.2274762335898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1181768992755cm 9.2274762335898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611162473683cm 9.2415196132263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611162473683cm 9.2415196132263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1112209899078cm 9.21757650192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1112209899078cm 9.21757650192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6112295897467cm 9.21963334270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6112295897466cm 9.219633342700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7173895504649cm 8.389120358587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7173895504649cm 8.389120358587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2173730820407cm 8.393736379279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2173730820407cm 8.393736379279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7223239667649cm 8.4153619679452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7223239667649cm 8.4153619679452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2173382253312cm 8.403968418818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2173382253313cm 8.403968418818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717321756907cm 8.40858443950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717321756907cm 8.40858443950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7234667575956cm 2.819609745724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7234667575956cm 2.819609745724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2305137417539cm 2.801680062388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2305137417539cm 2.801680062388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7234993161613cm 2.815723442025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7234993161613cm 2.815723442025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2235578323862cm 2.791780330720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2235578323861cm 2.791780330720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723566432225cm 2.793837171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723566432225cm 2.79383717149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9929375672364cm 14.860863384511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9929375672364cm 14.860863384511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4929210988121cm 14.865479405203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4929210988121cm 14.865479405203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9978719835363cm 14.88710499386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9978719835363cm 14.88710499386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4928862421027cm 14.875711444742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4928862421027cm 14.875711444742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9928697736785cm 14.8803274654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9928697736784cm 14.880327465433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999014774367cm 9.291352771648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999014774367cm 9.291352771648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060617585253cm 9.273423088312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060617585253cm 9.273423088312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9990473329328cm 9.28746646794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9990473329328cm 9.28746646794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4991058491576cm 9.2635233566443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4991058491576cm 9.2635233566443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9991144489965cm 9.265580197423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9991144489965cm 9.265580197423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4.0049827751365cm 8.586874947085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4.0049827751365cm 8.586874947085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5049663067123cm 8.5914909677761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5049663067123cm 8.591490967776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9.0099171914364cm 8.613116556442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9.0099171914364cm 8.613116556442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5049314500029cm 8.60172300731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5049314500029cm 8.60172300731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4.0049149815787cm 8.60633902800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4.0049149815787cm 8.60633902800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5.0110599822672cm 3.017364334221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5.0110599822672cm 3.017364334221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181069664255cm 2.999434650885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181069664255cm 2.9994346508858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0.0110925408329cm 3.013478030522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0.0110925408329cm 3.013478030522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5111510570578cm 2.98953491921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5111510570578cm 2.98953491921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5.0111596568967cm 2.991591759996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5.0111596568967cm 2.99159175999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691079127392cm 27.259194485835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691079127392cm 27.259194485835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690914443149cm 27.26381050652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690914443149cm 27.26381050652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740423290391cm 27.28543609519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740423290391cm 27.28543609519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690565876055cm 27.274042546065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690565876055cm 27.274042546065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690401191813cm 27.2786585667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690401191813cm 27.27865856675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751851198698cm 21.68968387297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751851198698cm 21.68968387297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0822321040281cm 21.67175418963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0822321040281cm 21.67175418963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752176784356cm 21.68579756927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752176784355cm 21.68579756927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752761946604cm 21.66185445796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752761946604cm 21.66185445796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752847944993cm 21.66391129874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752847944993cm 21.66391129874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930609451963cm 21.03322899827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930609451963cm 21.03322899827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93044476772cm 21.03784501897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93044476772cm 21.03784501897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979953614961cm 21.0594706076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979953614961cm 21.0594706076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930096200626cm 21.04807705851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930096200626cm 21.04807705851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929931516384cm 21.05269307920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929931516383cm 21.05269307920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991381523269cm 15.46371838541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991381523269cm 15.46371838541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061851364852cm 15.4457887020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061851364852cm 15.4457887020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991707108926cm 15.45983208171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991707108926cm 15.45983208171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992292271175cm 15.43588897041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992292271175cm 15.43588897041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992378269563cm 15.43794581119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992378269564cm 15.43794581119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929639212043cm 14.83340937224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929639212043cm 14.83340937224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929474527801cm 14.83802539293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929474527801cm 14.83802539293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978983375042cm 14.85965098160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978983375042cm 14.85965098160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929125960707cm 14.848257432473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929125960707cm 14.848257432473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928961276464cm 14.8528734531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928961276464cm 14.8528734531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99041128335cm 9.263898759379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99041128335cm 9.263898759379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2060881124933cm 9.245969076044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2060881124933cm 9.245969076044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990736869007cm 9.260012455680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990736869007cm 9.260012455680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991322031256cm 9.236069344375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991322031256cm 9.236069344375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991408029644cm 9.2381261851544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991408029644cm 9.2381261851544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172511937685cm 8.4332522192584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172511937685cm 8.4332522192584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172347253443cm 8.43786823994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172347253443cm 8.43786823994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221856100684cm 8.4594938286158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221856100684cm 8.4594938286158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171998686348cm 8.448100279488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171998686348cm 8.448100279488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171834002106cm 8.452716300180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171834002106cm 8.45271630018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233284008991cm 2.863741606394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233284008991cm 2.8637416063949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303753850575cm 2.845811923059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303753850575cm 2.8458119230593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233609594649cm 2.859855302695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233609594649cm 2.859855302695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234194756897cm 2.835912191390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234194756897cm 2.835912191390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234280755286cm 2.837969032169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234280755286cm 2.8379690321695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693763534863cm 27.10554871967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693763534863cm 27.10554871967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693598850621cm 27.1101647403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693598850621cm 27.1101647403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743107697863cm 27.131790329034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743107697862cm 27.131790329034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693250283527cm 27.1203967799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693250283527cm 27.1203967799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693085599285cm 27.125012800598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693085599284cm 27.12501280059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75453560617cm 21.5360381068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75453560617cm 21.5360381068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825005447753cm 21.51810842347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825005447753cm 21.51810842347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754861191827cm 21.53215180311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754861191827cm 21.53215180311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755446354076cm 21.50820869180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755446354076cm 21.50820869180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755532352464cm 21.510265532588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755532352464cm 21.51026553258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814215613865cm 20.83156028225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814215613865cm 20.83156028225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814050929623cm 20.8361763029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814050929623cm 20.83617630294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863559776865cm 20.8578018916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863559776865cm 20.8578018916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813702362529cm 20.8464083424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813702362528cm 20.8464083424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813537678286cm 20.8510243631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813537678286cm 20.851024363171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874987685172cm 15.262049669386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874987685172cm 15.26204966938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945457526755cm 15.24411998605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945457526755cm 15.24411998605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875313270829cm 15.2581633656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875313270829cm 15.2581633656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875898433077cm 15.234220254382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875898433077cm 15.234220254382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875984431466cm 15.23627709516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875984431466cm 15.23627709516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931327134731cm 14.731571524152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931327134731cm 14.731571524152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931162450489cm 14.73618754484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931162450489cm 14.73618754484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98067129773cm 14.757813133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98067129773cm 14.75781313350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930813883394cm 14.7464195843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930813883394cm 14.74641958438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930649199152cm 14.751035605074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930649199152cm 14.75103560507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992099206037cm 9.162060911288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992099206037cm 9.162060911288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7062569047621cm 9.14413122795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7062569047621cm 9.144131227953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992424791695cm 9.1581746075898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992424791695cm 9.158174607589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993009953943cm 9.134231496284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993009953943cm 9.134231496284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993095952332cm 9.136288337063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993095952332cm 9.1362883370635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0174700867167cm 8.3052224329840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0174700867167cm 8.3052224329840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5174536182925cm 8.30983845367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5174536182925cm 8.30983845367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0224045030166cm 8.33146404234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0224045030166cm 8.33146404234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517418761583cm 8.320070493214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517418761583cm 8.320070493214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0174022931588cm 8.324686513905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0174022931588cm 8.324686513905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0235472938474cm 2.735711820120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0235472938473cm 2.735711820120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5305942780057cm 2.717782136784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5305942780057cm 2.717782136784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0235798524131cm 2.731825516421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0235798524131cm 2.731825516421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5236383686379cm 2.707882405116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5236383686379cm 2.7078824051164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0236469684768cm 2.709939245895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0236469684768cm 2.709939245895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806356624074cm 27.4771570780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806356624074cm 27.477157078067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806191939832cm 27.481773098758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806191939832cm 27.48177309875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855700787073cm 27.50339868742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855700787073cm 27.50339868742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805843372737cm 27.4920051382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805843372737cm 27.4920051382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805678688495cm 27.49662115898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805678688495cm 27.49662115898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86712869538cm 21.90764646520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86712869538cm 21.90764646520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8937598536963cm 21.88971678186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8937598536963cm 21.88971678186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867454281038cm 21.90376016150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867454281038cm 21.90376016150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868039443286cm 21.87981705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868039443286cm 21.87981705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868125441675cm 21.88187389097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868125441675cm 21.88187389097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925388005938cm 21.27716850426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925388005938cm 21.27716850426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925223321695cm 21.2817845249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925223321695cm 21.2817845249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974732168937cm 21.3034101136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974732168937cm 21.3034101136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924874754601cm 21.2920165644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924874754601cm 21.2920165644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924710070358cm 21.296632585185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924710070358cm 21.296632585185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986160077244cm 15.70765789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986160077244cm 15.70765789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9056629918827cm 15.6897282080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9056629918827cm 15.6897282080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986485662901cm 15.70377158770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986485662901cm 15.70377158770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98707082515cm 15.679828476395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98707082515cm 15.679828476395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987156823539cm 15.681885317174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987156823539cm 15.68188531717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05017344199cm 14.77775644163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05017344199cm 14.77775644163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050008757748cm 14.7823724623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050008757748cm 14.7823724623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099517604989cm 14.80399805099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099517604989cm 14.80399805099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049660190653cm 14.79260450186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049660190653cm 14.79260450186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049495506411cm 14.79722052256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049495506411cm 14.79722052256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110945513296cm 9.208245828775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110945513296cm 9.208245828775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181415354879cm 9.19031614544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181415354879cm 9.19031614544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111271098954cm 9.204359525076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111271098954cm 9.204359525076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111856261202cm 9.180416413771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111856261202cm 9.1804164137715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111942259591cm 9.182473254550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111942259591cm 9.182473254550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170625520992cm 8.503768004212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170625520992cm 8.503768004212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17046083675cm 8.50838402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17046083675cm 8.50838402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219969683991cm 8.530009613569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219969683991cm 8.530009613569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170112269655cm 8.518616064442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170112269655cm 8.518616064442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169947585413cm 8.5232320851338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169947585413cm 8.523232085133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231397592298cm 2.93425739134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231397592298cm 2.93425739134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301867433881cm 2.9163277080131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301867433881cm 2.9163277080131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231723177956cm 2.930371087649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231723177956cm 2.930371087649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232308340204cm 2.906427976344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232308340204cm 2.906427976344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232394338593cm 2.90848481712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232394338593cm 2.908484817123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.98118824258225cm 27.17551158466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.98118824258224cm 27.17551158466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481171774158cm 27.18012760535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481171774158cm 27.18012760535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0.9861226588822cm 27.2017531940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0.9861226588822cm 27.2017531940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4811369174486cm 27.1903596448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4811369174486cm 27.1903596448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5.9811204490244cm 27.19497566558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5.9811204490244cm 27.1949756655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6.9872654497129cm 21.60600097179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6.9872654497129cm 21.60600097179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4943124338712cm 21.5880712884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4943124338712cm 21.5880712884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1.9872980082786cm 21.60211466810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1.9872980082786cm 21.60211466810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4873565245035cm 21.5781715567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4873565245035cm 21.578171556795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.98736512434236cm 21.58022839757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.98736512434236cm 21.58022839757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347516867468cm 20.775715365546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347516867468cm 20.77571536554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34587002505cm 20.780331386237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34587002505cm 20.780331386237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84095849746cm 20.80195697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84095849746cm 20.80195697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3423843541cm 20.79056342577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3423843541cm 20.79056342577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34073751168cm 20.7951794464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34073751168cm 20.795179446467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5523758053cm 15.206204752682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5523758053cm 15.206204752682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5993599636cm 15.18827506934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5993599636cm 15.18827506934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5849343711cm 15.20231844898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5849343711cm 15.20231844898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6434505959cm 15.17837533767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6434505959cm 15.17837533767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65205043479cm 15.18043217845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6520504348cm 15.1804321784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29943567767cm 14.77570338482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29943567767cm 14.77570338482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29778883525cm 14.7803194055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29778883525cm 14.7803194055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79287730766cm 14.80194499418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79287730766cm 14.80194499418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2943031643cm 14.79055144505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2943031643cm 14.79055144505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29265632188cm 14.79516746574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29265632188cm 14.795167465744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0715639073cm 9.20619277195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0715639073cm 9.20619277195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1185480656cm 9.18826308862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1185480656cm 9.188263088623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1041224731cm 9.20230646826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1041224731cm 9.20230646826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1626386979cm 9.178363356955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1626386979cm 9.178363356955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17123853681cm 9.18042019773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17123853681cm 9.180420197734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20528128286914cm 8.3759071657056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20528128286914cm 8.3759071657056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7052648144449cm 8.38052318639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7052648144449cm 8.38052318639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210215699169cm 8.40214877506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210215699169cm 8.40214877506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7052299577355cm 8.390755225936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7052299577354cm 8.390755225936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2052134893112cm 8.39537124662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2052134893112cm 8.395371246627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2113584899998cm 2.806396552842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2113584899998cm 2.8063965528421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7184054741581cm 2.788466869506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7184054741581cm 2.7884668695065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2113910485655cm 2.802510249143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2113910485655cm 2.802510249143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7114495647904cm 2.77856713783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7114495647904cm 2.77856713783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21145816462925cm 2.7806239786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21145816462925cm 2.7806239786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2.747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2.747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2.746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2.746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2.746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2.746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2.747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2.747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2.747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2.747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2.762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2.762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37.363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37.363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37.363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37.363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37.363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37.363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37.360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37.360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37.360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37.360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37.364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37.364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8.1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8.1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8.1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8.1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8.1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8.1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8.1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8.1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8.1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8.1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8.1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8.1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42.7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42.7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42.7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42.7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42.7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42.7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42.7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42.7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42.7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42.7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42.7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42.7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467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467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883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883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4673018155034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4673018155034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982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982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566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566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5.066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5.066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246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246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749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749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9.146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9.146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646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646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4.146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4.146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549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5499004735496cm 42.8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8.1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8.1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8.1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8.1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8.182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8.182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8.1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8.1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8.1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8.1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8.1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8.1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42.7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42.7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42.7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42.7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42.7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42.7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42.7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42.7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42.7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42.7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42.8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42.8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9150597252492cm 32.7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9150597252491cm 32.7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3311807703763cm 32.7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3311807703763cm 32.7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9153018155034cm 32.782637621324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9153018155034cm 32.782637621324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4304228606306cm 32.7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4304228606306cm 32.7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2.0145439057577cm 32.7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2.0145439057577cm 32.7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5146649508848cm 32.7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5146649508848cm 32.7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6949088505266cm 37.3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6949088505266cm 37.3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1979071751312cm 37.3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1979071751312cm 37.3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5949054997358cm 37.3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5949054997358cm 37.3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6.0949038243404cm 37.3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6.0949038243404cm 37.3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594902148945cm 37.3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594902148945cm 37.3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9979004735496cm 37.4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9979004735496cm 37.4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815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815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231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231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8153018155035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8153018155035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330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330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1.914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1.914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414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414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594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594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097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097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494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494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5.994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5.994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494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494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897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8979004735496cm 42.8320717616607cm)" svg:viewBox="0 0 187 1001" draw:points="0,1001 187,1001 187,0 0,0">
          <text:p/>
        </draw:polygon>
        <draw:polygon draw:style-name="gr16" draw:text-style-name="P4" draw:layer="layout" svg:width="1cm" svg:height="1cm" svg:x="76.764cm" svg:y="53.826cm" svg:viewBox="0 0 1001 1001" draw:points="0,1001 1001,1001 1001,0 0,0">
          <text:p/>
        </draw:polygon>
        <draw:polygon draw:style-name="gr16" draw:text-style-name="P4" draw:layer="layout" svg:width="0.186cm" svg:height="1cm" svg:x="76.764cm" svg:y="53.826cm" svg:viewBox="0 0 187 1001" draw:points="0,1001 187,1001 187,0 0,0">
          <text:p/>
        </draw:polygon>
        <draw:polygon draw:style-name="gr16" draw:text-style-name="P4" draw:layer="layout" svg:width="1cm" svg:height="1cm" svg:x="76.764cm" svg:y="54.926cm" svg:viewBox="0 0 1001 1001" draw:points="0,1001 1001,1001 1001,0 0,0">
          <text:p/>
        </draw:polygon>
        <draw:polygon draw:style-name="gr16" draw:text-style-name="P4" draw:layer="layout" svg:width="0.186cm" svg:height="1cm" svg:x="76.764cm" svg:y="54.926cm" svg:viewBox="0 0 187 1001" draw:points="0,1001 187,1001 187,0 0,0">
          <text:p/>
        </draw:polygon>
        <draw:polygon draw:style-name="gr16" draw:text-style-name="P4" draw:layer="layout" svg:width="1cm" svg:height="1cm" svg:x="76.764cm" svg:y="56.026cm" svg:viewBox="0 0 1001 1001" draw:points="0,1001 1001,1001 1001,0 0,0">
          <text:p/>
        </draw:polygon>
        <draw:polygon draw:style-name="gr16" draw:text-style-name="P4" draw:layer="layout" svg:width="0.186cm" svg:height="1cm" svg:x="76.764cm" svg:y="56.026cm" svg:viewBox="0 0 187 1001" draw:points="0,1001 187,1001 187,0 0,0">
          <text:p/>
        </draw:polygon>
        <draw:polygon draw:style-name="gr16" draw:text-style-name="P4" draw:layer="layout" svg:width="1cm" svg:height="1cm" svg:x="76.764cm" svg:y="57.126cm" svg:viewBox="0 0 1001 1001" draw:points="0,1001 1001,1001 1001,0 0,0">
          <text:p/>
        </draw:polygon>
        <draw:polygon draw:style-name="gr16" draw:text-style-name="P4" draw:layer="layout" svg:width="0.186cm" svg:height="1cm" svg:x="76.764cm" svg:y="57.126cm" svg:viewBox="0 0 187 1001" draw:points="0,1001 186,1001 187,0 0,0">
          <text:p/>
        </draw:polygon>
        <draw:polygon draw:style-name="gr16" draw:text-style-name="P4" draw:layer="layout" svg:width="1cm" svg:height="1cm" svg:x="76.764cm" svg:y="58.226cm" svg:viewBox="0 0 1001 1001" draw:points="0,1001 1001,1001 1001,0 0,0">
          <text:p/>
        </draw:polygon>
        <draw:polygon draw:style-name="gr16" draw:text-style-name="P4" draw:layer="layout" svg:width="0.186cm" svg:height="1cm" svg:x="76.764cm" svg:y="58.226cm" svg:viewBox="0 0 187 1001" draw:points="0,1001 187,1001 187,0 0,0">
          <text:p/>
        </draw:polygon>
        <draw:polygon draw:style-name="gr16" draw:text-style-name="P4" draw:layer="layout" svg:width="1cm" svg:height="1cm" svg:x="76.764cm" svg:y="59.326cm" svg:viewBox="0 0 1001 1001" draw:points="0,1001 1001,1001 1001,0 0,0">
          <text:p/>
        </draw:polygon>
        <draw:polygon draw:style-name="gr16" draw:text-style-name="P4" draw:layer="layout" svg:width="0.186cm" svg:height="1cm" svg:x="76.764cm" svg:y="59.326cm" svg:viewBox="0 0 187 1001" draw:points="0,1001 187,1001 187,0 0,0">
          <text:p/>
        </draw:polygon>
        <draw:polygon draw:style-name="gr16" draw:text-style-name="P4" draw:layer="layout" svg:width="1cm" svg:height="1cm" svg:x="76.764cm" svg:y="60.426cm" svg:viewBox="0 0 1001 1001" draw:points="0,1001 1000,1001 1001,0 0,0">
          <text:p/>
        </draw:polygon>
        <draw:polygon draw:style-name="gr16" draw:text-style-name="P4" draw:layer="layout" svg:width="0.186cm" svg:height="1cm" svg:x="76.764cm" svg:y="60.426cm" svg:viewBox="0 0 187 1001" draw:points="0,1001 187,1001 187,0 0,0">
          <text:p/>
        </draw:polygon>
        <draw:polygon draw:style-name="gr16" draw:text-style-name="P4" draw:layer="layout" svg:width="1cm" svg:height="1cm" svg:x="76.764cm" svg:y="61.526cm" svg:viewBox="0 0 1001 1001" draw:points="0,1001 1001,1001 1001,0 0,0">
          <text:p/>
        </draw:polygon>
        <draw:polygon draw:style-name="gr16" draw:text-style-name="P4" draw:layer="layout" svg:width="0.186cm" svg:height="1cm" svg:x="76.764cm" svg:y="61.526cm" svg:viewBox="0 0 187 1001" draw:points="0,1001 187,1001 187,0 0,0">
          <text:p/>
        </draw:polygon>
        <draw:polygon draw:style-name="gr16" draw:text-style-name="P4" draw:layer="layout" svg:width="1cm" svg:height="1cm" svg:x="76.764cm" svg:y="62.626cm" svg:viewBox="0 0 1001 1001" draw:points="0,1001 1001,1001 1001,0 0,0">
          <text:p/>
        </draw:polygon>
        <draw:polygon draw:style-name="gr16" draw:text-style-name="P4" draw:layer="layout" svg:width="0.186cm" svg:height="1cm" svg:x="76.764cm" svg:y="62.626cm" svg:viewBox="0 0 187 1001" draw:points="0,1001 187,1001 187,0 0,0">
          <text:p/>
        </draw:polygon>
        <draw:polygon draw:style-name="gr16" draw:text-style-name="P4" draw:layer="layout" svg:width="1cm" svg:height="1cm" svg:x="76.764cm" svg:y="63.726cm" svg:viewBox="0 0 1001 1001" draw:points="0,1001 1001,1001 1001,0 0,0">
          <text:p/>
        </draw:polygon>
        <draw:polygon draw:style-name="gr16" draw:text-style-name="P4" draw:layer="layout" svg:width="0.186cm" svg:height="1cm" svg:x="76.764cm" svg:y="63.726cm" svg:viewBox="0 0 187 1001" draw:points="0,1001 186,1001 187,0 0,0">
          <text:p/>
        </draw:polygon>
        <draw:polygon draw:style-name="gr16" draw:text-style-name="P4" draw:layer="layout" svg:width="1cm" svg:height="1cm" svg:x="76.764cm" svg:y="64.826cm" svg:viewBox="0 0 1001 1001" draw:points="0,1001 1001,1001 1001,0 0,0">
          <text:p/>
        </draw:polygon>
        <draw:polygon draw:style-name="gr16" draw:text-style-name="P4" draw:layer="layout" svg:width="0.186cm" svg:height="1cm" svg:x="76.764cm" svg:y="64.826cm" svg:viewBox="0 0 187 1001" draw:points="0,1001 187,1001 187,0 0,0">
          <text:p/>
        </draw:polygon>
        <draw:polygon draw:style-name="gr16" draw:text-style-name="P4" draw:layer="layout" svg:width="1cm" svg:height="1cm" svg:x="76.764cm" svg:y="68.126cm" svg:viewBox="0 0 1001 1001" draw:points="0,1001 1001,1001 1001,0 0,0">
          <text:p/>
        </draw:polygon>
        <draw:polygon draw:style-name="gr16" draw:text-style-name="P4" draw:layer="layout" svg:width="0.186cm" svg:height="1cm" svg:x="76.764cm" svg:y="68.126cm" svg:viewBox="0 0 187 1001" draw:points="0,1001 187,1001 187,0 0,0">
          <text:p/>
        </draw:polygon>
        <draw:polygon draw:style-name="gr16" draw:text-style-name="P4" draw:layer="layout" svg:width="1cm" svg:height="1cm" svg:x="76.764cm" svg:y="69.226cm" svg:viewBox="0 0 1001 1001" draw:points="0,1001 1001,1001 1001,0 0,0">
          <text:p/>
        </draw:polygon>
        <draw:polygon draw:style-name="gr16" draw:text-style-name="P4" draw:layer="layout" svg:width="0.186cm" svg:height="1cm" svg:x="76.764cm" svg:y="69.226cm" svg:viewBox="0 0 187 1001" draw:points="0,1001 187,1001 187,0 0,0">
          <text:p/>
        </draw:polygon>
        <draw:polygon draw:style-name="gr16" draw:text-style-name="P4" draw:layer="layout" svg:width="1cm" svg:height="1cm" svg:x="76.764cm" svg:y="70.326cm" svg:viewBox="0 0 1001 1001" draw:points="0,1001 1001,1001 1001,0 0,0">
          <text:p/>
        </draw:polygon>
        <draw:polygon draw:style-name="gr16" draw:text-style-name="P4" draw:layer="layout" svg:width="0.186cm" svg:height="1cm" svg:x="76.764cm" svg:y="70.326cm" svg:viewBox="0 0 187 1001" draw:points="0,1001 187,1001 187,0 0,0">
          <text:p/>
        </draw:polygon>
        <draw:polygon draw:style-name="gr16" draw:text-style-name="P4" draw:layer="layout" svg:width="1cm" svg:height="1cm" svg:x="76.764cm" svg:y="71.426cm" svg:viewBox="0 0 1001 1001" draw:points="0,1001 1001,1001 1001,0 0,0">
          <text:p/>
        </draw:polygon>
        <draw:polygon draw:style-name="gr16" draw:text-style-name="P4" draw:layer="layout" svg:width="0.186cm" svg:height="1cm" svg:x="76.764cm" svg:y="71.426cm" svg:viewBox="0 0 187 1001" draw:points="0,1001 187,1001 187,0 0,0">
          <text:p/>
        </draw:polygon>
        <draw:polygon draw:style-name="gr16" draw:text-style-name="P4" draw:layer="layout" svg:width="1cm" svg:height="1cm" svg:x="76.764cm" svg:y="72.526cm" svg:viewBox="0 0 1001 1001" draw:points="0,1001 1001,1001 1001,0 0,0">
          <text:p/>
        </draw:polygon>
        <draw:polygon draw:style-name="gr16" draw:text-style-name="P4" draw:layer="layout" svg:width="0.186cm" svg:height="1cm" svg:x="76.764cm" svg:y="72.526cm" svg:viewBox="0 0 187 1001" draw:points="0,1001 187,1001 187,0 0,0">
          <text:p/>
        </draw:polygon>
        <draw:polygon draw:style-name="gr16" draw:text-style-name="P4" draw:layer="layout" svg:width="1cm" svg:height="1cm" svg:x="76.764cm" svg:y="73.626cm" svg:viewBox="0 0 1001 1001" draw:points="0,1001 1000,1001 1001,0 0,0">
          <text:p/>
        </draw:polygon>
        <draw:polygon draw:style-name="gr16" draw:text-style-name="P4" draw:layer="layout" svg:width="0.186cm" svg:height="1cm" svg:x="76.764cm" svg:y="73.626cm" svg:viewBox="0 0 187 1001" draw:points="0,1001 187,1001 187,0 0,0">
          <text:p/>
        </draw:polygon>
        <draw:polygon draw:style-name="gr16" draw:text-style-name="P4" draw:layer="layout" svg:width="1cm" svg:height="1cm" svg:x="76.764cm" svg:y="74.726cm" svg:viewBox="0 0 1001 1001" draw:points="0,1001 1001,1001 1001,0 0,0">
          <text:p/>
        </draw:polygon>
        <draw:polygon draw:style-name="gr16" draw:text-style-name="P4" draw:layer="layout" svg:width="0.186cm" svg:height="1cm" svg:x="76.764cm" svg:y="74.726cm" svg:viewBox="0 0 187 1001" draw:points="0,1001 187,1001 187,0 0,0">
          <text:p/>
        </draw:polygon>
        <draw:polygon draw:style-name="gr16" draw:text-style-name="P4" draw:layer="layout" svg:width="1cm" svg:height="1cm" svg:x="76.764cm" svg:y="75.826cm" svg:viewBox="0 0 1001 1001" draw:points="0,1001 1001,1001 1001,0 0,0">
          <text:p/>
        </draw:polygon>
        <draw:polygon draw:style-name="gr16" draw:text-style-name="P4" draw:layer="layout" svg:width="0.186cm" svg:height="1cm" svg:x="76.764cm" svg:y="75.826cm" svg:viewBox="0 0 187 1001" draw:points="0,1001 187,1001 187,0 0,0">
          <text:p/>
        </draw:polygon>
        <draw:polygon draw:style-name="gr16" draw:text-style-name="P4" draw:layer="layout" svg:width="1cm" svg:height="1cm" svg:x="76.764cm" svg:y="76.926cm" svg:viewBox="0 0 1001 1001" draw:points="0,1001 1001,1001 1001,0 0,0">
          <text:p/>
        </draw:polygon>
        <draw:polygon draw:style-name="gr16" draw:text-style-name="P4" draw:layer="layout" svg:width="0.186cm" svg:height="1cm" svg:x="76.764cm" svg:y="76.926cm" svg:viewBox="0 0 187 1001" draw:points="0,1001 186,1001 187,0 0,0">
          <text:p/>
        </draw:polygon>
        <draw:polygon draw:style-name="gr16" draw:text-style-name="P4" draw:layer="layout" svg:width="1cm" svg:height="1cm" svg:x="76.764cm" svg:y="78.026cm" svg:viewBox="0 0 1001 1001" draw:points="0,1001 1001,1001 1001,0 0,0">
          <text:p/>
        </draw:polygon>
        <draw:polygon draw:style-name="gr16" draw:text-style-name="P4" draw:layer="layout" svg:width="0.186cm" svg:height="1cm" svg:x="76.764cm" svg:y="78.026cm" svg:viewBox="0 0 187 1001" draw:points="0,1001 187,1001 187,0 0,0">
          <text:p/>
        </draw:polygon>
        <draw:polygon draw:style-name="gr16" draw:text-style-name="P4" draw:layer="layout" svg:width="1cm" svg:height="1cm" svg:x="76.764cm" svg:y="79.126cm" svg:viewBox="0 0 1001 1001" draw:points="0,1001 1001,1001 1001,0 0,0">
          <text:p/>
        </draw:polygon>
        <draw:polygon draw:style-name="gr16" draw:text-style-name="P4" draw:layer="layout" svg:width="0.186cm" svg:height="1cm" svg:x="76.764cm" svg:y="79.126cm" svg:viewBox="0 0 187 1001" draw:points="0,1000 187,1001 187,0 0,0">
          <text:p/>
        </draw:polygon>
        <draw:polygon draw:style-name="gr16" draw:text-style-name="P4" draw:layer="layout" svg:width="1cm" svg:height="1cm" svg:x="74.854cm" svg:y="53.826cm" svg:viewBox="0 0 1001 1001" draw:points="0,1001 1001,1001 1001,0 0,0">
          <text:p/>
        </draw:polygon>
        <draw:polygon draw:style-name="gr16" draw:text-style-name="P4" draw:layer="layout" svg:width="0.186cm" svg:height="1cm" svg:x="74.854cm" svg:y="53.826cm" svg:viewBox="0 0 187 1001" draw:points="0,1001 187,1001 187,0 0,0">
          <text:p/>
        </draw:polygon>
        <draw:polygon draw:style-name="gr16" draw:text-style-name="P4" draw:layer="layout" svg:width="1cm" svg:height="1cm" svg:x="74.854cm" svg:y="54.926cm" svg:viewBox="0 0 1001 1001" draw:points="0,1001 1001,1001 1001,0 0,0">
          <text:p/>
        </draw:polygon>
        <draw:polygon draw:style-name="gr16" draw:text-style-name="P4" draw:layer="layout" svg:width="0.186cm" svg:height="1cm" svg:x="74.854cm" svg:y="54.926cm" svg:viewBox="0 0 187 1001" draw:points="0,1001 187,1001 187,0 0,0">
          <text:p/>
        </draw:polygon>
        <draw:polygon draw:style-name="gr16" draw:text-style-name="P4" draw:layer="layout" svg:width="1cm" svg:height="1cm" svg:x="74.854cm" svg:y="56.026cm" svg:viewBox="0 0 1001 1001" draw:points="0,1001 1001,1001 1001,0 0,0">
          <text:p/>
        </draw:polygon>
        <draw:polygon draw:style-name="gr16" draw:text-style-name="P4" draw:layer="layout" svg:width="0.186cm" svg:height="1cm" svg:x="74.854cm" svg:y="56.026cm" svg:viewBox="0 0 187 1001" draw:points="0,1001 187,1001 187,0 0,0">
          <text:p/>
        </draw:polygon>
        <draw:polygon draw:style-name="gr16" draw:text-style-name="P4" draw:layer="layout" svg:width="1cm" svg:height="1cm" svg:x="74.854cm" svg:y="57.126cm" svg:viewBox="0 0 1001 1001" draw:points="0,1001 1001,1001 1001,0 0,0">
          <text:p/>
        </draw:polygon>
        <draw:polygon draw:style-name="gr16" draw:text-style-name="P4" draw:layer="layout" svg:width="0.186cm" svg:height="1cm" svg:x="74.854cm" svg:y="57.126cm" svg:viewBox="0 0 187 1001" draw:points="0,1001 187,1001 187,0 0,0">
          <text:p/>
        </draw:polygon>
        <draw:polygon draw:style-name="gr16" draw:text-style-name="P4" draw:layer="layout" svg:width="1cm" svg:height="1cm" svg:x="74.854cm" svg:y="58.226cm" svg:viewBox="0 0 1001 1001" draw:points="0,1001 1001,1001 1001,0 0,0">
          <text:p/>
        </draw:polygon>
        <draw:polygon draw:style-name="gr16" draw:text-style-name="P4" draw:layer="layout" svg:width="0.186cm" svg:height="1cm" svg:x="74.854cm" svg:y="58.226cm" svg:viewBox="0 0 187 1001" draw:points="0,1001 187,1001 187,0 0,0">
          <text:p/>
        </draw:polygon>
        <draw:polygon draw:style-name="gr16" draw:text-style-name="P4" draw:layer="layout" svg:width="1cm" svg:height="1cm" svg:x="74.854cm" svg:y="59.326cm" svg:viewBox="0 0 1001 1001" draw:points="0,1001 1001,1001 1001,0 0,0">
          <text:p/>
        </draw:polygon>
        <draw:polygon draw:style-name="gr16" draw:text-style-name="P4" draw:layer="layout" svg:width="0.186cm" svg:height="1cm" svg:x="74.854cm" svg:y="59.326cm" svg:viewBox="0 0 187 1001" draw:points="0,1001 187,1001 187,0 0,0">
          <text:p/>
        </draw:polygon>
        <draw:polygon draw:style-name="gr16" draw:text-style-name="P4" draw:layer="layout" svg:width="1cm" svg:height="1cm" svg:x="74.854cm" svg:y="60.426cm" svg:viewBox="0 0 1001 1001" draw:points="0,1001 1001,1001 1001,0 0,0">
          <text:p/>
        </draw:polygon>
        <draw:polygon draw:style-name="gr16" draw:text-style-name="P4" draw:layer="layout" svg:width="0.186cm" svg:height="1cm" svg:x="74.854cm" svg:y="60.426cm" svg:viewBox="0 0 187 1001" draw:points="0,1001 187,1001 187,0 0,0">
          <text:p/>
        </draw:polygon>
        <draw:polygon draw:style-name="gr16" draw:text-style-name="P4" draw:layer="layout" svg:width="1cm" svg:height="1cm" svg:x="74.854cm" svg:y="61.526cm" svg:viewBox="0 0 1001 1001" draw:points="0,1001 1001,1001 1001,0 0,0">
          <text:p/>
        </draw:polygon>
        <draw:polygon draw:style-name="gr16" draw:text-style-name="P4" draw:layer="layout" svg:width="0.186cm" svg:height="1cm" svg:x="74.854cm" svg:y="61.526cm" svg:viewBox="0 0 187 1001" draw:points="0,1001 187,1001 187,0 0,0">
          <text:p/>
        </draw:polygon>
        <draw:polygon draw:style-name="gr16" draw:text-style-name="P4" draw:layer="layout" svg:width="1cm" svg:height="1cm" svg:x="74.854cm" svg:y="62.626cm" svg:viewBox="0 0 1001 1001" draw:points="0,1001 1001,1001 1001,0 0,0">
          <text:p/>
        </draw:polygon>
        <draw:polygon draw:style-name="gr16" draw:text-style-name="P4" draw:layer="layout" svg:width="0.186cm" svg:height="1cm" svg:x="74.854cm" svg:y="62.626cm" svg:viewBox="0 0 187 1001" draw:points="0,1001 187,1001 187,0 0,0">
          <text:p/>
        </draw:polygon>
        <draw:polygon draw:style-name="gr16" draw:text-style-name="P4" draw:layer="layout" svg:width="1cm" svg:height="1cm" svg:x="74.854cm" svg:y="63.726cm" svg:viewBox="0 0 1001 1001" draw:points="0,1001 1001,1001 1001,0 0,0">
          <text:p/>
        </draw:polygon>
        <draw:polygon draw:style-name="gr16" draw:text-style-name="P4" draw:layer="layout" svg:width="0.186cm" svg:height="1cm" svg:x="74.854cm" svg:y="63.726cm" svg:viewBox="0 0 187 1001" draw:points="0,1001 187,1001 187,0 0,0">
          <text:p/>
        </draw:polygon>
        <draw:polygon draw:style-name="gr16" draw:text-style-name="P4" draw:layer="layout" svg:width="1cm" svg:height="1cm" svg:x="74.854cm" svg:y="64.826cm" svg:viewBox="0 0 1001 1001" draw:points="0,1001 1001,1001 1001,0 0,0">
          <text:p/>
        </draw:polygon>
        <draw:polygon draw:style-name="gr16" draw:text-style-name="P4" draw:layer="layout" svg:width="0.186cm" svg:height="1cm" svg:x="74.854cm" svg:y="64.826cm" svg:viewBox="0 0 187 1001" draw:points="0,1001 187,1001 187,0 0,0">
          <text:p/>
        </draw:polygon>
        <draw:polygon draw:style-name="gr16" draw:text-style-name="P4" draw:layer="layout" svg:width="1cm" svg:height="1cm" svg:x="74.854cm" svg:y="68.126cm" svg:viewBox="0 0 1001 1001" draw:points="0,1001 1001,1001 1001,0 0,0">
          <text:p/>
        </draw:polygon>
        <draw:polygon draw:style-name="gr16" draw:text-style-name="P4" draw:layer="layout" svg:width="0.186cm" svg:height="1cm" svg:x="74.854cm" svg:y="68.126cm" svg:viewBox="0 0 187 1001" draw:points="0,1001 187,1001 187,0 0,0">
          <text:p/>
        </draw:polygon>
        <draw:polygon draw:style-name="gr16" draw:text-style-name="P4" draw:layer="layout" svg:width="1cm" svg:height="1cm" svg:x="74.854cm" svg:y="69.226cm" svg:viewBox="0 0 1001 1001" draw:points="0,1001 1001,1001 1001,0 0,0">
          <text:p/>
        </draw:polygon>
        <draw:polygon draw:style-name="gr16" draw:text-style-name="P4" draw:layer="layout" svg:width="0.186cm" svg:height="1cm" svg:x="74.854cm" svg:y="69.226cm" svg:viewBox="0 0 187 1001" draw:points="0,1001 187,1001 187,0 0,0">
          <text:p/>
        </draw:polygon>
        <draw:polygon draw:style-name="gr16" draw:text-style-name="P4" draw:layer="layout" svg:width="1cm" svg:height="1cm" svg:x="74.854cm" svg:y="70.326cm" svg:viewBox="0 0 1001 1001" draw:points="0,1001 1001,1001 1001,0 0,0">
          <text:p/>
        </draw:polygon>
        <draw:polygon draw:style-name="gr16" draw:text-style-name="P4" draw:layer="layout" svg:width="0.186cm" svg:height="1cm" svg:x="74.854cm" svg:y="70.326cm" svg:viewBox="0 0 187 1001" draw:points="0,1001 187,1001 187,0 0,0">
          <text:p/>
        </draw:polygon>
        <draw:polygon draw:style-name="gr16" draw:text-style-name="P4" draw:layer="layout" svg:width="1cm" svg:height="1cm" svg:x="74.854cm" svg:y="71.426cm" svg:viewBox="0 0 1001 1001" draw:points="0,1001 1001,1001 1001,0 0,0">
          <text:p/>
        </draw:polygon>
        <draw:polygon draw:style-name="gr16" draw:text-style-name="P4" draw:layer="layout" svg:width="0.186cm" svg:height="1cm" svg:x="74.854cm" svg:y="71.426cm" svg:viewBox="0 0 187 1001" draw:points="0,1001 187,1001 187,0 0,0">
          <text:p/>
        </draw:polygon>
        <draw:polygon draw:style-name="gr16" draw:text-style-name="P4" draw:layer="layout" svg:width="1cm" svg:height="1cm" svg:x="74.854cm" svg:y="72.526cm" svg:viewBox="0 0 1001 1001" draw:points="0,1001 1001,1001 1001,0 0,0">
          <text:p/>
        </draw:polygon>
        <draw:polygon draw:style-name="gr16" draw:text-style-name="P4" draw:layer="layout" svg:width="0.186cm" svg:height="1cm" svg:x="74.854cm" svg:y="72.526cm" svg:viewBox="0 0 187 1001" draw:points="0,1001 187,1001 187,0 0,0">
          <text:p/>
        </draw:polygon>
        <draw:polygon draw:style-name="gr16" draw:text-style-name="P4" draw:layer="layout" svg:width="1cm" svg:height="1cm" svg:x="74.854cm" svg:y="73.626cm" svg:viewBox="0 0 1001 1001" draw:points="0,1001 1001,1001 1001,0 0,0">
          <text:p/>
        </draw:polygon>
        <draw:polygon draw:style-name="gr16" draw:text-style-name="P4" draw:layer="layout" svg:width="0.186cm" svg:height="1cm" svg:x="74.854cm" svg:y="73.626cm" svg:viewBox="0 0 187 1001" draw:points="0,1001 187,1001 187,0 0,0">
          <text:p/>
        </draw:polygon>
        <draw:polygon draw:style-name="gr16" draw:text-style-name="P4" draw:layer="layout" svg:width="1cm" svg:height="1cm" svg:x="74.854cm" svg:y="74.726cm" svg:viewBox="0 0 1001 1001" draw:points="0,1001 1001,1001 1001,0 0,0">
          <text:p/>
        </draw:polygon>
        <draw:polygon draw:style-name="gr16" draw:text-style-name="P4" draw:layer="layout" svg:width="0.186cm" svg:height="1cm" svg:x="74.854cm" svg:y="74.726cm" svg:viewBox="0 0 187 1001" draw:points="0,1001 187,1001 187,0 0,0">
          <text:p/>
        </draw:polygon>
        <draw:polygon draw:style-name="gr16" draw:text-style-name="P4" draw:layer="layout" svg:width="1cm" svg:height="1cm" svg:x="74.854cm" svg:y="75.826cm" svg:viewBox="0 0 1001 1001" draw:points="0,1001 1001,1001 1001,0 0,0">
          <text:p/>
        </draw:polygon>
        <draw:polygon draw:style-name="gr16" draw:text-style-name="P4" draw:layer="layout" svg:width="0.186cm" svg:height="1cm" svg:x="74.854cm" svg:y="75.826cm" svg:viewBox="0 0 187 1001" draw:points="0,1001 187,1001 187,0 0,0">
          <text:p/>
        </draw:polygon>
        <draw:polygon draw:style-name="gr16" draw:text-style-name="P4" draw:layer="layout" svg:width="1cm" svg:height="1cm" svg:x="74.854cm" svg:y="76.926cm" svg:viewBox="0 0 1001 1001" draw:points="0,1001 1001,1001 1001,0 0,0">
          <text:p/>
        </draw:polygon>
        <draw:polygon draw:style-name="gr16" draw:text-style-name="P4" draw:layer="layout" svg:width="0.186cm" svg:height="1cm" svg:x="74.854cm" svg:y="76.926cm" svg:viewBox="0 0 187 1001" draw:points="0,1001 187,1001 187,0 0,0">
          <text:p/>
        </draw:polygon>
        <draw:polygon draw:style-name="gr16" draw:text-style-name="P4" draw:layer="layout" svg:width="1cm" svg:height="1cm" svg:x="74.854cm" svg:y="78.026cm" svg:viewBox="0 0 1001 1001" draw:points="0,1001 1001,1001 1001,0 0,0">
          <text:p/>
        </draw:polygon>
        <draw:polygon draw:style-name="gr16" draw:text-style-name="P4" draw:layer="layout" svg:width="0.186cm" svg:height="1cm" svg:x="74.854cm" svg:y="78.026cm" svg:viewBox="0 0 187 1001" draw:points="0,1001 187,1001 187,0 0,0">
          <text:p/>
        </draw:polygon>
        <draw:polygon draw:style-name="gr16" draw:text-style-name="P4" draw:layer="layout" svg:width="1cm" svg:height="1cm" svg:x="74.854cm" svg:y="79.126cm" svg:viewBox="0 0 1001 1001" draw:points="0,1001 1001,1001 1001,0 0,0">
          <text:p/>
        </draw:polygon>
        <draw:polygon draw:style-name="gr16" draw:text-style-name="P4" draw:layer="layout" svg:width="0.186cm" svg:height="1cm" svg:x="74.854cm" svg:y="79.126cm" svg:viewBox="0 0 187 1001" draw:points="0,1001 187,1001 187,0 0,0">
          <text:p/>
        </draw:polygon>
        <draw:polygon draw:style-name="gr16" draw:text-style-name="P4" draw:layer="layout" svg:width="1cm" svg:height="1cm" svg:x="72.943cm" svg:y="53.826cm" svg:viewBox="0 0 1001 1001" draw:points="0,1001 1001,1001 1001,0 0,0">
          <text:p/>
        </draw:polygon>
        <draw:polygon draw:style-name="gr16" draw:text-style-name="P4" draw:layer="layout" svg:width="0.186cm" svg:height="1cm" svg:x="72.943cm" svg:y="53.826cm" svg:viewBox="0 0 187 1001" draw:points="0,1001 187,1001 187,0 0,0">
          <text:p/>
        </draw:polygon>
        <draw:polygon draw:style-name="gr16" draw:text-style-name="P4" draw:layer="layout" svg:width="1cm" svg:height="1cm" svg:x="72.943cm" svg:y="54.926cm" svg:viewBox="0 0 1001 1001" draw:points="0,1001 1001,1001 1001,0 0,0">
          <text:p/>
        </draw:polygon>
        <draw:polygon draw:style-name="gr16" draw:text-style-name="P4" draw:layer="layout" svg:width="0.186cm" svg:height="1cm" svg:x="72.943cm" svg:y="54.926cm" svg:viewBox="0 0 187 1001" draw:points="0,1001 187,1001 187,0 0,0">
          <text:p/>
        </draw:polygon>
        <draw:polygon draw:style-name="gr16" draw:text-style-name="P4" draw:layer="layout" svg:width="1cm" svg:height="1cm" svg:x="72.943cm" svg:y="56.026cm" svg:viewBox="0 0 1001 1001" draw:points="0,1001 1001,1001 1001,0 0,0">
          <text:p/>
        </draw:polygon>
        <draw:polygon draw:style-name="gr16" draw:text-style-name="P4" draw:layer="layout" svg:width="0.186cm" svg:height="1cm" svg:x="72.943cm" svg:y="56.026cm" svg:viewBox="0 0 187 1001" draw:points="0,1001 187,1001 187,0 0,0">
          <text:p/>
        </draw:polygon>
        <draw:polygon draw:style-name="gr16" draw:text-style-name="P4" draw:layer="layout" svg:width="1cm" svg:height="1cm" svg:x="72.943cm" svg:y="57.126cm" svg:viewBox="0 0 1001 1001" draw:points="0,1001 1001,1001 1001,0 0,0">
          <text:p/>
        </draw:polygon>
        <draw:polygon draw:style-name="gr16" draw:text-style-name="P4" draw:layer="layout" svg:width="0.186cm" svg:height="1cm" svg:x="72.943cm" svg:y="57.126cm" svg:viewBox="0 0 187 1001" draw:points="0,1001 187,1001 187,0 0,0">
          <text:p/>
        </draw:polygon>
        <draw:polygon draw:style-name="gr16" draw:text-style-name="P4" draw:layer="layout" svg:width="1cm" svg:height="1cm" svg:x="72.943cm" svg:y="58.226cm" svg:viewBox="0 0 1001 1001" draw:points="0,1001 1001,1000 1001,0 0,0">
          <text:p/>
        </draw:polygon>
        <draw:polygon draw:style-name="gr16" draw:text-style-name="P4" draw:layer="layout" svg:width="0.186cm" svg:height="1cm" svg:x="72.943cm" svg:y="58.226cm" svg:viewBox="0 0 187 1001" draw:points="0,1001 187,1000 187,0 0,0">
          <text:p/>
        </draw:polygon>
        <draw:polygon draw:style-name="gr16" draw:text-style-name="P4" draw:layer="layout" svg:width="1cm" svg:height="1cm" svg:x="72.943cm" svg:y="59.326cm" svg:viewBox="0 0 1001 1001" draw:points="0,1001 1001,1001 1001,0 0,0">
          <text:p/>
        </draw:polygon>
        <draw:polygon draw:style-name="gr16" draw:text-style-name="P4" draw:layer="layout" svg:width="0.186cm" svg:height="1cm" svg:x="72.943cm" svg:y="59.326cm" svg:viewBox="0 0 187 1001" draw:points="0,1001 187,1001 187,0 0,0">
          <text:p/>
        </draw:polygon>
        <draw:polygon draw:style-name="gr16" draw:text-style-name="P4" draw:layer="layout" svg:width="1cm" svg:height="1cm" svg:x="72.943cm" svg:y="60.426cm" svg:viewBox="0 0 1001 1001" draw:points="0,1001 1001,1001 1001,0 0,0">
          <text:p/>
        </draw:polygon>
        <draw:polygon draw:style-name="gr16" draw:text-style-name="P4" draw:layer="layout" svg:width="0.186cm" svg:height="1cm" svg:x="72.943cm" svg:y="60.426cm" svg:viewBox="0 0 187 1001" draw:points="0,1001 187,1001 187,0 0,0">
          <text:p/>
        </draw:polygon>
        <draw:polygon draw:style-name="gr16" draw:text-style-name="P4" draw:layer="layout" svg:width="1cm" svg:height="1cm" svg:x="72.943cm" svg:y="61.526cm" svg:viewBox="0 0 1001 1001" draw:points="0,1001 1001,1001 1001,0 0,0">
          <text:p/>
        </draw:polygon>
        <draw:polygon draw:style-name="gr16" draw:text-style-name="P4" draw:layer="layout" svg:width="0.186cm" svg:height="1cm" svg:x="72.943cm" svg:y="61.526cm" svg:viewBox="0 0 187 1001" draw:points="0,1001 187,1001 187,0 0,0">
          <text:p/>
        </draw:polygon>
        <draw:polygon draw:style-name="gr16" draw:text-style-name="P4" draw:layer="layout" svg:width="1cm" svg:height="1cm" svg:x="72.943cm" svg:y="62.626cm" svg:viewBox="0 0 1001 1001" draw:points="0,1001 1001,1001 1001,0 0,0">
          <text:p/>
        </draw:polygon>
        <draw:polygon draw:style-name="gr16" draw:text-style-name="P4" draw:layer="layout" svg:width="0.186cm" svg:height="1cm" svg:x="72.943cm" svg:y="62.626cm" svg:viewBox="0 0 187 1001" draw:points="0,1001 187,1001 187,0 0,0">
          <text:p/>
        </draw:polygon>
        <draw:polygon draw:style-name="gr16" draw:text-style-name="P4" draw:layer="layout" svg:width="1cm" svg:height="1cm" svg:x="72.943cm" svg:y="63.726cm" svg:viewBox="0 0 1001 1001" draw:points="0,1001 1001,1001 1001,0 0,0">
          <text:p/>
        </draw:polygon>
        <draw:polygon draw:style-name="gr16" draw:text-style-name="P4" draw:layer="layout" svg:width="0.186cm" svg:height="1cm" svg:x="72.943cm" svg:y="63.726cm" svg:viewBox="0 0 187 1001" draw:points="0,1001 187,1001 187,0 0,0">
          <text:p/>
        </draw:polygon>
        <draw:polygon draw:style-name="gr16" draw:text-style-name="P4" draw:layer="layout" svg:width="1cm" svg:height="1cm" svg:x="72.943cm" svg:y="64.826cm" svg:viewBox="0 0 1001 1001" draw:points="0,1001 1001,1001 1001,0 0,0">
          <text:p/>
        </draw:polygon>
        <draw:polygon draw:style-name="gr16" draw:text-style-name="P4" draw:layer="layout" svg:width="0.186cm" svg:height="1cm" svg:x="72.943cm" svg:y="64.826cm" svg:viewBox="0 0 187 1001" draw:points="0,1001 187,1001 187,0 0,0">
          <text:p/>
        </draw:polygon>
        <draw:polygon draw:style-name="gr16" draw:text-style-name="P4" draw:layer="layout" svg:width="1cm" svg:height="1cm" svg:x="72.943cm" svg:y="68.126cm" svg:viewBox="0 0 1001 1001" draw:points="0,1001 1001,1001 1001,0 0,0">
          <text:p/>
        </draw:polygon>
        <draw:polygon draw:style-name="gr16" draw:text-style-name="P4" draw:layer="layout" svg:width="0.186cm" svg:height="1cm" svg:x="72.943cm" svg:y="68.126cm" svg:viewBox="0 0 187 1001" draw:points="0,1001 187,1001 187,0 0,0">
          <text:p/>
        </draw:polygon>
        <draw:polygon draw:style-name="gr16" draw:text-style-name="P4" draw:layer="layout" svg:width="1cm" svg:height="1cm" svg:x="72.943cm" svg:y="69.226cm" svg:viewBox="0 0 1001 1001" draw:points="0,1001 1001,1001 1001,0 0,0">
          <text:p/>
        </draw:polygon>
        <draw:polygon draw:style-name="gr16" draw:text-style-name="P4" draw:layer="layout" svg:width="0.186cm" svg:height="1cm" svg:x="72.943cm" svg:y="69.226cm" svg:viewBox="0 0 187 1001" draw:points="0,1001 187,1001 187,0 0,0">
          <text:p/>
        </draw:polygon>
        <draw:polygon draw:style-name="gr16" draw:text-style-name="P4" draw:layer="layout" svg:width="1cm" svg:height="1cm" svg:x="72.943cm" svg:y="70.326cm" svg:viewBox="0 0 1001 1001" draw:points="0,1001 1001,1001 1001,0 0,0">
          <text:p/>
        </draw:polygon>
        <draw:polygon draw:style-name="gr16" draw:text-style-name="P4" draw:layer="layout" svg:width="0.186cm" svg:height="1cm" svg:x="72.943cm" svg:y="70.326cm" svg:viewBox="0 0 187 1001" draw:points="0,1001 187,1001 187,0 0,0">
          <text:p/>
        </draw:polygon>
        <draw:polygon draw:style-name="gr16" draw:text-style-name="P4" draw:layer="layout" svg:width="1cm" svg:height="1cm" svg:x="72.943cm" svg:y="71.426cm" svg:viewBox="0 0 1001 1001" draw:points="0,1001 1001,1001 1001,0 0,0">
          <text:p/>
        </draw:polygon>
        <draw:polygon draw:style-name="gr16" draw:text-style-name="P4" draw:layer="layout" svg:width="0.186cm" svg:height="1cm" svg:x="72.943cm" svg:y="71.426cm" svg:viewBox="0 0 187 1001" draw:points="0,1001 187,1001 187,0 0,0">
          <text:p/>
        </draw:polygon>
        <draw:polygon draw:style-name="gr16" draw:text-style-name="P4" draw:layer="layout" svg:width="1cm" svg:height="1cm" svg:x="72.943cm" svg:y="72.526cm" svg:viewBox="0 0 1001 1001" draw:points="0,1001 1001,1001 1001,0 0,0">
          <text:p/>
        </draw:polygon>
        <draw:polygon draw:style-name="gr16" draw:text-style-name="P4" draw:layer="layout" svg:width="0.186cm" svg:height="1cm" svg:x="72.943cm" svg:y="72.526cm" svg:viewBox="0 0 187 1001" draw:points="0,1001 187,1001 187,0 0,0">
          <text:p/>
        </draw:polygon>
        <draw:polygon draw:style-name="gr16" draw:text-style-name="P4" draw:layer="layout" svg:width="1cm" svg:height="1cm" svg:x="72.943cm" svg:y="73.626cm" svg:viewBox="0 0 1001 1001" draw:points="0,1001 1001,1001 1001,0 0,0">
          <text:p/>
        </draw:polygon>
        <draw:polygon draw:style-name="gr16" draw:text-style-name="P4" draw:layer="layout" svg:width="0.186cm" svg:height="1cm" svg:x="72.943cm" svg:y="73.626cm" svg:viewBox="0 0 187 1001" draw:points="0,1001 187,1001 187,0 0,0">
          <text:p/>
        </draw:polygon>
        <draw:polygon draw:style-name="gr16" draw:text-style-name="P4" draw:layer="layout" svg:width="1cm" svg:height="1cm" svg:x="72.943cm" svg:y="74.726cm" svg:viewBox="0 0 1001 1001" draw:points="0,1001 1001,1001 1001,0 0,0">
          <text:p/>
        </draw:polygon>
        <draw:polygon draw:style-name="gr16" draw:text-style-name="P4" draw:layer="layout" svg:width="0.186cm" svg:height="1cm" svg:x="72.943cm" svg:y="74.726cm" svg:viewBox="0 0 187 1001" draw:points="0,1001 187,1001 187,0 0,0">
          <text:p/>
        </draw:polygon>
        <draw:polygon draw:style-name="gr16" draw:text-style-name="P4" draw:layer="layout" svg:width="1cm" svg:height="1cm" svg:x="72.943cm" svg:y="75.826cm" svg:viewBox="0 0 1001 1001" draw:points="0,1001 1001,1001 1001,0 0,0">
          <text:p/>
        </draw:polygon>
        <draw:polygon draw:style-name="gr16" draw:text-style-name="P4" draw:layer="layout" svg:width="0.186cm" svg:height="1cm" svg:x="72.943cm" svg:y="75.826cm" svg:viewBox="0 0 187 1001" draw:points="0,1001 187,1001 187,0 0,0">
          <text:p/>
        </draw:polygon>
        <draw:polygon draw:style-name="gr16" draw:text-style-name="P4" draw:layer="layout" svg:width="1cm" svg:height="1cm" svg:x="72.943cm" svg:y="76.926cm" svg:viewBox="0 0 1001 1001" draw:points="0,1001 1001,1001 1001,0 0,0">
          <text:p/>
        </draw:polygon>
        <draw:polygon draw:style-name="gr16" draw:text-style-name="P4" draw:layer="layout" svg:width="0.186cm" svg:height="1cm" svg:x="72.943cm" svg:y="76.926cm" svg:viewBox="0 0 187 1001" draw:points="0,1001 187,1001 187,0 0,0">
          <text:p/>
        </draw:polygon>
        <draw:polygon draw:style-name="gr16" draw:text-style-name="P4" draw:layer="layout" svg:width="1cm" svg:height="1cm" svg:x="72.943cm" svg:y="78.026cm" svg:viewBox="0 0 1001 1001" draw:points="0,1001 1001,1001 1001,0 0,0">
          <text:p/>
        </draw:polygon>
        <draw:polygon draw:style-name="gr16" draw:text-style-name="P4" draw:layer="layout" svg:width="0.186cm" svg:height="1cm" svg:x="72.943cm" svg:y="78.026cm" svg:viewBox="0 0 187 1001" draw:points="0,1001 187,1001 187,0 0,0">
          <text:p/>
        </draw:polygon>
        <draw:polygon draw:style-name="gr16" draw:text-style-name="P4" draw:layer="layout" svg:width="1cm" svg:height="1cm" svg:x="72.943cm" svg:y="79.126cm" svg:viewBox="0 0 1001 1001" draw:points="0,1001 1001,1001 1001,0 0,0">
          <text:p/>
        </draw:polygon>
        <draw:polygon draw:style-name="gr16" draw:text-style-name="P4" draw:layer="layout" svg:width="0.186cm" svg:height="1cm" svg:x="72.943cm" svg:y="79.126cm" svg:viewBox="0 0 187 1001" draw:points="0,1001 187,1001 187,0 0,0">
          <text:p/>
        </draw:polygon>
        <draw:polygon draw:style-name="gr16" draw:text-style-name="P4" draw:layer="layout" svg:width="1cm" svg:height="1cm" svg:x="70.854cm" svg:y="53.826cm" svg:viewBox="0 0 1001 1001" draw:points="0,1001 1001,1001 1001,0 0,0">
          <text:p/>
        </draw:polygon>
        <draw:polygon draw:style-name="gr16" draw:text-style-name="P4" draw:layer="layout" svg:width="0.186cm" svg:height="1cm" svg:x="70.854cm" svg:y="53.826cm" svg:viewBox="0 0 187 1001" draw:points="0,1001 187,1001 187,0 0,0">
          <text:p/>
        </draw:polygon>
        <draw:polygon draw:style-name="gr16" draw:text-style-name="P4" draw:layer="layout" svg:width="1cm" svg:height="1cm" svg:x="70.854cm" svg:y="54.926cm" svg:viewBox="0 0 1001 1001" draw:points="0,1001 1001,1001 1001,0 0,0">
          <text:p/>
        </draw:polygon>
        <draw:polygon draw:style-name="gr16" draw:text-style-name="P4" draw:layer="layout" svg:width="0.186cm" svg:height="1cm" svg:x="70.854cm" svg:y="54.926cm" svg:viewBox="0 0 187 1001" draw:points="0,1001 187,1001 187,0 0,0">
          <text:p/>
        </draw:polygon>
        <draw:polygon draw:style-name="gr16" draw:text-style-name="P4" draw:layer="layout" svg:width="1cm" svg:height="1cm" svg:x="70.854cm" svg:y="56.026cm" svg:viewBox="0 0 1001 1001" draw:points="0,1001 1001,1001 1001,0 0,0">
          <text:p/>
        </draw:polygon>
        <draw:polygon draw:style-name="gr16" draw:text-style-name="P4" draw:layer="layout" svg:width="0.186cm" svg:height="1cm" svg:x="70.854cm" svg:y="56.026cm" svg:viewBox="0 0 187 1001" draw:points="0,1001 187,1001 186,0 0,0">
          <text:p/>
        </draw:polygon>
        <draw:polygon draw:style-name="gr16" draw:text-style-name="P4" draw:layer="layout" svg:width="1cm" svg:height="1cm" svg:x="70.854cm" svg:y="57.126cm" svg:viewBox="0 0 1001 1001" draw:points="0,1001 1001,1001 1001,0 0,0">
          <text:p/>
        </draw:polygon>
        <draw:polygon draw:style-name="gr16" draw:text-style-name="P4" draw:layer="layout" svg:width="0.186cm" svg:height="1cm" svg:x="70.854cm" svg:y="57.126cm" svg:viewBox="0 0 187 1001" draw:points="0,1001 187,1001 187,0 0,0">
          <text:p/>
        </draw:polygon>
        <draw:polygon draw:style-name="gr16" draw:text-style-name="P4" draw:layer="layout" svg:width="1cm" svg:height="1cm" svg:x="70.854cm" svg:y="58.226cm" svg:viewBox="0 0 1001 1001" draw:points="0,1001 1001,1001 1001,0 0,0">
          <text:p/>
        </draw:polygon>
        <draw:polygon draw:style-name="gr16" draw:text-style-name="P4" draw:layer="layout" svg:width="0.186cm" svg:height="1cm" svg:x="70.854cm" svg:y="58.226cm" svg:viewBox="0 0 187 1001" draw:points="0,1001 187,1001 187,0 0,0">
          <text:p/>
        </draw:polygon>
        <draw:polygon draw:style-name="gr16" draw:text-style-name="P4" draw:layer="layout" svg:width="1cm" svg:height="1cm" svg:x="70.854cm" svg:y="59.326cm" svg:viewBox="0 0 1001 1001" draw:points="0,1001 1001,1001 1000,0 0,0">
          <text:p/>
        </draw:polygon>
        <draw:polygon draw:style-name="gr16" draw:text-style-name="P4" draw:layer="layout" svg:width="0.186cm" svg:height="1cm" svg:x="70.854cm" svg:y="59.326cm" svg:viewBox="0 0 187 1001" draw:points="0,1001 187,1001 187,0 0,0">
          <text:p/>
        </draw:polygon>
        <draw:polygon draw:style-name="gr16" draw:text-style-name="P4" draw:layer="layout" svg:width="1cm" svg:height="1cm" svg:x="70.854cm" svg:y="60.426cm" svg:viewBox="0 0 1001 1001" draw:points="0,1001 1001,1001 1001,0 0,0">
          <text:p/>
        </draw:polygon>
        <draw:polygon draw:style-name="gr16" draw:text-style-name="P4" draw:layer="layout" svg:width="0.186cm" svg:height="1cm" svg:x="70.854cm" svg:y="60.426cm" svg:viewBox="0 0 187 1001" draw:points="0,1001 187,1001 187,0 0,0">
          <text:p/>
        </draw:polygon>
        <draw:polygon draw:style-name="gr16" draw:text-style-name="P4" draw:layer="layout" svg:width="1cm" svg:height="1cm" svg:x="70.854cm" svg:y="61.526cm" svg:viewBox="0 0 1001 1001" draw:points="0,1001 1001,1001 1001,0 0,0">
          <text:p/>
        </draw:polygon>
        <draw:polygon draw:style-name="gr16" draw:text-style-name="P4" draw:layer="layout" svg:width="0.186cm" svg:height="1cm" svg:x="70.854cm" svg:y="61.526cm" svg:viewBox="0 0 187 1001" draw:points="0,1001 187,1001 187,0 0,0">
          <text:p/>
        </draw:polygon>
        <draw:polygon draw:style-name="gr16" draw:text-style-name="P4" draw:layer="layout" svg:width="1cm" svg:height="1cm" svg:x="70.854cm" svg:y="62.626cm" svg:viewBox="0 0 1001 1001" draw:points="0,1001 1001,1001 1001,0 0,0">
          <text:p/>
        </draw:polygon>
        <draw:polygon draw:style-name="gr16" draw:text-style-name="P4" draw:layer="layout" svg:width="0.186cm" svg:height="1cm" svg:x="70.854cm" svg:y="62.626cm" svg:viewBox="0 0 187 1001" draw:points="0,1001 187,1001 186,0 0,0">
          <text:p/>
        </draw:polygon>
        <draw:polygon draw:style-name="gr16" draw:text-style-name="P4" draw:layer="layout" svg:width="1cm" svg:height="1cm" svg:x="70.854cm" svg:y="63.726cm" svg:viewBox="0 0 1001 1001" draw:points="0,1001 1001,1001 1001,0 0,0">
          <text:p/>
        </draw:polygon>
        <draw:polygon draw:style-name="gr16" draw:text-style-name="P4" draw:layer="layout" svg:width="0.186cm" svg:height="1cm" svg:x="70.854cm" svg:y="63.726cm" svg:viewBox="0 0 187 1001" draw:points="0,1001 187,1001 187,0 0,0">
          <text:p/>
        </draw:polygon>
        <draw:polygon draw:style-name="gr16" draw:text-style-name="P4" draw:layer="layout" svg:width="1cm" svg:height="1cm" svg:x="70.854cm" svg:y="64.826cm" svg:viewBox="0 0 1001 1001" draw:points="0,1001 1001,1001 1001,0 0,0">
          <text:p/>
        </draw:polygon>
        <draw:polygon draw:style-name="gr16" draw:text-style-name="P4" draw:layer="layout" svg:width="0.186cm" svg:height="1cm" svg:x="70.854cm" svg:y="64.826cm" svg:viewBox="0 0 187 1001" draw:points="0,1001 187,1001 187,0 0,0">
          <text:p/>
        </draw:polygon>
        <draw:polygon draw:style-name="gr16" draw:text-style-name="P4" draw:layer="layout" svg:width="1cm" svg:height="1cm" svg:x="70.854cm" svg:y="68.126cm" svg:viewBox="0 0 1001 1001" draw:points="0,1001 1001,1001 1001,0 0,0">
          <text:p/>
        </draw:polygon>
        <draw:polygon draw:style-name="gr16" draw:text-style-name="P4" draw:layer="layout" svg:width="0.186cm" svg:height="1cm" svg:x="70.854cm" svg:y="68.126cm" svg:viewBox="0 0 187 1001" draw:points="0,1001 187,1001 187,0 0,0">
          <text:p/>
        </draw:polygon>
        <draw:polygon draw:style-name="gr16" draw:text-style-name="P4" draw:layer="layout" svg:width="1cm" svg:height="1cm" svg:x="70.854cm" svg:y="69.226cm" svg:viewBox="0 0 1001 1001" draw:points="0,1001 1001,1001 1001,0 0,0">
          <text:p/>
        </draw:polygon>
        <draw:polygon draw:style-name="gr16" draw:text-style-name="P4" draw:layer="layout" svg:width="0.186cm" svg:height="1cm" svg:x="70.854cm" svg:y="69.226cm" svg:viewBox="0 0 187 1001" draw:points="0,1001 187,1001 186,0 0,0">
          <text:p/>
        </draw:polygon>
        <draw:polygon draw:style-name="gr16" draw:text-style-name="P4" draw:layer="layout" svg:width="1cm" svg:height="1cm" svg:x="70.854cm" svg:y="70.326cm" svg:viewBox="0 0 1001 1001" draw:points="0,1001 1001,1001 1001,0 0,0">
          <text:p/>
        </draw:polygon>
        <draw:polygon draw:style-name="gr16" draw:text-style-name="P4" draw:layer="layout" svg:width="0.186cm" svg:height="1cm" svg:x="70.854cm" svg:y="70.326cm" svg:viewBox="0 0 187 1001" draw:points="0,1001 187,1001 187,0 0,0">
          <text:p/>
        </draw:polygon>
        <draw:polygon draw:style-name="gr16" draw:text-style-name="P4" draw:layer="layout" svg:width="1cm" svg:height="1cm" svg:x="70.854cm" svg:y="71.426cm" svg:viewBox="0 0 1001 1001" draw:points="0,1001 1001,1001 1001,0 0,0">
          <text:p/>
        </draw:polygon>
        <draw:polygon draw:style-name="gr16" draw:text-style-name="P4" draw:layer="layout" svg:width="0.186cm" svg:height="1cm" svg:x="70.854cm" svg:y="71.426cm" svg:viewBox="0 0 187 1001" draw:points="0,1001 187,1001 187,0 0,0">
          <text:p/>
        </draw:polygon>
        <draw:polygon draw:style-name="gr16" draw:text-style-name="P4" draw:layer="layout" svg:width="1cm" svg:height="1cm" svg:x="70.854cm" svg:y="72.526cm" svg:viewBox="0 0 1001 1001" draw:points="0,1001 1001,1001 1000,0 0,0">
          <text:p/>
        </draw:polygon>
        <draw:polygon draw:style-name="gr16" draw:text-style-name="P4" draw:layer="layout" svg:width="0.186cm" svg:height="1cm" svg:x="70.854cm" svg:y="72.526cm" svg:viewBox="0 0 187 1001" draw:points="0,1001 187,1001 186,0 0,0">
          <text:p/>
        </draw:polygon>
        <draw:polygon draw:style-name="gr16" draw:text-style-name="P4" draw:layer="layout" svg:width="1cm" svg:height="1cm" svg:x="70.854cm" svg:y="73.626cm" svg:viewBox="0 0 1001 1001" draw:points="0,1001 1001,1001 1001,0 0,0">
          <text:p/>
        </draw:polygon>
        <draw:polygon draw:style-name="gr16" draw:text-style-name="P4" draw:layer="layout" svg:width="0.186cm" svg:height="1cm" svg:x="70.854cm" svg:y="73.626cm" svg:viewBox="0 0 187 1001" draw:points="0,1001 187,1001 187,0 0,0">
          <text:p/>
        </draw:polygon>
        <draw:polygon draw:style-name="gr16" draw:text-style-name="P4" draw:layer="layout" svg:width="1cm" svg:height="1cm" svg:x="70.854cm" svg:y="74.726cm" svg:viewBox="0 0 1001 1001" draw:points="0,1001 1001,1001 1001,0 0,0">
          <text:p/>
        </draw:polygon>
        <draw:polygon draw:style-name="gr16" draw:text-style-name="P4" draw:layer="layout" svg:width="0.186cm" svg:height="1cm" svg:x="70.854cm" svg:y="74.726cm" svg:viewBox="0 0 187 1001" draw:points="0,1001 187,1001 187,0 0,0">
          <text:p/>
        </draw:polygon>
        <draw:polygon draw:style-name="gr16" draw:text-style-name="P4" draw:layer="layout" svg:width="1cm" svg:height="1cm" svg:x="70.854cm" svg:y="75.826cm" svg:viewBox="0 0 1001 1001" draw:points="0,1001 1001,1001 1000,0 0,0">
          <text:p/>
        </draw:polygon>
        <draw:polygon draw:style-name="gr16" draw:text-style-name="P4" draw:layer="layout" svg:width="0.186cm" svg:height="1cm" svg:x="70.854cm" svg:y="75.826cm" svg:viewBox="0 0 187 1001" draw:points="0,1001 187,1001 186,0 0,0">
          <text:p/>
        </draw:polygon>
        <draw:polygon draw:style-name="gr16" draw:text-style-name="P4" draw:layer="layout" svg:width="1cm" svg:height="1cm" svg:x="70.854cm" svg:y="76.926cm" svg:viewBox="0 0 1001 1001" draw:points="0,1001 1001,1001 1001,0 0,0">
          <text:p/>
        </draw:polygon>
        <draw:polygon draw:style-name="gr16" draw:text-style-name="P4" draw:layer="layout" svg:width="0.186cm" svg:height="1cm" svg:x="70.854cm" svg:y="76.926cm" svg:viewBox="0 0 187 1001" draw:points="0,1001 187,1001 187,0 0,0">
          <text:p/>
        </draw:polygon>
        <draw:polygon draw:style-name="gr16" draw:text-style-name="P4" draw:layer="layout" svg:width="1cm" svg:height="1cm" svg:x="70.854cm" svg:y="78.026cm" svg:viewBox="0 0 1001 1001" draw:points="0,1001 1001,1001 1001,0 0,0">
          <text:p/>
        </draw:polygon>
        <draw:polygon draw:style-name="gr16" draw:text-style-name="P4" draw:layer="layout" svg:width="0.186cm" svg:height="1cm" svg:x="70.854cm" svg:y="78.026cm" svg:viewBox="0 0 187 1001" draw:points="0,1001 187,1001 187,0 0,0">
          <text:p/>
        </draw:polygon>
        <draw:polygon draw:style-name="gr16" draw:text-style-name="P4" draw:layer="layout" svg:width="1cm" svg:height="1cm" svg:x="70.854cm" svg:y="79.126cm" svg:viewBox="0 0 1001 1001" draw:points="0,1001 1001,1001 1001,0 0,0">
          <text:p/>
        </draw:polygon>
        <draw:polygon draw:style-name="gr16" draw:text-style-name="P4" draw:layer="layout" svg:width="0.186cm" svg:height="1cm" svg:x="70.854cm" svg:y="79.126cm" svg:viewBox="0 0 187 1001" draw:points="0,1001 187,1001 186,0 0,0">
          <text:p/>
        </draw:polygon>
        <draw:polygon draw:style-name="gr16" draw:text-style-name="P4" draw:layer="layout" svg:width="1cm" svg:height="1cm" svg:x="68.943cm" svg:y="53.826cm" svg:viewBox="0 0 1001 1001" draw:points="0,1001 1001,1001 1001,0 0,0">
          <text:p/>
        </draw:polygon>
        <draw:polygon draw:style-name="gr16" draw:text-style-name="P4" draw:layer="layout" svg:width="0.186cm" svg:height="1cm" svg:x="68.943cm" svg:y="53.826cm" svg:viewBox="0 0 187 1001" draw:points="0,1001 187,1001 187,0 0,0">
          <text:p/>
        </draw:polygon>
        <draw:polygon draw:style-name="gr16" draw:text-style-name="P4" draw:layer="layout" svg:width="1cm" svg:height="1cm" svg:x="68.943cm" svg:y="54.926cm" svg:viewBox="0 0 1001 1001" draw:points="0,1001 1001,1001 1001,0 0,0">
          <text:p/>
        </draw:polygon>
        <draw:polygon draw:style-name="gr16" draw:text-style-name="P4" draw:layer="layout" svg:width="0.186cm" svg:height="1cm" svg:x="68.943cm" svg:y="54.926cm" svg:viewBox="0 0 187 1001" draw:points="0,1001 187,1001 187,0 0,0">
          <text:p/>
        </draw:polygon>
        <draw:polygon draw:style-name="gr16" draw:text-style-name="P4" draw:layer="layout" svg:width="1cm" svg:height="1cm" svg:x="68.943cm" svg:y="56.026cm" svg:viewBox="0 0 1001 1001" draw:points="0,1001 1001,1001 1001,0 0,0">
          <text:p/>
        </draw:polygon>
        <draw:polygon draw:style-name="gr16" draw:text-style-name="P4" draw:layer="layout" svg:width="0.186cm" svg:height="1cm" svg:x="68.943cm" svg:y="56.026cm" svg:viewBox="0 0 187 1001" draw:points="0,1001 187,1001 187,0 0,0">
          <text:p/>
        </draw:polygon>
        <draw:polygon draw:style-name="gr16" draw:text-style-name="P4" draw:layer="layout" svg:width="1cm" svg:height="1cm" svg:x="68.943cm" svg:y="57.126cm" svg:viewBox="0 0 1001 1001" draw:points="0,1001 1001,1001 1001,0 0,0">
          <text:p/>
        </draw:polygon>
        <draw:polygon draw:style-name="gr16" draw:text-style-name="P4" draw:layer="layout" svg:width="0.186cm" svg:height="1cm" svg:x="68.943cm" svg:y="57.126cm" svg:viewBox="0 0 187 1001" draw:points="0,1001 187,1001 187,0 0,0">
          <text:p/>
        </draw:polygon>
        <draw:polygon draw:style-name="gr16" draw:text-style-name="P4" draw:layer="layout" svg:width="1cm" svg:height="1cm" svg:x="68.943cm" svg:y="58.226cm" svg:viewBox="0 0 1001 1001" draw:points="0,1001 1001,1001 1001,0 0,0">
          <text:p/>
        </draw:polygon>
        <draw:polygon draw:style-name="gr16" draw:text-style-name="P4" draw:layer="layout" svg:width="0.186cm" svg:height="1cm" svg:x="68.943cm" svg:y="58.226cm" svg:viewBox="0 0 187 1001" draw:points="0,1001 187,1001 187,0 0,0">
          <text:p/>
        </draw:polygon>
        <draw:polygon draw:style-name="gr16" draw:text-style-name="P4" draw:layer="layout" svg:width="1cm" svg:height="1cm" svg:x="68.943cm" svg:y="59.326cm" svg:viewBox="0 0 1001 1001" draw:points="0,1001 1001,1001 1001,0 0,0">
          <text:p/>
        </draw:polygon>
        <draw:polygon draw:style-name="gr16" draw:text-style-name="P4" draw:layer="layout" svg:width="0.186cm" svg:height="1cm" svg:x="68.943cm" svg:y="59.326cm" svg:viewBox="0 0 187 1001" draw:points="0,1001 187,1001 187,0 0,0">
          <text:p/>
        </draw:polygon>
        <draw:polygon draw:style-name="gr16" draw:text-style-name="P4" draw:layer="layout" svg:width="1cm" svg:height="1cm" svg:x="68.943cm" svg:y="60.426cm" svg:viewBox="0 0 1001 1001" draw:points="0,1001 1001,1001 1001,0 0,0">
          <text:p/>
        </draw:polygon>
        <draw:polygon draw:style-name="gr16" draw:text-style-name="P4" draw:layer="layout" svg:width="0.186cm" svg:height="1cm" svg:x="68.943cm" svg:y="60.426cm" svg:viewBox="0 0 187 1001" draw:points="0,1001 187,1001 187,0 0,0">
          <text:p/>
        </draw:polygon>
        <draw:polygon draw:style-name="gr16" draw:text-style-name="P4" draw:layer="layout" svg:width="1cm" svg:height="1cm" svg:x="68.943cm" svg:y="61.526cm" svg:viewBox="0 0 1001 1001" draw:points="0,1001 1000,1001 1001,0 0,0">
          <text:p/>
        </draw:polygon>
        <draw:polygon draw:style-name="gr16" draw:text-style-name="P4" draw:layer="layout" svg:width="0.186cm" svg:height="1cm" svg:x="68.943cm" svg:y="61.526cm" svg:viewBox="0 0 187 1001" draw:points="0,1001 187,1001 187,0 0,0">
          <text:p/>
        </draw:polygon>
        <draw:polygon draw:style-name="gr16" draw:text-style-name="P4" draw:layer="layout" svg:width="1cm" svg:height="1cm" svg:x="68.943cm" svg:y="62.626cm" svg:viewBox="0 0 1001 1001" draw:points="0,1001 1001,1001 1001,0 0,0">
          <text:p/>
        </draw:polygon>
        <draw:polygon draw:style-name="gr16" draw:text-style-name="P4" draw:layer="layout" svg:width="0.186cm" svg:height="1cm" svg:x="68.943cm" svg:y="62.626cm" svg:viewBox="0 0 187 1001" draw:points="0,1001 187,1001 187,0 0,0">
          <text:p/>
        </draw:polygon>
        <draw:polygon draw:style-name="gr16" draw:text-style-name="P4" draw:layer="layout" svg:width="1cm" svg:height="1cm" svg:x="68.943cm" svg:y="63.726cm" svg:viewBox="0 0 1001 1001" draw:points="0,1001 1001,1001 1001,0 0,0">
          <text:p/>
        </draw:polygon>
        <draw:polygon draw:style-name="gr16" draw:text-style-name="P4" draw:layer="layout" svg:width="0.186cm" svg:height="1cm" svg:x="68.943cm" svg:y="63.726cm" svg:viewBox="0 0 187 1001" draw:points="0,1001 187,1001 187,0 0,0">
          <text:p/>
        </draw:polygon>
        <draw:polygon draw:style-name="gr16" draw:text-style-name="P4" draw:layer="layout" svg:width="1cm" svg:height="1cm" svg:x="68.943cm" svg:y="64.826cm" svg:viewBox="0 0 1001 1001" draw:points="0,1001 1000,1001 1001,0 0,0">
          <text:p/>
        </draw:polygon>
        <draw:polygon draw:style-name="gr16" draw:text-style-name="P4" draw:layer="layout" svg:width="0.186cm" svg:height="1cm" svg:x="68.943cm" svg:y="64.826cm" svg:viewBox="0 0 187 1001" draw:points="0,1001 187,1001 187,0 0,0">
          <text:p/>
        </draw:polygon>
        <draw:polygon draw:style-name="gr16" draw:text-style-name="P4" draw:layer="layout" svg:width="1cm" svg:height="1cm" svg:x="68.943cm" svg:y="68.126cm" svg:viewBox="0 0 1001 1001" draw:points="0,1001 1001,1001 1001,0 0,0">
          <text:p/>
        </draw:polygon>
        <draw:polygon draw:style-name="gr16" draw:text-style-name="P4" draw:layer="layout" svg:width="0.186cm" svg:height="1cm" svg:x="68.943cm" svg:y="68.126cm" svg:viewBox="0 0 187 1001" draw:points="0,1001 187,1001 187,0 0,0">
          <text:p/>
        </draw:polygon>
        <draw:polygon draw:style-name="gr16" draw:text-style-name="P4" draw:layer="layout" svg:width="1cm" svg:height="1cm" svg:x="68.943cm" svg:y="69.226cm" svg:viewBox="0 0 1001 1001" draw:points="0,1001 1001,1001 1001,0 0,0">
          <text:p/>
        </draw:polygon>
        <draw:polygon draw:style-name="gr16" draw:text-style-name="P4" draw:layer="layout" svg:width="0.186cm" svg:height="1cm" svg:x="68.943cm" svg:y="69.226cm" svg:viewBox="0 0 187 1001" draw:points="0,1001 187,1001 187,0 0,0">
          <text:p/>
        </draw:polygon>
        <draw:polygon draw:style-name="gr16" draw:text-style-name="P4" draw:layer="layout" svg:width="1cm" svg:height="1cm" svg:x="68.943cm" svg:y="70.326cm" svg:viewBox="0 0 1001 1001" draw:points="0,1001 1001,1001 1001,0 0,0">
          <text:p/>
        </draw:polygon>
        <draw:polygon draw:style-name="gr16" draw:text-style-name="P4" draw:layer="layout" svg:width="0.186cm" svg:height="1cm" svg:x="68.943cm" svg:y="70.326cm" svg:viewBox="0 0 187 1001" draw:points="0,1001 187,1001 187,0 0,0">
          <text:p/>
        </draw:polygon>
        <draw:polygon draw:style-name="gr16" draw:text-style-name="P4" draw:layer="layout" svg:width="1cm" svg:height="1cm" svg:x="68.943cm" svg:y="71.426cm" svg:viewBox="0 0 1001 1001" draw:points="0,1001 1001,1001 1001,0 0,0">
          <text:p/>
        </draw:polygon>
        <draw:polygon draw:style-name="gr16" draw:text-style-name="P4" draw:layer="layout" svg:width="0.186cm" svg:height="1cm" svg:x="68.943cm" svg:y="71.426cm" svg:viewBox="0 0 187 1001" draw:points="0,1001 187,1001 187,0 0,0">
          <text:p/>
        </draw:polygon>
        <draw:polygon draw:style-name="gr16" draw:text-style-name="P4" draw:layer="layout" svg:width="1cm" svg:height="1cm" svg:x="68.943cm" svg:y="72.526cm" svg:viewBox="0 0 1001 1001" draw:points="0,1001 1001,1001 1001,0 0,0">
          <text:p/>
        </draw:polygon>
        <draw:polygon draw:style-name="gr16" draw:text-style-name="P4" draw:layer="layout" svg:width="0.186cm" svg:height="1cm" svg:x="68.943cm" svg:y="72.526cm" svg:viewBox="0 0 187 1001" draw:points="0,1001 187,1001 187,0 0,0">
          <text:p/>
        </draw:polygon>
        <draw:polygon draw:style-name="gr16" draw:text-style-name="P4" draw:layer="layout" svg:width="1cm" svg:height="1cm" svg:x="68.943cm" svg:y="73.626cm" svg:viewBox="0 0 1001 1001" draw:points="0,1001 1001,1001 1001,0 0,0">
          <text:p/>
        </draw:polygon>
        <draw:polygon draw:style-name="gr16" draw:text-style-name="P4" draw:layer="layout" svg:width="0.186cm" svg:height="1cm" svg:x="68.943cm" svg:y="73.626cm" svg:viewBox="0 0 187 1001" draw:points="0,1001 187,1001 187,0 0,0">
          <text:p/>
        </draw:polygon>
        <draw:polygon draw:style-name="gr16" draw:text-style-name="P4" draw:layer="layout" svg:width="1cm" svg:height="1cm" svg:x="68.943cm" svg:y="74.726cm" svg:viewBox="0 0 1001 1001" draw:points="0,1001 1000,1001 1001,0 0,0">
          <text:p/>
        </draw:polygon>
        <draw:polygon draw:style-name="gr16" draw:text-style-name="P4" draw:layer="layout" svg:width="0.186cm" svg:height="1cm" svg:x="68.943cm" svg:y="74.726cm" svg:viewBox="0 0 187 1001" draw:points="0,1001 187,1001 187,0 0,0">
          <text:p/>
        </draw:polygon>
        <draw:polygon draw:style-name="gr16" draw:text-style-name="P4" draw:layer="layout" svg:width="1cm" svg:height="1cm" svg:x="68.943cm" svg:y="75.826cm" svg:viewBox="0 0 1001 1001" draw:points="0,1001 1001,1001 1001,0 0,0">
          <text:p/>
        </draw:polygon>
        <draw:polygon draw:style-name="gr16" draw:text-style-name="P4" draw:layer="layout" svg:width="0.186cm" svg:height="1cm" svg:x="68.943cm" svg:y="75.826cm" svg:viewBox="0 0 187 1001" draw:points="0,1001 187,1001 187,0 0,0">
          <text:p/>
        </draw:polygon>
        <draw:polygon draw:style-name="gr16" draw:text-style-name="P4" draw:layer="layout" svg:width="1cm" svg:height="1cm" svg:x="68.943cm" svg:y="76.926cm" svg:viewBox="0 0 1001 1001" draw:points="0,1001 1001,1001 1001,0 0,0">
          <text:p/>
        </draw:polygon>
        <draw:polygon draw:style-name="gr16" draw:text-style-name="P4" draw:layer="layout" svg:width="0.186cm" svg:height="1cm" svg:x="68.943cm" svg:y="76.926cm" svg:viewBox="0 0 187 1001" draw:points="0,1001 187,1001 187,0 0,0">
          <text:p/>
        </draw:polygon>
        <draw:polygon draw:style-name="gr16" draw:text-style-name="P4" draw:layer="layout" svg:width="1cm" svg:height="1cm" svg:x="68.943cm" svg:y="78.026cm" svg:viewBox="0 0 1001 1001" draw:points="0,1001 1000,1001 1001,0 0,0">
          <text:p/>
        </draw:polygon>
        <draw:polygon draw:style-name="gr16" draw:text-style-name="P4" draw:layer="layout" svg:width="0.186cm" svg:height="1cm" svg:x="68.943cm" svg:y="78.026cm" svg:viewBox="0 0 187 1001" draw:points="0,1001 187,1001 187,0 0,0">
          <text:p/>
        </draw:polygon>
        <draw:polygon draw:style-name="gr16" draw:text-style-name="P4" draw:layer="layout" svg:width="1cm" svg:height="1cm" svg:x="68.943cm" svg:y="79.126cm" svg:viewBox="0 0 1001 1001" draw:points="0,1001 1001,1001 1001,0 0,0">
          <text:p/>
        </draw:polygon>
        <draw:polygon draw:style-name="gr16" draw:text-style-name="P4" draw:layer="layout" svg:width="0.186cm" svg:height="1cm" svg:x="68.943cm" svg:y="79.126cm" svg:viewBox="0 0 187 1001" draw:points="0,1001 187,1001 187,0 0,0">
          <text:p/>
        </draw:polygon>
        <draw:polygon draw:style-name="gr16" draw:text-style-name="P4" draw:layer="layout" svg:width="1cm" svg:height="1cm" svg:x="67.033cm" svg:y="53.826cm" svg:viewBox="0 0 1001 1001" draw:points="0,1001 1001,1001 1001,0 0,0">
          <text:p/>
        </draw:polygon>
        <draw:polygon draw:style-name="gr16" draw:text-style-name="P4" draw:layer="layout" svg:width="0.186cm" svg:height="1cm" svg:x="67.033cm" svg:y="53.826cm" svg:viewBox="0 0 187 1001" draw:points="0,1001 187,1001 187,0 0,0">
          <text:p/>
        </draw:polygon>
        <draw:polygon draw:style-name="gr16" draw:text-style-name="P4" draw:layer="layout" svg:width="1cm" svg:height="1cm" svg:x="67.033cm" svg:y="54.926cm" svg:viewBox="0 0 1001 1001" draw:points="0,1001 1001,1001 1001,0 0,0">
          <text:p/>
        </draw:polygon>
        <draw:polygon draw:style-name="gr16" draw:text-style-name="P4" draw:layer="layout" svg:width="0.186cm" svg:height="1cm" svg:x="67.033cm" svg:y="54.926cm" svg:viewBox="0 0 187 1001" draw:points="0,1001 187,1001 187,0 0,0">
          <text:p/>
        </draw:polygon>
        <draw:polygon draw:style-name="gr16" draw:text-style-name="P4" draw:layer="layout" svg:width="1cm" svg:height="1cm" svg:x="67.033cm" svg:y="56.026cm" svg:viewBox="0 0 1001 1001" draw:points="0,1001 1001,1001 1001,0 0,0">
          <text:p/>
        </draw:polygon>
        <draw:polygon draw:style-name="gr16" draw:text-style-name="P4" draw:layer="layout" svg:width="0.186cm" svg:height="1cm" svg:x="67.033cm" svg:y="56.026cm" svg:viewBox="0 0 187 1001" draw:points="0,1001 187,1001 187,0 0,0">
          <text:p/>
        </draw:polygon>
        <draw:polygon draw:style-name="gr16" draw:text-style-name="P4" draw:layer="layout" svg:width="1cm" svg:height="1cm" svg:x="67.033cm" svg:y="57.126cm" svg:viewBox="0 0 1001 1001" draw:points="0,1001 1001,1001 1001,0 0,0">
          <text:p/>
        </draw:polygon>
        <draw:polygon draw:style-name="gr16" draw:text-style-name="P4" draw:layer="layout" svg:width="0.186cm" svg:height="1cm" svg:x="67.033cm" svg:y="57.126cm" svg:viewBox="0 0 187 1001" draw:points="0,1001 187,1001 187,0 0,0">
          <text:p/>
        </draw:polygon>
        <draw:polygon draw:style-name="gr16" draw:text-style-name="P4" draw:layer="layout" svg:width="1cm" svg:height="1cm" svg:x="67.033cm" svg:y="58.226cm" svg:viewBox="0 0 1001 1001" draw:points="0,1001 1001,1001 1001,0 0,0">
          <text:p/>
        </draw:polygon>
        <draw:polygon draw:style-name="gr16" draw:text-style-name="P4" draw:layer="layout" svg:width="0.186cm" svg:height="1cm" svg:x="67.033cm" svg:y="58.226cm" svg:viewBox="0 0 187 1001" draw:points="0,1001 187,1001 187,0 0,0">
          <text:p/>
        </draw:polygon>
        <draw:polygon draw:style-name="gr16" draw:text-style-name="P4" draw:layer="layout" svg:width="1cm" svg:height="1cm" svg:x="67.033cm" svg:y="59.326cm" svg:viewBox="0 0 1001 1001" draw:points="0,1001 1001,1001 1001,0 0,0">
          <text:p/>
        </draw:polygon>
        <draw:polygon draw:style-name="gr16" draw:text-style-name="P4" draw:layer="layout" svg:width="0.186cm" svg:height="1cm" svg:x="67.033cm" svg:y="59.326cm" svg:viewBox="0 0 187 1001" draw:points="0,1001 187,1001 187,0 0,0">
          <text:p/>
        </draw:polygon>
        <draw:polygon draw:style-name="gr16" draw:text-style-name="P4" draw:layer="layout" svg:width="1cm" svg:height="1cm" svg:x="67.033cm" svg:y="60.426cm" svg:viewBox="0 0 1001 1001" draw:points="0,1001 1001,1001 1001,0 0,0">
          <text:p/>
        </draw:polygon>
        <draw:polygon draw:style-name="gr16" draw:text-style-name="P4" draw:layer="layout" svg:width="0.186cm" svg:height="1cm" svg:x="67.033cm" svg:y="60.426cm" svg:viewBox="0 0 187 1001" draw:points="0,1001 187,1001 187,0 0,0">
          <text:p/>
        </draw:polygon>
        <draw:polygon draw:style-name="gr16" draw:text-style-name="P4" draw:layer="layout" svg:width="1cm" svg:height="1cm" svg:x="67.033cm" svg:y="61.526cm" svg:viewBox="0 0 1001 1001" draw:points="0,1001 1001,1001 1001,0 0,0">
          <text:p/>
        </draw:polygon>
        <draw:polygon draw:style-name="gr16" draw:text-style-name="P4" draw:layer="layout" svg:width="0.186cm" svg:height="1cm" svg:x="67.033cm" svg:y="61.526cm" svg:viewBox="0 0 187 1001" draw:points="0,1001 187,1001 187,0 0,0">
          <text:p/>
        </draw:polygon>
        <draw:polygon draw:style-name="gr16" draw:text-style-name="P4" draw:layer="layout" svg:width="1cm" svg:height="1cm" svg:x="67.033cm" svg:y="62.626cm" svg:viewBox="0 0 1001 1001" draw:points="0,1001 1001,1001 1001,0 0,0">
          <text:p/>
        </draw:polygon>
        <draw:polygon draw:style-name="gr16" draw:text-style-name="P4" draw:layer="layout" svg:width="0.186cm" svg:height="1cm" svg:x="67.033cm" svg:y="62.626cm" svg:viewBox="0 0 187 1001" draw:points="0,1001 187,1001 187,0 0,0">
          <text:p/>
        </draw:polygon>
        <draw:polygon draw:style-name="gr16" draw:text-style-name="P4" draw:layer="layout" svg:width="1cm" svg:height="1cm" svg:x="67.033cm" svg:y="63.726cm" svg:viewBox="0 0 1001 1001" draw:points="0,1001 1001,1001 1001,0 0,0">
          <text:p/>
        </draw:polygon>
        <draw:polygon draw:style-name="gr16" draw:text-style-name="P4" draw:layer="layout" svg:width="0.186cm" svg:height="1cm" svg:x="67.033cm" svg:y="63.726cm" svg:viewBox="0 0 187 1001" draw:points="0,1001 187,1001 187,0 0,0">
          <text:p/>
        </draw:polygon>
        <draw:polygon draw:style-name="gr16" draw:text-style-name="P4" draw:layer="layout" svg:width="1cm" svg:height="1cm" svg:x="67.033cm" svg:y="64.826cm" svg:viewBox="0 0 1001 1001" draw:points="0,1001 1001,1001 1001,0 0,0">
          <text:p/>
        </draw:polygon>
        <draw:polygon draw:style-name="gr16" draw:text-style-name="P4" draw:layer="layout" svg:width="0.186cm" svg:height="1cm" svg:x="67.033cm" svg:y="64.826cm" svg:viewBox="0 0 187 1001" draw:points="0,1001 187,1001 187,0 0,0">
          <text:p/>
        </draw:polygon>
        <draw:polygon draw:style-name="gr16" draw:text-style-name="P4" draw:layer="layout" svg:width="1cm" svg:height="1cm" svg:x="67.033cm" svg:y="68.126cm" svg:viewBox="0 0 1001 1001" draw:points="0,1001 1001,1001 1001,0 0,0">
          <text:p/>
        </draw:polygon>
        <draw:polygon draw:style-name="gr16" draw:text-style-name="P4" draw:layer="layout" svg:width="0.186cm" svg:height="1cm" svg:x="67.033cm" svg:y="68.126cm" svg:viewBox="0 0 187 1001" draw:points="0,1001 187,1001 187,0 0,0">
          <text:p/>
        </draw:polygon>
        <draw:polygon draw:style-name="gr16" draw:text-style-name="P4" draw:layer="layout" svg:width="1cm" svg:height="1cm" svg:x="67.033cm" svg:y="69.226cm" svg:viewBox="0 0 1001 1001" draw:points="0,1001 1001,1001 1001,0 0,0">
          <text:p/>
        </draw:polygon>
        <draw:polygon draw:style-name="gr16" draw:text-style-name="P4" draw:layer="layout" svg:width="0.186cm" svg:height="1cm" svg:x="67.033cm" svg:y="69.226cm" svg:viewBox="0 0 187 1001" draw:points="0,1001 187,1001 187,0 0,0">
          <text:p/>
        </draw:polygon>
        <draw:polygon draw:style-name="gr16" draw:text-style-name="P4" draw:layer="layout" svg:width="1cm" svg:height="1cm" svg:x="67.033cm" svg:y="70.326cm" svg:viewBox="0 0 1001 1001" draw:points="0,1001 1001,1001 1001,0 0,0">
          <text:p/>
        </draw:polygon>
        <draw:polygon draw:style-name="gr16" draw:text-style-name="P4" draw:layer="layout" svg:width="0.186cm" svg:height="1cm" svg:x="67.033cm" svg:y="70.326cm" svg:viewBox="0 0 187 1001" draw:points="0,1001 187,1001 187,0 0,0">
          <text:p/>
        </draw:polygon>
        <draw:polygon draw:style-name="gr16" draw:text-style-name="P4" draw:layer="layout" svg:width="1cm" svg:height="1cm" svg:x="67.033cm" svg:y="71.426cm" svg:viewBox="0 0 1001 1001" draw:points="0,1000 1001,1001 1001,0 0,0">
          <text:p/>
        </draw:polygon>
        <draw:polygon draw:style-name="gr16" draw:text-style-name="P4" draw:layer="layout" svg:width="0.186cm" svg:height="1cm" svg:x="67.033cm" svg:y="71.426cm" svg:viewBox="0 0 187 1001" draw:points="0,1000 187,1001 187,0 0,0">
          <text:p/>
        </draw:polygon>
        <draw:polygon draw:style-name="gr16" draw:text-style-name="P4" draw:layer="layout" svg:width="1cm" svg:height="1cm" svg:x="67.033cm" svg:y="72.526cm" svg:viewBox="0 0 1001 1001" draw:points="0,1001 1001,1001 1001,0 0,0">
          <text:p/>
        </draw:polygon>
        <draw:polygon draw:style-name="gr16" draw:text-style-name="P4" draw:layer="layout" svg:width="0.186cm" svg:height="1cm" svg:x="67.033cm" svg:y="72.526cm" svg:viewBox="0 0 187 1001" draw:points="0,1001 187,1001 187,0 0,0">
          <text:p/>
        </draw:polygon>
        <draw:polygon draw:style-name="gr16" draw:text-style-name="P4" draw:layer="layout" svg:width="1cm" svg:height="1cm" svg:x="67.033cm" svg:y="73.626cm" svg:viewBox="0 0 1001 1001" draw:points="0,1000 1001,1001 1001,0 0,0">
          <text:p/>
        </draw:polygon>
        <draw:polygon draw:style-name="gr16" draw:text-style-name="P4" draw:layer="layout" svg:width="0.186cm" svg:height="1cm" svg:x="67.033cm" svg:y="73.626cm" svg:viewBox="0 0 187 1001" draw:points="0,1000 187,1001 187,0 0,0">
          <text:p/>
        </draw:polygon>
        <draw:polygon draw:style-name="gr16" draw:text-style-name="P4" draw:layer="layout" svg:width="1cm" svg:height="1cm" svg:x="67.033cm" svg:y="74.726cm" svg:viewBox="0 0 1001 1001" draw:points="0,1001 1001,1001 1001,0 0,0">
          <text:p/>
        </draw:polygon>
        <draw:polygon draw:style-name="gr16" draw:text-style-name="P4" draw:layer="layout" svg:width="0.186cm" svg:height="1cm" svg:x="67.033cm" svg:y="74.726cm" svg:viewBox="0 0 187 1001" draw:points="0,1001 187,1001 187,0 0,0">
          <text:p/>
        </draw:polygon>
        <draw:polygon draw:style-name="gr16" draw:text-style-name="P4" draw:layer="layout" svg:width="1cm" svg:height="1cm" svg:x="67.033cm" svg:y="75.826cm" svg:viewBox="0 0 1001 1001" draw:points="0,1001 1001,1001 1001,0 0,0">
          <text:p/>
        </draw:polygon>
        <draw:polygon draw:style-name="gr16" draw:text-style-name="P4" draw:layer="layout" svg:width="0.186cm" svg:height="1cm" svg:x="67.033cm" svg:y="75.826cm" svg:viewBox="0 0 187 1001" draw:points="0,1001 187,1001 187,0 0,0">
          <text:p/>
        </draw:polygon>
        <draw:polygon draw:style-name="gr16" draw:text-style-name="P4" draw:layer="layout" svg:width="1cm" svg:height="1cm" svg:x="67.033cm" svg:y="76.926cm" svg:viewBox="0 0 1001 1001" draw:points="0,1001 1001,1001 1001,0 0,0">
          <text:p/>
        </draw:polygon>
        <draw:polygon draw:style-name="gr16" draw:text-style-name="P4" draw:layer="layout" svg:width="0.186cm" svg:height="1cm" svg:x="67.033cm" svg:y="76.926cm" svg:viewBox="0 0 187 1001" draw:points="0,1001 187,1001 187,0 0,0">
          <text:p/>
        </draw:polygon>
        <draw:polygon draw:style-name="gr16" draw:text-style-name="P4" draw:layer="layout" svg:width="1cm" svg:height="1cm" svg:x="67.033cm" svg:y="78.026cm" svg:viewBox="0 0 1001 1001" draw:points="0,1001 1001,1001 1001,0 0,0">
          <text:p/>
        </draw:polygon>
        <draw:polygon draw:style-name="gr16" draw:text-style-name="P4" draw:layer="layout" svg:width="0.186cm" svg:height="1cm" svg:x="67.033cm" svg:y="78.026cm" svg:viewBox="0 0 187 1001" draw:points="0,1001 187,1001 187,0 0,0">
          <text:p/>
        </draw:polygon>
        <draw:polygon draw:style-name="gr16" draw:text-style-name="P4" draw:layer="layout" svg:width="1cm" svg:height="1cm" svg:x="67.033cm" svg:y="79.126cm" svg:viewBox="0 0 1001 1001" draw:points="0,1001 1001,1001 1001,0 0,0">
          <text:p/>
        </draw:polygon>
        <draw:polygon draw:style-name="gr16" draw:text-style-name="P4" draw:layer="layout" svg:width="0.186cm" svg:height="1cm" svg:x="67.033cm" svg:y="79.126cm" svg:viewBox="0 0 187 1001" draw:points="0,1001 187,1001 187,0 0,0">
          <text:p/>
        </draw:polygon>
        <draw:polygon draw:style-name="gr16" draw:text-style-name="P4" draw:layer="layout" svg:width="1cm" svg:height="1cm" svg:x="65.274cm" svg:y="53.826cm" svg:viewBox="0 0 1001 1001" draw:points="0,1001 1001,1001 1001,0 0,0">
          <text:p/>
        </draw:polygon>
        <draw:polygon draw:style-name="gr16" draw:text-style-name="P4" draw:layer="layout" svg:width="0.186cm" svg:height="1cm" svg:x="65.274cm" svg:y="53.826cm" svg:viewBox="0 0 187 1001" draw:points="0,1001 187,1001 187,0 0,0">
          <text:p/>
        </draw:polygon>
        <draw:polygon draw:style-name="gr16" draw:text-style-name="P4" draw:layer="layout" svg:width="1cm" svg:height="1cm" svg:x="65.274cm" svg:y="54.926cm" svg:viewBox="0 0 1001 1001" draw:points="0,1001 1001,1001 1001,0 0,0">
          <text:p/>
        </draw:polygon>
        <draw:polygon draw:style-name="gr16" draw:text-style-name="P4" draw:layer="layout" svg:width="0.186cm" svg:height="1cm" svg:x="65.274cm" svg:y="54.926cm" svg:viewBox="0 0 187 1001" draw:points="0,1001 187,1001 187,0 0,0">
          <text:p/>
        </draw:polygon>
        <draw:polygon draw:style-name="gr16" draw:text-style-name="P4" draw:layer="layout" svg:width="1cm" svg:height="1cm" svg:x="65.274cm" svg:y="56.026cm" svg:viewBox="0 0 1001 1001" draw:points="0,1001 1001,1001 1001,0 0,0">
          <text:p/>
        </draw:polygon>
        <draw:polygon draw:style-name="gr16" draw:text-style-name="P4" draw:layer="layout" svg:width="0.186cm" svg:height="1cm" svg:x="65.274cm" svg:y="56.026cm" svg:viewBox="0 0 187 1001" draw:points="0,1001 187,1001 187,0 0,0">
          <text:p/>
        </draw:polygon>
        <draw:polygon draw:style-name="gr16" draw:text-style-name="P4" draw:layer="layout" svg:width="1cm" svg:height="1cm" svg:x="65.274cm" svg:y="57.126cm" svg:viewBox="0 0 1001 1001" draw:points="0,1001 1001,1001 1001,0 0,0">
          <text:p/>
        </draw:polygon>
        <draw:polygon draw:style-name="gr16" draw:text-style-name="P4" draw:layer="layout" svg:width="0.186cm" svg:height="1cm" svg:x="65.274cm" svg:y="57.126cm" svg:viewBox="0 0 187 1001" draw:points="0,1001 187,1001 187,0 0,0">
          <text:p/>
        </draw:polygon>
        <draw:polygon draw:style-name="gr16" draw:text-style-name="P4" draw:layer="layout" svg:width="1cm" svg:height="1cm" svg:x="65.274cm" svg:y="58.226cm" svg:viewBox="0 0 1001 1001" draw:points="0,1001 1001,1001 1001,0 0,0">
          <text:p/>
        </draw:polygon>
        <draw:polygon draw:style-name="gr16" draw:text-style-name="P4" draw:layer="layout" svg:width="0.186cm" svg:height="1cm" svg:x="65.274cm" svg:y="58.226cm" svg:viewBox="0 0 187 1001" draw:points="0,1001 187,1001 187,0 0,0">
          <text:p/>
        </draw:polygon>
        <draw:polygon draw:style-name="gr16" draw:text-style-name="P4" draw:layer="layout" svg:width="1cm" svg:height="1cm" svg:x="65.274cm" svg:y="59.326cm" svg:viewBox="0 0 1001 1001" draw:points="0,1001 1001,1001 1001,0 0,0">
          <text:p/>
        </draw:polygon>
        <draw:polygon draw:style-name="gr16" draw:text-style-name="P4" draw:layer="layout" svg:width="0.186cm" svg:height="1cm" svg:x="65.274cm" svg:y="59.326cm" svg:viewBox="0 0 187 1001" draw:points="0,1001 187,1001 187,0 0,0">
          <text:p/>
        </draw:polygon>
        <draw:polygon draw:style-name="gr16" draw:text-style-name="P4" draw:layer="layout" svg:width="1cm" svg:height="1cm" svg:x="65.274cm" svg:y="60.426cm" svg:viewBox="0 0 1001 1001" draw:points="0,1001 1001,1001 1001,0 0,0">
          <text:p/>
        </draw:polygon>
        <draw:polygon draw:style-name="gr16" draw:text-style-name="P4" draw:layer="layout" svg:width="0.186cm" svg:height="1cm" svg:x="65.274cm" svg:y="60.426cm" svg:viewBox="0 0 187 1001" draw:points="0,1001 187,1001 187,0 0,0">
          <text:p/>
        </draw:polygon>
        <draw:polygon draw:style-name="gr16" draw:text-style-name="P4" draw:layer="layout" svg:width="1cm" svg:height="1cm" svg:x="65.274cm" svg:y="61.526cm" svg:viewBox="0 0 1001 1001" draw:points="0,1001 1001,1001 1001,0 0,0">
          <text:p/>
        </draw:polygon>
        <draw:polygon draw:style-name="gr16" draw:text-style-name="P4" draw:layer="layout" svg:width="0.186cm" svg:height="1cm" svg:x="65.274cm" svg:y="61.526cm" svg:viewBox="0 0 187 1001" draw:points="0,1001 187,1001 187,0 0,0">
          <text:p/>
        </draw:polygon>
        <draw:polygon draw:style-name="gr16" draw:text-style-name="P4" draw:layer="layout" svg:width="1cm" svg:height="1cm" svg:x="65.274cm" svg:y="62.626cm" svg:viewBox="0 0 1001 1001" draw:points="0,1001 1001,1001 1001,0 0,0">
          <text:p/>
        </draw:polygon>
        <draw:polygon draw:style-name="gr16" draw:text-style-name="P4" draw:layer="layout" svg:width="0.186cm" svg:height="1cm" svg:x="65.274cm" svg:y="62.626cm" svg:viewBox="0 0 187 1001" draw:points="0,1001 187,1001 187,0 0,0">
          <text:p/>
        </draw:polygon>
        <draw:polygon draw:style-name="gr16" draw:text-style-name="P4" draw:layer="layout" svg:width="1cm" svg:height="1cm" svg:x="65.274cm" svg:y="63.726cm" svg:viewBox="0 0 1001 1001" draw:points="0,1001 1001,1001 1001,0 0,0">
          <text:p/>
        </draw:polygon>
        <draw:polygon draw:style-name="gr16" draw:text-style-name="P4" draw:layer="layout" svg:width="0.186cm" svg:height="1cm" svg:x="65.274cm" svg:y="63.726cm" svg:viewBox="0 0 187 1001" draw:points="0,1001 187,1001 187,0 0,0">
          <text:p/>
        </draw:polygon>
        <draw:polygon draw:style-name="gr16" draw:text-style-name="P4" draw:layer="layout" svg:width="1cm" svg:height="1cm" svg:x="65.274cm" svg:y="64.826cm" svg:viewBox="0 0 1001 1001" draw:points="0,1001 1001,1001 1001,0 0,0">
          <text:p/>
        </draw:polygon>
        <draw:polygon draw:style-name="gr16" draw:text-style-name="P4" draw:layer="layout" svg:width="0.186cm" svg:height="1cm" svg:x="65.274cm" svg:y="64.826cm" svg:viewBox="0 0 187 1001" draw:points="0,1001 187,1001 187,0 0,0">
          <text:p/>
        </draw:polygon>
        <draw:polygon draw:style-name="gr16" draw:text-style-name="P4" draw:layer="layout" svg:width="1cm" svg:height="1cm" svg:x="65.274cm" svg:y="68.126cm" svg:viewBox="0 0 1001 1001" draw:points="0,1001 1001,1001 1001,0 0,0">
          <text:p/>
        </draw:polygon>
        <draw:polygon draw:style-name="gr16" draw:text-style-name="P4" draw:layer="layout" svg:width="0.186cm" svg:height="1cm" svg:x="65.274cm" svg:y="68.126cm" svg:viewBox="0 0 187 1001" draw:points="0,1001 187,1001 187,0 0,0">
          <text:p/>
        </draw:polygon>
        <draw:polygon draw:style-name="gr16" draw:text-style-name="P4" draw:layer="layout" svg:width="1cm" svg:height="1cm" svg:x="65.274cm" svg:y="69.226cm" svg:viewBox="0 0 1001 1001" draw:points="0,1001 1001,1001 1001,0 0,0">
          <text:p/>
        </draw:polygon>
        <draw:polygon draw:style-name="gr16" draw:text-style-name="P4" draw:layer="layout" svg:width="0.186cm" svg:height="1cm" svg:x="65.274cm" svg:y="69.226cm" svg:viewBox="0 0 187 1001" draw:points="0,1001 187,1001 187,0 0,0">
          <text:p/>
        </draw:polygon>
        <draw:polygon draw:style-name="gr16" draw:text-style-name="P4" draw:layer="layout" svg:width="1cm" svg:height="1cm" svg:x="65.274cm" svg:y="70.326cm" svg:viewBox="0 0 1001 1001" draw:points="0,1001 1001,1001 1001,0 0,0">
          <text:p/>
        </draw:polygon>
        <draw:polygon draw:style-name="gr16" draw:text-style-name="P4" draw:layer="layout" svg:width="0.186cm" svg:height="1cm" svg:x="65.274cm" svg:y="70.326cm" svg:viewBox="0 0 187 1001" draw:points="0,1001 187,1001 187,0 0,0">
          <text:p/>
        </draw:polygon>
        <draw:polygon draw:style-name="gr16" draw:text-style-name="P4" draw:layer="layout" svg:width="1cm" svg:height="1cm" svg:x="65.274cm" svg:y="71.426cm" svg:viewBox="0 0 1001 1001" draw:points="0,1001 1001,1001 1001,0 0,0">
          <text:p/>
        </draw:polygon>
        <draw:polygon draw:style-name="gr16" draw:text-style-name="P4" draw:layer="layout" svg:width="0.186cm" svg:height="1cm" svg:x="65.274cm" svg:y="71.426cm" svg:viewBox="0 0 187 1001" draw:points="0,1001 187,1001 187,0 0,0">
          <text:p/>
        </draw:polygon>
        <draw:polygon draw:style-name="gr16" draw:text-style-name="P4" draw:layer="layout" svg:width="1cm" svg:height="1cm" svg:x="65.274cm" svg:y="72.526cm" svg:viewBox="0 0 1001 1001" draw:points="0,1001 1001,1001 1001,0 0,0">
          <text:p/>
        </draw:polygon>
        <draw:polygon draw:style-name="gr16" draw:text-style-name="P4" draw:layer="layout" svg:width="0.186cm" svg:height="1cm" svg:x="65.274cm" svg:y="72.526cm" svg:viewBox="0 0 187 1001" draw:points="0,1001 187,1001 187,0 0,0">
          <text:p/>
        </draw:polygon>
        <draw:polygon draw:style-name="gr16" draw:text-style-name="P4" draw:layer="layout" svg:width="1cm" svg:height="1cm" svg:x="65.274cm" svg:y="73.626cm" svg:viewBox="0 0 1001 1001" draw:points="0,1001 1001,1001 1001,0 0,0">
          <text:p/>
        </draw:polygon>
        <draw:polygon draw:style-name="gr16" draw:text-style-name="P4" draw:layer="layout" svg:width="0.186cm" svg:height="1cm" svg:x="65.274cm" svg:y="73.626cm" svg:viewBox="0 0 187 1001" draw:points="0,1001 187,1001 187,0 0,0">
          <text:p/>
        </draw:polygon>
        <draw:polygon draw:style-name="gr16" draw:text-style-name="P4" draw:layer="layout" svg:width="1cm" svg:height="1cm" svg:x="65.274cm" svg:y="74.726cm" svg:viewBox="0 0 1001 1001" draw:points="0,1001 1001,1001 1001,0 0,0">
          <text:p/>
        </draw:polygon>
        <draw:polygon draw:style-name="gr16" draw:text-style-name="P4" draw:layer="layout" svg:width="0.186cm" svg:height="1cm" svg:x="65.274cm" svg:y="74.726cm" svg:viewBox="0 0 187 1001" draw:points="0,1001 187,1001 187,0 0,0">
          <text:p/>
        </draw:polygon>
        <draw:polygon draw:style-name="gr16" draw:text-style-name="P4" draw:layer="layout" svg:width="1cm" svg:height="1cm" svg:x="65.274cm" svg:y="75.826cm" svg:viewBox="0 0 1001 1001" draw:points="0,1001 1001,1001 1001,0 0,0">
          <text:p/>
        </draw:polygon>
        <draw:polygon draw:style-name="gr16" draw:text-style-name="P4" draw:layer="layout" svg:width="0.186cm" svg:height="1cm" svg:x="65.274cm" svg:y="75.826cm" svg:viewBox="0 0 187 1001" draw:points="0,1001 187,1001 187,0 0,0">
          <text:p/>
        </draw:polygon>
        <draw:polygon draw:style-name="gr16" draw:text-style-name="P4" draw:layer="layout" svg:width="1cm" svg:height="1cm" svg:x="65.274cm" svg:y="76.926cm" svg:viewBox="0 0 1001 1001" draw:points="0,1001 1001,1001 1001,0 0,0">
          <text:p/>
        </draw:polygon>
        <draw:polygon draw:style-name="gr16" draw:text-style-name="P4" draw:layer="layout" svg:width="0.186cm" svg:height="1cm" svg:x="65.274cm" svg:y="76.926cm" svg:viewBox="0 0 187 1001" draw:points="0,1001 187,1001 187,0 0,0">
          <text:p/>
        </draw:polygon>
        <draw:polygon draw:style-name="gr16" draw:text-style-name="P4" draw:layer="layout" svg:width="1cm" svg:height="1cm" svg:x="65.274cm" svg:y="78.026cm" svg:viewBox="0 0 1001 1001" draw:points="0,1001 1001,1001 1001,0 0,0">
          <text:p/>
        </draw:polygon>
        <draw:polygon draw:style-name="gr16" draw:text-style-name="P4" draw:layer="layout" svg:width="0.186cm" svg:height="1cm" svg:x="65.274cm" svg:y="78.026cm" svg:viewBox="0 0 187 1001" draw:points="0,1001 187,1001 187,0 0,0">
          <text:p/>
        </draw:polygon>
        <draw:polygon draw:style-name="gr16" draw:text-style-name="P4" draw:layer="layout" svg:width="1cm" svg:height="1cm" svg:x="65.274cm" svg:y="79.126cm" svg:viewBox="0 0 1001 1001" draw:points="0,1001 1001,1001 1001,0 0,0">
          <text:p/>
        </draw:polygon>
        <draw:polygon draw:style-name="gr16" draw:text-style-name="P4" draw:layer="layout" svg:width="0.186cm" svg:height="1cm" svg:x="65.274cm" svg:y="79.126cm" svg:viewBox="0 0 187 1001" draw:points="0,1001 187,1001 187,0 0,0">
          <text:p/>
        </draw:polygon>
        <draw:polygon draw:style-name="gr16" draw:text-style-name="P4" draw:layer="layout" svg:width="1cm" svg:height="1cm" svg:x="63.364cm" svg:y="53.826cm" svg:viewBox="0 0 1001 1001" draw:points="0,1001 1001,1001 1001,0 0,0">
          <text:p/>
        </draw:polygon>
        <draw:polygon draw:style-name="gr16" draw:text-style-name="P4" draw:layer="layout" svg:width="0.186cm" svg:height="1cm" svg:x="63.364cm" svg:y="53.826cm" svg:viewBox="0 0 187 1001" draw:points="0,1001 187,1001 187,0 0,0">
          <text:p/>
        </draw:polygon>
        <draw:polygon draw:style-name="gr16" draw:text-style-name="P4" draw:layer="layout" svg:width="1cm" svg:height="1cm" svg:x="63.364cm" svg:y="54.926cm" svg:viewBox="0 0 1001 1001" draw:points="0,1001 1001,1001 1001,0 0,0">
          <text:p/>
        </draw:polygon>
        <draw:polygon draw:style-name="gr16" draw:text-style-name="P4" draw:layer="layout" svg:width="0.186cm" svg:height="1cm" svg:x="63.364cm" svg:y="54.926cm" svg:viewBox="0 0 187 1001" draw:points="0,1001 187,1001 187,0 0,0">
          <text:p/>
        </draw:polygon>
        <draw:polygon draw:style-name="gr16" draw:text-style-name="P4" draw:layer="layout" svg:width="1cm" svg:height="1cm" svg:x="63.364cm" svg:y="56.026cm" svg:viewBox="0 0 1001 1001" draw:points="0,1001 1001,1001 1001,0 0,0">
          <text:p/>
        </draw:polygon>
        <draw:polygon draw:style-name="gr16" draw:text-style-name="P4" draw:layer="layout" svg:width="0.186cm" svg:height="1cm" svg:x="63.364cm" svg:y="56.026cm" svg:viewBox="0 0 187 1001" draw:points="0,1001 187,1001 187,0 0,0">
          <text:p/>
        </draw:polygon>
        <draw:polygon draw:style-name="gr16" draw:text-style-name="P4" draw:layer="layout" svg:width="1cm" svg:height="1cm" svg:x="63.364cm" svg:y="57.126cm" svg:viewBox="0 0 1001 1001" draw:points="0,1001 1001,1001 1001,0 0,0">
          <text:p/>
        </draw:polygon>
        <draw:polygon draw:style-name="gr16" draw:text-style-name="P4" draw:layer="layout" svg:width="0.186cm" svg:height="1cm" svg:x="63.364cm" svg:y="57.126cm" svg:viewBox="0 0 187 1001" draw:points="0,1001 187,1001 187,0 0,0">
          <text:p/>
        </draw:polygon>
        <draw:polygon draw:style-name="gr16" draw:text-style-name="P4" draw:layer="layout" svg:width="1cm" svg:height="1cm" svg:x="63.364cm" svg:y="58.226cm" svg:viewBox="0 0 1001 1001" draw:points="0,1001 1001,1001 1001,0 0,0">
          <text:p/>
        </draw:polygon>
        <draw:polygon draw:style-name="gr16" draw:text-style-name="P4" draw:layer="layout" svg:width="0.186cm" svg:height="1cm" svg:x="63.364cm" svg:y="58.226cm" svg:viewBox="0 0 187 1001" draw:points="0,1001 187,1001 187,0 0,0">
          <text:p/>
        </draw:polygon>
        <draw:polygon draw:style-name="gr16" draw:text-style-name="P4" draw:layer="layout" svg:width="1cm" svg:height="1cm" svg:x="63.364cm" svg:y="59.326cm" svg:viewBox="0 0 1001 1001" draw:points="0,1001 1001,1001 1001,0 0,0">
          <text:p/>
        </draw:polygon>
        <draw:polygon draw:style-name="gr16" draw:text-style-name="P4" draw:layer="layout" svg:width="0.186cm" svg:height="1cm" svg:x="63.364cm" svg:y="59.326cm" svg:viewBox="0 0 187 1001" draw:points="0,1001 187,1001 186,0 0,0">
          <text:p/>
        </draw:polygon>
        <draw:polygon draw:style-name="gr16" draw:text-style-name="P4" draw:layer="layout" svg:width="1cm" svg:height="1cm" svg:x="63.364cm" svg:y="60.426cm" svg:viewBox="0 0 1001 1001" draw:points="0,1001 1001,1001 1001,0 0,0">
          <text:p/>
        </draw:polygon>
        <draw:polygon draw:style-name="gr16" draw:text-style-name="P4" draw:layer="layout" svg:width="0.186cm" svg:height="1cm" svg:x="63.364cm" svg:y="60.426cm" svg:viewBox="0 0 187 1001" draw:points="0,1001 187,1001 187,0 0,0">
          <text:p/>
        </draw:polygon>
        <draw:polygon draw:style-name="gr16" draw:text-style-name="P4" draw:layer="layout" svg:width="1cm" svg:height="1cm" svg:x="63.364cm" svg:y="61.526cm" svg:viewBox="0 0 1001 1001" draw:points="0,1001 1001,1001 1001,0 0,0">
          <text:p/>
        </draw:polygon>
        <draw:polygon draw:style-name="gr16" draw:text-style-name="P4" draw:layer="layout" svg:width="0.186cm" svg:height="1cm" svg:x="63.364cm" svg:y="61.526cm" svg:viewBox="0 0 187 1001" draw:points="0,1001 187,1001 187,0 0,0">
          <text:p/>
        </draw:polygon>
        <draw:polygon draw:style-name="gr16" draw:text-style-name="P4" draw:layer="layout" svg:width="1cm" svg:height="1cm" svg:x="63.364cm" svg:y="62.626cm" svg:viewBox="0 0 1001 1001" draw:points="0,1001 1001,1001 1001,0 0,0">
          <text:p/>
        </draw:polygon>
        <draw:polygon draw:style-name="gr16" draw:text-style-name="P4" draw:layer="layout" svg:width="0.186cm" svg:height="1cm" svg:x="63.364cm" svg:y="62.626cm" svg:viewBox="0 0 187 1001" draw:points="0,1001 187,1001 187,0 0,0">
          <text:p/>
        </draw:polygon>
        <draw:polygon draw:style-name="gr16" draw:text-style-name="P4" draw:layer="layout" svg:width="1cm" svg:height="1cm" svg:x="63.364cm" svg:y="63.726cm" svg:viewBox="0 0 1001 1001" draw:points="0,1001 1001,1001 1001,0 0,0">
          <text:p/>
        </draw:polygon>
        <draw:polygon draw:style-name="gr16" draw:text-style-name="P4" draw:layer="layout" svg:width="0.186cm" svg:height="1cm" svg:x="63.364cm" svg:y="63.726cm" svg:viewBox="0 0 187 1001" draw:points="0,1001 187,1001 187,0 0,0">
          <text:p/>
        </draw:polygon>
        <draw:polygon draw:style-name="gr16" draw:text-style-name="P4" draw:layer="layout" svg:width="1cm" svg:height="1cm" svg:x="63.364cm" svg:y="64.826cm" svg:viewBox="0 0 1001 1001" draw:points="0,1001 1001,1001 1001,0 0,0">
          <text:p/>
        </draw:polygon>
        <draw:polygon draw:style-name="gr16" draw:text-style-name="P4" draw:layer="layout" svg:width="0.186cm" svg:height="1cm" svg:x="63.364cm" svg:y="64.826cm" svg:viewBox="0 0 187 1001" draw:points="0,1001 187,1001 187,0 0,0">
          <text:p/>
        </draw:polygon>
        <draw:polygon draw:style-name="gr16" draw:text-style-name="P4" draw:layer="layout" svg:width="1cm" svg:height="1cm" svg:x="63.364cm" svg:y="68.126cm" svg:viewBox="0 0 1001 1001" draw:points="0,1001 1001,1001 1001,0 0,0">
          <text:p/>
        </draw:polygon>
        <draw:polygon draw:style-name="gr16" draw:text-style-name="P4" draw:layer="layout" svg:width="0.186cm" svg:height="1cm" svg:x="63.364cm" svg:y="68.126cm" svg:viewBox="0 0 187 1001" draw:points="0,1001 187,1001 187,0 0,0">
          <text:p/>
        </draw:polygon>
        <draw:polygon draw:style-name="gr16" draw:text-style-name="P4" draw:layer="layout" svg:width="1cm" svg:height="1cm" svg:x="63.364cm" svg:y="69.226cm" svg:viewBox="0 0 1001 1001" draw:points="0,1001 1001,1001 1001,0 0,0">
          <text:p/>
        </draw:polygon>
        <draw:polygon draw:style-name="gr16" draw:text-style-name="P4" draw:layer="layout" svg:width="0.186cm" svg:height="1cm" svg:x="63.364cm" svg:y="69.226cm" svg:viewBox="0 0 187 1001" draw:points="0,1001 187,1001 187,0 0,0">
          <text:p/>
        </draw:polygon>
        <draw:polygon draw:style-name="gr16" draw:text-style-name="P4" draw:layer="layout" svg:width="1cm" svg:height="1cm" svg:x="63.364cm" svg:y="70.326cm" svg:viewBox="0 0 1001 1001" draw:points="0,1001 1001,1001 1001,0 0,0">
          <text:p/>
        </draw:polygon>
        <draw:polygon draw:style-name="gr16" draw:text-style-name="P4" draw:layer="layout" svg:width="0.186cm" svg:height="1cm" svg:x="63.364cm" svg:y="70.326cm" svg:viewBox="0 0 187 1001" draw:points="0,1001 187,1001 187,0 0,0">
          <text:p/>
        </draw:polygon>
        <draw:polygon draw:style-name="gr16" draw:text-style-name="P4" draw:layer="layout" svg:width="1cm" svg:height="1cm" svg:x="63.364cm" svg:y="71.426cm" svg:viewBox="0 0 1001 1001" draw:points="0,1001 1001,1001 1001,0 0,0">
          <text:p/>
        </draw:polygon>
        <draw:polygon draw:style-name="gr16" draw:text-style-name="P4" draw:layer="layout" svg:width="0.186cm" svg:height="1cm" svg:x="63.364cm" svg:y="71.426cm" svg:viewBox="0 0 187 1001" draw:points="0,1001 187,1001 187,0 0,0">
          <text:p/>
        </draw:polygon>
        <draw:polygon draw:style-name="gr16" draw:text-style-name="P4" draw:layer="layout" svg:width="1cm" svg:height="1cm" svg:x="63.364cm" svg:y="72.526cm" svg:viewBox="0 0 1001 1001" draw:points="0,1001 1001,1001 1001,0 0,0">
          <text:p/>
        </draw:polygon>
        <draw:polygon draw:style-name="gr16" draw:text-style-name="P4" draw:layer="layout" svg:width="0.186cm" svg:height="1cm" svg:x="63.364cm" svg:y="72.526cm" svg:viewBox="0 0 187 1001" draw:points="0,1001 187,1001 186,0 0,0">
          <text:p/>
        </draw:polygon>
        <draw:polygon draw:style-name="gr16" draw:text-style-name="P4" draw:layer="layout" svg:width="1cm" svg:height="1cm" svg:x="63.364cm" svg:y="73.626cm" svg:viewBox="0 0 1001 1001" draw:points="0,1001 1001,1001 1001,0 0,0">
          <text:p/>
        </draw:polygon>
        <draw:polygon draw:style-name="gr16" draw:text-style-name="P4" draw:layer="layout" svg:width="0.186cm" svg:height="1cm" svg:x="63.364cm" svg:y="73.626cm" svg:viewBox="0 0 187 1001" draw:points="0,1001 187,1001 187,0 0,0">
          <text:p/>
        </draw:polygon>
        <draw:polygon draw:style-name="gr16" draw:text-style-name="P4" draw:layer="layout" svg:width="1cm" svg:height="1cm" svg:x="63.364cm" svg:y="74.726cm" svg:viewBox="0 0 1001 1001" draw:points="0,1001 1001,1001 1001,0 0,0">
          <text:p/>
        </draw:polygon>
        <draw:polygon draw:style-name="gr16" draw:text-style-name="P4" draw:layer="layout" svg:width="0.186cm" svg:height="1cm" svg:x="63.364cm" svg:y="74.726cm" svg:viewBox="0 0 187 1001" draw:points="0,1001 187,1001 187,0 0,0">
          <text:p/>
        </draw:polygon>
        <draw:polygon draw:style-name="gr16" draw:text-style-name="P4" draw:layer="layout" svg:width="1cm" svg:height="1cm" svg:x="63.364cm" svg:y="75.826cm" svg:viewBox="0 0 1001 1001" draw:points="0,1001 1001,1001 1001,0 0,0">
          <text:p/>
        </draw:polygon>
        <draw:polygon draw:style-name="gr16" draw:text-style-name="P4" draw:layer="layout" svg:width="0.186cm" svg:height="1cm" svg:x="63.364cm" svg:y="75.826cm" svg:viewBox="0 0 187 1001" draw:points="0,1001 187,1001 187,0 0,0">
          <text:p/>
        </draw:polygon>
        <draw:polygon draw:style-name="gr16" draw:text-style-name="P4" draw:layer="layout" svg:width="1cm" svg:height="1cm" svg:x="63.364cm" svg:y="76.926cm" svg:viewBox="0 0 1001 1001" draw:points="0,1001 1001,1001 1001,0 0,0">
          <text:p/>
        </draw:polygon>
        <draw:polygon draw:style-name="gr16" draw:text-style-name="P4" draw:layer="layout" svg:width="0.186cm" svg:height="1cm" svg:x="63.364cm" svg:y="76.926cm" svg:viewBox="0 0 187 1001" draw:points="0,1001 187,1001 187,0 0,0">
          <text:p/>
        </draw:polygon>
        <draw:polygon draw:style-name="gr16" draw:text-style-name="P4" draw:layer="layout" svg:width="1cm" svg:height="1cm" svg:x="63.364cm" svg:y="78.026cm" svg:viewBox="0 0 1001 1001" draw:points="0,1001 1001,1001 1001,0 0,0">
          <text:p/>
        </draw:polygon>
        <draw:polygon draw:style-name="gr16" draw:text-style-name="P4" draw:layer="layout" svg:width="0.186cm" svg:height="1cm" svg:x="63.364cm" svg:y="78.026cm" svg:viewBox="0 0 187 1001" draw:points="0,1001 187,1001 187,0 0,0">
          <text:p/>
        </draw:polygon>
        <draw:polygon draw:style-name="gr16" draw:text-style-name="P4" draw:layer="layout" svg:width="1cm" svg:height="1cm" svg:x="63.364cm" svg:y="79.126cm" svg:viewBox="0 0 1001 1001" draw:points="0,1001 1001,1001 1001,0 0,0">
          <text:p/>
        </draw:polygon>
        <draw:polygon draw:style-name="gr16" draw:text-style-name="P4" draw:layer="layout" svg:width="0.186cm" svg:height="1cm" svg:x="63.364cm" svg:y="79.126cm" svg:viewBox="0 0 187 1001" draw:points="0,1001 187,1001 187,0 0,0">
          <text:p/>
        </draw:polygon>
        <draw:polygon draw:style-name="gr16" draw:text-style-name="P4" draw:layer="layout" svg:width="1cm" svg:height="1cm" svg:x="61.454cm" svg:y="53.826cm" svg:viewBox="0 0 1001 1001" draw:points="0,1001 1001,1001 1001,0 0,0">
          <text:p/>
        </draw:polygon>
        <draw:polygon draw:style-name="gr16" draw:text-style-name="P4" draw:layer="layout" svg:width="0.186cm" svg:height="1cm" svg:x="61.454cm" svg:y="53.826cm" svg:viewBox="0 0 187 1001" draw:points="0,1001 187,1001 187,0 0,0">
          <text:p/>
        </draw:polygon>
        <draw:polygon draw:style-name="gr16" draw:text-style-name="P4" draw:layer="layout" svg:width="1cm" svg:height="1cm" svg:x="61.454cm" svg:y="54.926cm" svg:viewBox="0 0 1001 1001" draw:points="0,1001 1001,1001 1001,0 0,0">
          <text:p/>
        </draw:polygon>
        <draw:polygon draw:style-name="gr16" draw:text-style-name="P4" draw:layer="layout" svg:width="0.186cm" svg:height="1cm" svg:x="61.454cm" svg:y="54.926cm" svg:viewBox="0 0 187 1001" draw:points="0,1001 187,1001 187,0 0,0">
          <text:p/>
        </draw:polygon>
        <draw:polygon draw:style-name="gr16" draw:text-style-name="P4" draw:layer="layout" svg:width="1cm" svg:height="1cm" svg:x="61.454cm" svg:y="56.026cm" svg:viewBox="0 0 1001 1001" draw:points="0,1001 1001,1001 1001,0 0,0">
          <text:p/>
        </draw:polygon>
        <draw:polygon draw:style-name="gr16" draw:text-style-name="P4" draw:layer="layout" svg:width="0.186cm" svg:height="1cm" svg:x="61.454cm" svg:y="56.026cm" svg:viewBox="0 0 187 1001" draw:points="0,1001 187,1001 187,0 0,0">
          <text:p/>
        </draw:polygon>
        <draw:polygon draw:style-name="gr16" draw:text-style-name="P4" draw:layer="layout" svg:width="1cm" svg:height="1cm" svg:x="61.454cm" svg:y="57.126cm" svg:viewBox="0 0 1001 1001" draw:points="0,1001 1001,1001 1001,0 0,0">
          <text:p/>
        </draw:polygon>
        <draw:polygon draw:style-name="gr16" draw:text-style-name="P4" draw:layer="layout" svg:width="0.186cm" svg:height="1cm" svg:x="61.454cm" svg:y="57.126cm" svg:viewBox="0 0 187 1001" draw:points="0,1001 187,1001 187,0 0,0">
          <text:p/>
        </draw:polygon>
        <draw:polygon draw:style-name="gr16" draw:text-style-name="P4" draw:layer="layout" svg:width="1cm" svg:height="1cm" svg:x="61.454cm" svg:y="58.226cm" svg:viewBox="0 0 1001 1001" draw:points="0,1001 1001,1001 1001,0 0,0">
          <text:p/>
        </draw:polygon>
        <draw:polygon draw:style-name="gr16" draw:text-style-name="P4" draw:layer="layout" svg:width="0.186cm" svg:height="1cm" svg:x="61.454cm" svg:y="58.226cm" svg:viewBox="0 0 187 1001" draw:points="0,1001 187,1001 187,0 0,0">
          <text:p/>
        </draw:polygon>
        <draw:polygon draw:style-name="gr16" draw:text-style-name="P4" draw:layer="layout" svg:width="1cm" svg:height="1cm" svg:x="61.454cm" svg:y="59.326cm" svg:viewBox="0 0 1001 1001" draw:points="0,1001 1001,1001 1001,0 0,0">
          <text:p/>
        </draw:polygon>
        <draw:polygon draw:style-name="gr16" draw:text-style-name="P4" draw:layer="layout" svg:width="0.186cm" svg:height="1cm" svg:x="61.454cm" svg:y="59.326cm" svg:viewBox="0 0 187 1001" draw:points="0,1001 187,1001 187,0 0,0">
          <text:p/>
        </draw:polygon>
        <draw:polygon draw:style-name="gr16" draw:text-style-name="P4" draw:layer="layout" svg:width="1cm" svg:height="1cm" svg:x="61.454cm" svg:y="60.426cm" svg:viewBox="0 0 1001 1001" draw:points="0,1001 1001,1001 1001,0 0,0">
          <text:p/>
        </draw:polygon>
        <draw:polygon draw:style-name="gr16" draw:text-style-name="P4" draw:layer="layout" svg:width="0.186cm" svg:height="1cm" svg:x="61.454cm" svg:y="60.426cm" svg:viewBox="0 0 187 1001" draw:points="0,1001 187,1001 187,0 0,0">
          <text:p/>
        </draw:polygon>
        <draw:polygon draw:style-name="gr16" draw:text-style-name="P4" draw:layer="layout" svg:width="1cm" svg:height="1cm" svg:x="61.454cm" svg:y="61.526cm" svg:viewBox="0 0 1001 1001" draw:points="0,1001 1001,1001 1001,0 0,0">
          <text:p/>
        </draw:polygon>
        <draw:polygon draw:style-name="gr16" draw:text-style-name="P4" draw:layer="layout" svg:width="0.186cm" svg:height="1cm" svg:x="61.454cm" svg:y="61.526cm" svg:viewBox="0 0 187 1001" draw:points="0,1001 187,1001 187,0 0,0">
          <text:p/>
        </draw:polygon>
        <draw:polygon draw:style-name="gr16" draw:text-style-name="P4" draw:layer="layout" svg:width="1cm" svg:height="1cm" svg:x="61.454cm" svg:y="62.626cm" svg:viewBox="0 0 1001 1001" draw:points="0,1001 1001,1001 1001,0 0,0">
          <text:p/>
        </draw:polygon>
        <draw:polygon draw:style-name="gr16" draw:text-style-name="P4" draw:layer="layout" svg:width="0.186cm" svg:height="1cm" svg:x="61.454cm" svg:y="62.626cm" svg:viewBox="0 0 187 1001" draw:points="0,1001 187,1001 187,0 0,0">
          <text:p/>
        </draw:polygon>
        <draw:polygon draw:style-name="gr16" draw:text-style-name="P4" draw:layer="layout" svg:width="1cm" svg:height="1cm" svg:x="61.454cm" svg:y="63.726cm" svg:viewBox="0 0 1001 1001" draw:points="0,1001 1001,1001 1001,0 0,0">
          <text:p/>
        </draw:polygon>
        <draw:polygon draw:style-name="gr16" draw:text-style-name="P4" draw:layer="layout" svg:width="0.186cm" svg:height="1cm" svg:x="61.454cm" svg:y="63.726cm" svg:viewBox="0 0 187 1001" draw:points="0,1001 187,1001 187,0 0,0">
          <text:p/>
        </draw:polygon>
        <draw:polygon draw:style-name="gr16" draw:text-style-name="P4" draw:layer="layout" svg:width="1cm" svg:height="1cm" svg:x="61.454cm" svg:y="64.826cm" svg:viewBox="0 0 1001 1001" draw:points="0,1001 1001,1001 1001,0 0,0">
          <text:p/>
        </draw:polygon>
        <draw:polygon draw:style-name="gr16" draw:text-style-name="P4" draw:layer="layout" svg:width="0.186cm" svg:height="1cm" svg:x="61.454cm" svg:y="64.826cm" svg:viewBox="0 0 187 1001" draw:points="0,1001 187,1001 187,0 0,0">
          <text:p/>
        </draw:polygon>
        <draw:polygon draw:style-name="gr16" draw:text-style-name="P4" draw:layer="layout" svg:width="1cm" svg:height="1cm" svg:x="61.454cm" svg:y="68.126cm" svg:viewBox="0 0 1001 1001" draw:points="0,1001 1001,1001 1001,0 0,0">
          <text:p/>
        </draw:polygon>
        <draw:polygon draw:style-name="gr16" draw:text-style-name="P4" draw:layer="layout" svg:width="0.186cm" svg:height="1cm" svg:x="61.454cm" svg:y="68.126cm" svg:viewBox="0 0 187 1001" draw:points="0,1001 187,1001 187,0 0,0">
          <text:p/>
        </draw:polygon>
        <draw:polygon draw:style-name="gr16" draw:text-style-name="P4" draw:layer="layout" svg:width="1cm" svg:height="1cm" svg:x="61.454cm" svg:y="69.226cm" svg:viewBox="0 0 1001 1001" draw:points="0,1001 1001,1001 1001,0 0,0">
          <text:p/>
        </draw:polygon>
        <draw:polygon draw:style-name="gr16" draw:text-style-name="P4" draw:layer="layout" svg:width="0.186cm" svg:height="1cm" svg:x="61.454cm" svg:y="69.226cm" svg:viewBox="0 0 187 1001" draw:points="0,1001 187,1001 187,0 0,0">
          <text:p/>
        </draw:polygon>
        <draw:polygon draw:style-name="gr16" draw:text-style-name="P4" draw:layer="layout" svg:width="1cm" svg:height="1cm" svg:x="61.454cm" svg:y="70.326cm" svg:viewBox="0 0 1001 1001" draw:points="0,1001 1001,1001 1001,0 0,0">
          <text:p/>
        </draw:polygon>
        <draw:polygon draw:style-name="gr16" draw:text-style-name="P4" draw:layer="layout" svg:width="0.186cm" svg:height="1cm" svg:x="61.454cm" svg:y="70.326cm" svg:viewBox="0 0 187 1001" draw:points="0,1001 187,1001 187,0 0,0">
          <text:p/>
        </draw:polygon>
        <draw:polygon draw:style-name="gr16" draw:text-style-name="P4" draw:layer="layout" svg:width="1cm" svg:height="1cm" svg:x="61.454cm" svg:y="71.426cm" svg:viewBox="0 0 1001 1001" draw:points="0,1001 1001,1001 1001,0 0,0">
          <text:p/>
        </draw:polygon>
        <draw:polygon draw:style-name="gr16" draw:text-style-name="P4" draw:layer="layout" svg:width="0.186cm" svg:height="1cm" svg:x="61.454cm" svg:y="71.426cm" svg:viewBox="0 0 187 1001" draw:points="0,1001 187,1001 187,0 0,0">
          <text:p/>
        </draw:polygon>
        <draw:polygon draw:style-name="gr16" draw:text-style-name="P4" draw:layer="layout" svg:width="1cm" svg:height="1cm" svg:x="61.454cm" svg:y="72.526cm" svg:viewBox="0 0 1001 1001" draw:points="0,1001 1001,1001 1001,0 0,0">
          <text:p/>
        </draw:polygon>
        <draw:polygon draw:style-name="gr16" draw:text-style-name="P4" draw:layer="layout" svg:width="0.186cm" svg:height="1cm" svg:x="61.454cm" svg:y="72.526cm" svg:viewBox="0 0 187 1001" draw:points="0,1001 187,1001 187,0 0,0">
          <text:p/>
        </draw:polygon>
        <draw:polygon draw:style-name="gr16" draw:text-style-name="P4" draw:layer="layout" svg:width="1cm" svg:height="1cm" svg:x="61.454cm" svg:y="73.626cm" svg:viewBox="0 0 1001 1001" draw:points="0,1001 1001,1001 1001,0 0,0">
          <text:p/>
        </draw:polygon>
        <draw:polygon draw:style-name="gr16" draw:text-style-name="P4" draw:layer="layout" svg:width="0.186cm" svg:height="1cm" svg:x="61.454cm" svg:y="73.626cm" svg:viewBox="0 0 187 1001" draw:points="0,1001 187,1001 187,0 0,0">
          <text:p/>
        </draw:polygon>
        <draw:polygon draw:style-name="gr16" draw:text-style-name="P4" draw:layer="layout" svg:width="1cm" svg:height="1cm" svg:x="61.454cm" svg:y="74.726cm" svg:viewBox="0 0 1001 1001" draw:points="0,1001 1001,1001 1001,0 0,0">
          <text:p/>
        </draw:polygon>
        <draw:polygon draw:style-name="gr16" draw:text-style-name="P4" draw:layer="layout" svg:width="0.186cm" svg:height="1cm" svg:x="61.454cm" svg:y="74.726cm" svg:viewBox="0 0 187 1001" draw:points="0,1001 187,1001 187,0 0,0">
          <text:p/>
        </draw:polygon>
        <draw:polygon draw:style-name="gr16" draw:text-style-name="P4" draw:layer="layout" svg:width="1cm" svg:height="1cm" svg:x="61.454cm" svg:y="75.826cm" svg:viewBox="0 0 1001 1001" draw:points="0,1001 1001,1001 1001,0 0,0">
          <text:p/>
        </draw:polygon>
        <draw:polygon draw:style-name="gr16" draw:text-style-name="P4" draw:layer="layout" svg:width="0.186cm" svg:height="1cm" svg:x="61.454cm" svg:y="75.826cm" svg:viewBox="0 0 187 1001" draw:points="0,1001 187,1001 187,0 0,0">
          <text:p/>
        </draw:polygon>
        <draw:polygon draw:style-name="gr16" draw:text-style-name="P4" draw:layer="layout" svg:width="1cm" svg:height="1cm" svg:x="61.454cm" svg:y="76.926cm" svg:viewBox="0 0 1001 1001" draw:points="0,1001 1001,1001 1001,0 0,0">
          <text:p/>
        </draw:polygon>
        <draw:polygon draw:style-name="gr16" draw:text-style-name="P4" draw:layer="layout" svg:width="0.186cm" svg:height="1cm" svg:x="61.454cm" svg:y="76.926cm" svg:viewBox="0 0 187 1001" draw:points="0,1001 187,1001 187,0 0,0">
          <text:p/>
        </draw:polygon>
        <draw:polygon draw:style-name="gr16" draw:text-style-name="P4" draw:layer="layout" svg:width="1cm" svg:height="1cm" svg:x="61.454cm" svg:y="78.026cm" svg:viewBox="0 0 1001 1001" draw:points="0,1001 1001,1001 1001,0 0,0">
          <text:p/>
        </draw:polygon>
        <draw:polygon draw:style-name="gr16" draw:text-style-name="P4" draw:layer="layout" svg:width="0.186cm" svg:height="1cm" svg:x="61.454cm" svg:y="78.026cm" svg:viewBox="0 0 187 1001" draw:points="0,1001 187,1001 187,0 0,0">
          <text:p/>
        </draw:polygon>
        <draw:polygon draw:style-name="gr16" draw:text-style-name="P4" draw:layer="layout" svg:width="1cm" svg:height="1cm" svg:x="61.454cm" svg:y="79.126cm" svg:viewBox="0 0 1001 1001" draw:points="0,1001 1001,1001 1001,0 0,0">
          <text:p/>
        </draw:polygon>
        <draw:polygon draw:style-name="gr16" draw:text-style-name="P4" draw:layer="layout" svg:width="0.186cm" svg:height="1cm" svg:x="61.454cm" svg:y="79.126cm" svg:viewBox="0 0 187 1001" draw:points="0,1001 187,1001 187,0 0,0">
          <text:p/>
        </draw:polygon>
        <draw:polygon draw:style-name="gr16" draw:text-style-name="P4" draw:layer="layout" svg:width="1cm" svg:height="1cm" svg:x="76.764cm" svg:y="82.976cm" svg:viewBox="0 0 1001 1001" draw:points="0,1001 1001,1001 1001,0 0,0">
          <text:p/>
        </draw:polygon>
        <draw:polygon draw:style-name="gr16" draw:text-style-name="P4" draw:layer="layout" svg:width="0.186cm" svg:height="1cm" svg:x="76.764cm" svg:y="82.976cm" svg:viewBox="0 0 187 1001" draw:points="0,1001 187,1001 187,0 0,0">
          <text:p/>
        </draw:polygon>
        <draw:polygon draw:style-name="gr16" draw:text-style-name="P4" draw:layer="layout" svg:width="1cm" svg:height="1cm" svg:x="76.764cm" svg:y="84.076cm" svg:viewBox="0 0 1001 1001" draw:points="0,1001 1000,1001 1001,0 0,0">
          <text:p/>
        </draw:polygon>
        <draw:polygon draw:style-name="gr16" draw:text-style-name="P4" draw:layer="layout" svg:width="0.186cm" svg:height="1cm" svg:x="76.764cm" svg:y="84.076cm" svg:viewBox="0 0 187 1001" draw:points="0,1001 187,1001 187,0 0,0">
          <text:p/>
        </draw:polygon>
        <draw:polygon draw:style-name="gr16" draw:text-style-name="P4" draw:layer="layout" svg:width="1cm" svg:height="1cm" svg:x="76.764cm" svg:y="85.176cm" svg:viewBox="0 0 1001 1001" draw:points="0,1001 1001,1001 1001,0 0,0">
          <text:p/>
        </draw:polygon>
        <draw:polygon draw:style-name="gr16" draw:text-style-name="P4" draw:layer="layout" svg:width="0.186cm" svg:height="1cm" svg:x="76.764cm" svg:y="85.176cm" svg:viewBox="0 0 187 1001" draw:points="0,1001 187,1001 187,0 0,0">
          <text:p/>
        </draw:polygon>
        <draw:polygon draw:style-name="gr16" draw:text-style-name="P4" draw:layer="layout" svg:width="1cm" svg:height="1cm" svg:x="76.764cm" svg:y="86.276cm" svg:viewBox="0 0 1001 1001" draw:points="0,1001 1001,1001 1001,0 0,0">
          <text:p/>
        </draw:polygon>
        <draw:polygon draw:style-name="gr16" draw:text-style-name="P4" draw:layer="layout" svg:width="0.186cm" svg:height="1cm" svg:x="76.764cm" svg:y="86.276cm" svg:viewBox="0 0 187 1001" draw:points="0,1001 187,1001 187,0 0,0">
          <text:p/>
        </draw:polygon>
        <draw:polygon draw:style-name="gr16" draw:text-style-name="P4" draw:layer="layout" svg:width="1cm" svg:height="1cm" svg:x="76.764cm" svg:y="87.376cm" svg:viewBox="0 0 1001 1001" draw:points="0,1001 1001,1001 1001,0 0,0">
          <text:p/>
        </draw:polygon>
        <draw:polygon draw:style-name="gr16" draw:text-style-name="P4" draw:layer="layout" svg:width="0.186cm" svg:height="1cm" svg:x="76.764cm" svg:y="87.376cm" svg:viewBox="0 0 187 1001" draw:points="0,1001 186,1001 187,0 0,0">
          <text:p/>
        </draw:polygon>
        <draw:polygon draw:style-name="gr16" draw:text-style-name="P4" draw:layer="layout" svg:width="1cm" svg:height="1cm" svg:x="76.764cm" svg:y="88.476cm" svg:viewBox="0 0 1001 1001" draw:points="0,1001 1001,1001 1001,0 0,0">
          <text:p/>
        </draw:polygon>
        <draw:polygon draw:style-name="gr16" draw:text-style-name="P4" draw:layer="layout" svg:width="0.186cm" svg:height="1cm" svg:x="76.764cm" svg:y="88.476cm" svg:viewBox="0 0 187 1001" draw:points="0,1001 187,1001 187,0 0,0">
          <text:p/>
        </draw:polygon>
        <draw:polygon draw:style-name="gr16" draw:text-style-name="P4" draw:layer="layout" svg:width="1cm" svg:height="1cm" svg:x="76.764cm" svg:y="89.576cm" svg:viewBox="0 0 1001 1001" draw:points="0,1001 1001,1001 1001,0 0,0">
          <text:p/>
        </draw:polygon>
        <draw:polygon draw:style-name="gr16" draw:text-style-name="P4" draw:layer="layout" svg:width="0.186cm" svg:height="1cm" svg:x="76.764cm" svg:y="89.576cm" svg:viewBox="0 0 187 1001" draw:points="0,1001 187,1001 187,0 0,0">
          <text:p/>
        </draw:polygon>
        <draw:polygon draw:style-name="gr16" draw:text-style-name="P4" draw:layer="layout" svg:width="1cm" svg:height="1cm" svg:x="76.764cm" svg:y="90.676cm" svg:viewBox="0 0 1001 1001" draw:points="0,1001 1001,1001 1001,0 0,0">
          <text:p/>
        </draw:polygon>
        <draw:polygon draw:style-name="gr16" draw:text-style-name="P4" draw:layer="layout" svg:width="0.186cm" svg:height="1cm" svg:x="76.764cm" svg:y="90.676cm" svg:viewBox="0 0 187 1001" draw:points="0,1001 187,1001 187,0 0,0">
          <text:p/>
        </draw:polygon>
        <draw:polygon draw:style-name="gr16" draw:text-style-name="P4" draw:layer="layout" svg:width="1cm" svg:height="1cm" svg:x="76.764cm" svg:y="91.776cm" svg:viewBox="0 0 1001 1001" draw:points="0,1001 1001,1001 1001,0 0,0">
          <text:p/>
        </draw:polygon>
        <draw:polygon draw:style-name="gr16" draw:text-style-name="P4" draw:layer="layout" svg:width="0.186cm" svg:height="1cm" svg:x="76.764cm" svg:y="91.776cm" svg:viewBox="0 0 187 1001" draw:points="0,1001 187,1001 187,0 0,0">
          <text:p/>
        </draw:polygon>
        <draw:polygon draw:style-name="gr16" draw:text-style-name="P4" draw:layer="layout" svg:width="1cm" svg:height="1cm" svg:x="76.764cm" svg:y="92.876cm" svg:viewBox="0 0 1001 1001" draw:points="0,1001 1001,1001 1001,0 0,0">
          <text:p/>
        </draw:polygon>
        <draw:polygon draw:style-name="gr16" draw:text-style-name="P4" draw:layer="layout" svg:width="0.186cm" svg:height="1cm" svg:x="76.764cm" svg:y="92.876cm" svg:viewBox="0 0 187 1001" draw:points="0,1001 187,1001 187,0 0,0">
          <text:p/>
        </draw:polygon>
        <draw:polygon draw:style-name="gr16" draw:text-style-name="P4" draw:layer="layout" svg:width="1cm" svg:height="1cm" svg:x="76.764cm" svg:y="93.976cm" svg:viewBox="0 0 1001 1001" draw:points="0,1001 1001,1001 1001,0 0,0">
          <text:p/>
        </draw:polygon>
        <draw:polygon draw:style-name="gr16" draw:text-style-name="P4" draw:layer="layout" svg:width="0.186cm" svg:height="1cm" svg:x="76.764cm" svg:y="93.976cm" svg:viewBox="0 0 187 1001" draw:points="0,1001 187,1001 187,0 0,0">
          <text:p/>
        </draw:polygon>
        <draw:polygon draw:style-name="gr16" draw:text-style-name="P4" draw:layer="layout" svg:width="1cm" svg:height="1cm" svg:x="74.854cm" svg:y="82.976cm" svg:viewBox="0 0 1001 1001" draw:points="0,1001 1001,1001 1001,0 0,0">
          <text:p/>
        </draw:polygon>
        <draw:polygon draw:style-name="gr16" draw:text-style-name="P4" draw:layer="layout" svg:width="0.186cm" svg:height="1cm" svg:x="74.854cm" svg:y="82.976cm" svg:viewBox="0 0 187 1001" draw:points="0,1001 187,1001 187,0 0,0">
          <text:p/>
        </draw:polygon>
        <draw:polygon draw:style-name="gr16" draw:text-style-name="P4" draw:layer="layout" svg:width="1cm" svg:height="1cm" svg:x="74.854cm" svg:y="84.076cm" svg:viewBox="0 0 1001 1001" draw:points="0,1001 1001,1001 1001,0 0,0">
          <text:p/>
        </draw:polygon>
        <draw:polygon draw:style-name="gr16" draw:text-style-name="P4" draw:layer="layout" svg:width="0.186cm" svg:height="1cm" svg:x="74.854cm" svg:y="84.076cm" svg:viewBox="0 0 187 1001" draw:points="0,1001 187,1001 187,0 0,0">
          <text:p/>
        </draw:polygon>
        <draw:polygon draw:style-name="gr16" draw:text-style-name="P4" draw:layer="layout" svg:width="1cm" svg:height="1cm" svg:x="74.854cm" svg:y="85.176cm" svg:viewBox="0 0 1001 1001" draw:points="0,1001 1001,1001 1001,0 0,0">
          <text:p/>
        </draw:polygon>
        <draw:polygon draw:style-name="gr16" draw:text-style-name="P4" draw:layer="layout" svg:width="0.186cm" svg:height="1cm" svg:x="74.854cm" svg:y="85.176cm" svg:viewBox="0 0 187 1001" draw:points="0,1001 187,1001 187,0 0,0">
          <text:p/>
        </draw:polygon>
        <draw:polygon draw:style-name="gr16" draw:text-style-name="P4" draw:layer="layout" svg:width="1cm" svg:height="1cm" svg:x="74.854cm" svg:y="86.276cm" svg:viewBox="0 0 1001 1001" draw:points="0,1001 1001,1001 1001,0 0,0">
          <text:p/>
        </draw:polygon>
        <draw:polygon draw:style-name="gr16" draw:text-style-name="P4" draw:layer="layout" svg:width="0.186cm" svg:height="1cm" svg:x="74.854cm" svg:y="86.276cm" svg:viewBox="0 0 187 1001" draw:points="0,1001 187,1001 187,0 0,0">
          <text:p/>
        </draw:polygon>
        <draw:polygon draw:style-name="gr16" draw:text-style-name="P4" draw:layer="layout" svg:width="1cm" svg:height="1cm" svg:x="74.854cm" svg:y="87.376cm" svg:viewBox="0 0 1001 1001" draw:points="0,1001 1001,1001 1001,0 0,0">
          <text:p/>
        </draw:polygon>
        <draw:polygon draw:style-name="gr16" draw:text-style-name="P4" draw:layer="layout" svg:width="0.186cm" svg:height="1cm" svg:x="74.854cm" svg:y="87.376cm" svg:viewBox="0 0 187 1001" draw:points="0,1001 187,1001 187,0 0,0">
          <text:p/>
        </draw:polygon>
        <draw:polygon draw:style-name="gr16" draw:text-style-name="P4" draw:layer="layout" svg:width="1cm" svg:height="1cm" svg:x="74.854cm" svg:y="88.476cm" svg:viewBox="0 0 1001 1001" draw:points="0,1001 1001,1001 1001,0 0,0">
          <text:p/>
        </draw:polygon>
        <draw:polygon draw:style-name="gr16" draw:text-style-name="P4" draw:layer="layout" svg:width="0.186cm" svg:height="1cm" svg:x="74.854cm" svg:y="88.476cm" svg:viewBox="0 0 187 1001" draw:points="0,1001 187,1001 187,0 0,0">
          <text:p/>
        </draw:polygon>
        <draw:polygon draw:style-name="gr16" draw:text-style-name="P4" draw:layer="layout" svg:width="1cm" svg:height="1cm" svg:x="74.854cm" svg:y="89.576cm" svg:viewBox="0 0 1001 1001" draw:points="0,1001 1001,1001 1001,0 0,0">
          <text:p/>
        </draw:polygon>
        <draw:polygon draw:style-name="gr16" draw:text-style-name="P4" draw:layer="layout" svg:width="0.186cm" svg:height="1cm" svg:x="74.854cm" svg:y="89.576cm" svg:viewBox="0 0 187 1001" draw:points="0,1001 187,1001 187,0 0,0">
          <text:p/>
        </draw:polygon>
        <draw:polygon draw:style-name="gr16" draw:text-style-name="P4" draw:layer="layout" svg:width="1cm" svg:height="1cm" svg:x="74.854cm" svg:y="90.676cm" svg:viewBox="0 0 1001 1001" draw:points="0,1001 1001,1001 1001,0 0,0">
          <text:p/>
        </draw:polygon>
        <draw:polygon draw:style-name="gr16" draw:text-style-name="P4" draw:layer="layout" svg:width="0.186cm" svg:height="1cm" svg:x="74.854cm" svg:y="90.676cm" svg:viewBox="0 0 187 1001" draw:points="0,1001 187,1001 187,0 0,0">
          <text:p/>
        </draw:polygon>
        <draw:polygon draw:style-name="gr16" draw:text-style-name="P4" draw:layer="layout" svg:width="1cm" svg:height="1cm" svg:x="74.854cm" svg:y="91.776cm" svg:viewBox="0 0 1001 1001" draw:points="0,1001 1001,1001 1001,0 0,0">
          <text:p/>
        </draw:polygon>
        <draw:polygon draw:style-name="gr16" draw:text-style-name="P4" draw:layer="layout" svg:width="0.186cm" svg:height="1cm" svg:x="74.854cm" svg:y="91.776cm" svg:viewBox="0 0 187 1001" draw:points="0,1001 187,1001 187,0 0,0">
          <text:p/>
        </draw:polygon>
        <draw:polygon draw:style-name="gr16" draw:text-style-name="P4" draw:layer="layout" svg:width="1cm" svg:height="1cm" svg:x="74.854cm" svg:y="92.876cm" svg:viewBox="0 0 1001 1001" draw:points="0,1001 1001,1001 1001,0 0,0">
          <text:p/>
        </draw:polygon>
        <draw:polygon draw:style-name="gr16" draw:text-style-name="P4" draw:layer="layout" svg:width="0.186cm" svg:height="1cm" svg:x="74.854cm" svg:y="92.876cm" svg:viewBox="0 0 187 1001" draw:points="0,1001 187,1001 187,0 0,0">
          <text:p/>
        </draw:polygon>
        <draw:polygon draw:style-name="gr16" draw:text-style-name="P4" draw:layer="layout" svg:width="1cm" svg:height="1cm" svg:x="74.854cm" svg:y="93.976cm" svg:viewBox="0 0 1001 1001" draw:points="0,1001 1001,1001 1001,0 0,0">
          <text:p/>
        </draw:polygon>
        <draw:polygon draw:style-name="gr16" draw:text-style-name="P4" draw:layer="layout" svg:width="0.186cm" svg:height="1cm" svg:x="74.854cm" svg:y="93.976cm" svg:viewBox="0 0 187 1001" draw:points="0,1001 187,1001 187,0 0,0">
          <text:p/>
        </draw:polygon>
        <draw:polygon draw:style-name="gr16" draw:text-style-name="P4" draw:layer="layout" svg:width="1cm" svg:height="1cm" svg:x="72.943cm" svg:y="82.976cm" svg:viewBox="0 0 1001 1001" draw:points="0,1001 1001,1001 1001,0 0,0">
          <text:p/>
        </draw:polygon>
        <draw:polygon draw:style-name="gr16" draw:text-style-name="P4" draw:layer="layout" svg:width="0.186cm" svg:height="1cm" svg:x="72.943cm" svg:y="82.976cm" svg:viewBox="0 0 187 1001" draw:points="0,1001 187,1001 187,0 0,0">
          <text:p/>
        </draw:polygon>
        <draw:polygon draw:style-name="gr16" draw:text-style-name="P4" draw:layer="layout" svg:width="1cm" svg:height="1cm" svg:x="72.943cm" svg:y="84.076cm" svg:viewBox="0 0 1001 1001" draw:points="0,1001 1001,1001 1001,0 0,0">
          <text:p/>
        </draw:polygon>
        <draw:polygon draw:style-name="gr16" draw:text-style-name="P4" draw:layer="layout" svg:width="0.186cm" svg:height="1cm" svg:x="72.943cm" svg:y="84.076cm" svg:viewBox="0 0 187 1001" draw:points="0,1001 187,1001 186,0 0,0">
          <text:p/>
        </draw:polygon>
        <draw:polygon draw:style-name="gr16" draw:text-style-name="P4" draw:layer="layout" svg:width="1cm" svg:height="1cm" svg:x="72.943cm" svg:y="85.176cm" svg:viewBox="0 0 1001 1001" draw:points="0,1001 1001,1001 1001,0 0,0">
          <text:p/>
        </draw:polygon>
        <draw:polygon draw:style-name="gr16" draw:text-style-name="P4" draw:layer="layout" svg:width="0.186cm" svg:height="1cm" svg:x="72.943cm" svg:y="85.176cm" svg:viewBox="0 0 187 1001" draw:points="0,1001 187,1001 187,0 0,0">
          <text:p/>
        </draw:polygon>
        <draw:polygon draw:style-name="gr16" draw:text-style-name="P4" draw:layer="layout" svg:width="1cm" svg:height="1cm" svg:x="72.943cm" svg:y="86.276cm" svg:viewBox="0 0 1001 1001" draw:points="0,1001 1001,1001 1001,0 0,0">
          <text:p/>
        </draw:polygon>
        <draw:polygon draw:style-name="gr16" draw:text-style-name="P4" draw:layer="layout" svg:width="0.186cm" svg:height="1cm" svg:x="72.943cm" svg:y="86.276cm" svg:viewBox="0 0 187 1001" draw:points="0,1001 187,1001 187,0 0,0">
          <text:p/>
        </draw:polygon>
        <draw:polygon draw:style-name="gr16" draw:text-style-name="P4" draw:layer="layout" svg:width="1cm" svg:height="1cm" svg:x="72.943cm" svg:y="87.376cm" svg:viewBox="0 0 1001 1001" draw:points="0,1001 1001,1001 1001,0 0,0">
          <text:p/>
        </draw:polygon>
        <draw:polygon draw:style-name="gr16" draw:text-style-name="P4" draw:layer="layout" svg:width="0.186cm" svg:height="1cm" svg:x="72.943cm" svg:y="87.376cm" svg:viewBox="0 0 187 1001" draw:points="0,1001 187,1001 187,0 0,0">
          <text:p/>
        </draw:polygon>
        <draw:polygon draw:style-name="gr16" draw:text-style-name="P4" draw:layer="layout" svg:width="1cm" svg:height="1cm" svg:x="72.943cm" svg:y="88.476cm" svg:viewBox="0 0 1001 1001" draw:points="0,1001 1001,1001 1001,0 0,0">
          <text:p/>
        </draw:polygon>
        <draw:polygon draw:style-name="gr16" draw:text-style-name="P4" draw:layer="layout" svg:width="0.186cm" svg:height="1cm" svg:x="72.943cm" svg:y="88.476cm" svg:viewBox="0 0 187 1001" draw:points="0,1001 187,1001 187,0 0,0">
          <text:p/>
        </draw:polygon>
        <draw:polygon draw:style-name="gr16" draw:text-style-name="P4" draw:layer="layout" svg:width="1cm" svg:height="1cm" svg:x="72.943cm" svg:y="89.576cm" svg:viewBox="0 0 1001 1001" draw:points="0,1001 1001,1001 1001,0 0,0">
          <text:p/>
        </draw:polygon>
        <draw:polygon draw:style-name="gr16" draw:text-style-name="P4" draw:layer="layout" svg:width="0.186cm" svg:height="1cm" svg:x="72.943cm" svg:y="89.576cm" svg:viewBox="0 0 187 1001" draw:points="0,1001 187,1001 187,0 0,0">
          <text:p/>
        </draw:polygon>
        <draw:polygon draw:style-name="gr16" draw:text-style-name="P4" draw:layer="layout" svg:width="1cm" svg:height="1cm" svg:x="72.943cm" svg:y="90.676cm" svg:viewBox="0 0 1001 1001" draw:points="0,1001 1000,1001 1001,0 0,0">
          <text:p/>
        </draw:polygon>
        <draw:polygon draw:style-name="gr16" draw:text-style-name="P4" draw:layer="layout" svg:width="0.186cm" svg:height="1cm" svg:x="72.943cm" svg:y="90.676cm" svg:viewBox="0 0 187 1001" draw:points="0,1001 187,1001 186,0 0,0">
          <text:p/>
        </draw:polygon>
        <draw:polygon draw:style-name="gr16" draw:text-style-name="P4" draw:layer="layout" svg:width="1cm" svg:height="1cm" svg:x="72.943cm" svg:y="91.776cm" svg:viewBox="0 0 1001 1001" draw:points="0,1001 1001,1001 1001,0 0,0">
          <text:p/>
        </draw:polygon>
        <draw:polygon draw:style-name="gr16" draw:text-style-name="P4" draw:layer="layout" svg:width="0.186cm" svg:height="1cm" svg:x="72.943cm" svg:y="91.776cm" svg:viewBox="0 0 187 1001" draw:points="0,1001 187,1001 187,0 0,0">
          <text:p/>
        </draw:polygon>
        <draw:polygon draw:style-name="gr16" draw:text-style-name="P4" draw:layer="layout" svg:width="1cm" svg:height="1cm" svg:x="72.943cm" svg:y="92.876cm" svg:viewBox="0 0 1001 1001" draw:points="0,1001 1001,1001 1001,0 0,0">
          <text:p/>
        </draw:polygon>
        <draw:polygon draw:style-name="gr16" draw:text-style-name="P4" draw:layer="layout" svg:width="0.186cm" svg:height="1cm" svg:x="72.943cm" svg:y="92.876cm" svg:viewBox="0 0 187 1001" draw:points="0,1001 187,1001 187,0 0,0">
          <text:p/>
        </draw:polygon>
        <draw:polygon draw:style-name="gr16" draw:text-style-name="P4" draw:layer="layout" svg:width="1cm" svg:height="1cm" svg:x="72.943cm" svg:y="93.976cm" svg:viewBox="0 0 1001 1001" draw:points="0,1001 1001,1001 1001,0 0,0">
          <text:p/>
        </draw:polygon>
        <draw:polygon draw:style-name="gr16" draw:text-style-name="P4" draw:layer="layout" svg:width="0.186cm" svg:height="1cm" svg:x="72.943cm" svg:y="93.976cm" svg:viewBox="0 0 187 1001" draw:points="0,1001 187,1001 187,0 0,0">
          <text:p/>
        </draw:polygon>
        <draw:polygon draw:style-name="gr16" draw:text-style-name="P4" draw:layer="layout" svg:width="1cm" svg:height="1cm" svg:x="70.854cm" svg:y="82.976cm" svg:viewBox="0 0 1001 1001" draw:points="0,1001 1001,1001 1001,0 0,0">
          <text:p/>
        </draw:polygon>
        <draw:polygon draw:style-name="gr16" draw:text-style-name="P4" draw:layer="layout" svg:width="0.186cm" svg:height="1cm" svg:x="70.854cm" svg:y="82.976cm" svg:viewBox="0 0 187 1001" draw:points="0,1001 187,1001 187,0 0,0">
          <text:p/>
        </draw:polygon>
        <draw:polygon draw:style-name="gr16" draw:text-style-name="P4" draw:layer="layout" svg:width="1cm" svg:height="1cm" svg:x="70.854cm" svg:y="84.076cm" svg:viewBox="0 0 1001 1001" draw:points="0,1001 1001,1001 1001,0 0,0">
          <text:p/>
        </draw:polygon>
        <draw:polygon draw:style-name="gr16" draw:text-style-name="P4" draw:layer="layout" svg:width="0.186cm" svg:height="1cm" svg:x="70.854cm" svg:y="84.076cm" svg:viewBox="0 0 187 1001" draw:points="0,1001 187,1001 186,0 0,0">
          <text:p/>
        </draw:polygon>
        <draw:polygon draw:style-name="gr16" draw:text-style-name="P4" draw:layer="layout" svg:width="1cm" svg:height="1cm" svg:x="70.854cm" svg:y="85.176cm" svg:viewBox="0 0 1001 1001" draw:points="0,1001 1001,1001 1001,0 0,0">
          <text:p/>
        </draw:polygon>
        <draw:polygon draw:style-name="gr16" draw:text-style-name="P4" draw:layer="layout" svg:width="0.186cm" svg:height="1cm" svg:x="70.854cm" svg:y="85.176cm" svg:viewBox="0 0 187 1001" draw:points="0,1001 187,1001 187,0 0,0">
          <text:p/>
        </draw:polygon>
        <draw:polygon draw:style-name="gr16" draw:text-style-name="P4" draw:layer="layout" svg:width="1cm" svg:height="1cm" svg:x="70.854cm" svg:y="86.276cm" svg:viewBox="0 0 1001 1001" draw:points="0,1001 1001,1001 1001,0 0,0">
          <text:p/>
        </draw:polygon>
        <draw:polygon draw:style-name="gr16" draw:text-style-name="P4" draw:layer="layout" svg:width="0.186cm" svg:height="1cm" svg:x="70.854cm" svg:y="86.276cm" svg:viewBox="0 0 187 1001" draw:points="0,1001 187,1001 187,0 0,0">
          <text:p/>
        </draw:polygon>
        <draw:polygon draw:style-name="gr16" draw:text-style-name="P4" draw:layer="layout" svg:width="1cm" svg:height="1cm" svg:x="70.854cm" svg:y="87.376cm" svg:viewBox="0 0 1001 1001" draw:points="0,1001 1001,1001 1001,0 0,0">
          <text:p/>
        </draw:polygon>
        <draw:polygon draw:style-name="gr16" draw:text-style-name="P4" draw:layer="layout" svg:width="0.186cm" svg:height="1cm" svg:x="70.854cm" svg:y="87.376cm" svg:viewBox="0 0 187 1001" draw:points="0,1001 187,1001 186,0 0,0">
          <text:p/>
        </draw:polygon>
        <draw:polygon draw:style-name="gr16" draw:text-style-name="P4" draw:layer="layout" svg:width="1cm" svg:height="1cm" svg:x="70.854cm" svg:y="88.476cm" svg:viewBox="0 0 1001 1001" draw:points="0,1001 1001,1001 1001,0 0,0">
          <text:p/>
        </draw:polygon>
        <draw:polygon draw:style-name="gr16" draw:text-style-name="P4" draw:layer="layout" svg:width="0.186cm" svg:height="1cm" svg:x="70.854cm" svg:y="88.476cm" svg:viewBox="0 0 187 1001" draw:points="0,1001 187,1001 187,0 0,0">
          <text:p/>
        </draw:polygon>
        <draw:polygon draw:style-name="gr16" draw:text-style-name="P4" draw:layer="layout" svg:width="1cm" svg:height="1cm" svg:x="70.854cm" svg:y="89.576cm" svg:viewBox="0 0 1001 1001" draw:points="0,1001 1001,1001 1001,0 0,0">
          <text:p/>
        </draw:polygon>
        <draw:polygon draw:style-name="gr16" draw:text-style-name="P4" draw:layer="layout" svg:width="0.186cm" svg:height="1cm" svg:x="70.854cm" svg:y="89.576cm" svg:viewBox="0 0 187 1001" draw:points="0,1001 187,1001 187,0 0,0">
          <text:p/>
        </draw:polygon>
        <draw:polygon draw:style-name="gr16" draw:text-style-name="P4" draw:layer="layout" svg:width="1cm" svg:height="1cm" svg:x="70.854cm" svg:y="90.676cm" svg:viewBox="0 0 1001 1001" draw:points="0,1001 1001,1001 1001,0 0,0">
          <text:p/>
        </draw:polygon>
        <draw:polygon draw:style-name="gr16" draw:text-style-name="P4" draw:layer="layout" svg:width="0.186cm" svg:height="1cm" svg:x="70.854cm" svg:y="90.676cm" svg:viewBox="0 0 187 1001" draw:points="0,1001 187,1001 187,0 0,0">
          <text:p/>
        </draw:polygon>
        <draw:polygon draw:style-name="gr16" draw:text-style-name="P4" draw:layer="layout" svg:width="1cm" svg:height="1cm" svg:x="70.854cm" svg:y="91.776cm" svg:viewBox="0 0 1001 1001" draw:points="0,1001 1001,1001 1001,0 0,0">
          <text:p/>
        </draw:polygon>
        <draw:polygon draw:style-name="gr16" draw:text-style-name="P4" draw:layer="layout" svg:width="0.186cm" svg:height="1cm" svg:x="70.854cm" svg:y="91.776cm" svg:viewBox="0 0 187 1001" draw:points="0,1001 187,1001 187,0 0,0">
          <text:p/>
        </draw:polygon>
        <draw:polygon draw:style-name="gr16" draw:text-style-name="P4" draw:layer="layout" svg:width="1cm" svg:height="1cm" svg:x="70.854cm" svg:y="92.876cm" svg:viewBox="0 0 1001 1001" draw:points="0,1001 1001,1001 1001,0 0,0">
          <text:p/>
        </draw:polygon>
        <draw:polygon draw:style-name="gr16" draw:text-style-name="P4" draw:layer="layout" svg:width="0.186cm" svg:height="1cm" svg:x="70.854cm" svg:y="92.876cm" svg:viewBox="0 0 187 1001" draw:points="0,1001 187,1001 187,0 0,0">
          <text:p/>
        </draw:polygon>
        <draw:polygon draw:style-name="gr16" draw:text-style-name="P4" draw:layer="layout" svg:width="1cm" svg:height="1cm" svg:x="70.854cm" svg:y="93.976cm" svg:viewBox="0 0 1001 1001" draw:points="0,1001 1001,1001 1001,0 0,0">
          <text:p/>
        </draw:polygon>
        <draw:polygon draw:style-name="gr16" draw:text-style-name="P4" draw:layer="layout" svg:width="0.186cm" svg:height="1cm" svg:x="70.854cm" svg:y="93.976cm" svg:viewBox="0 0 187 1001" draw:points="0,1001 187,1001 186,0 0,0">
          <text:p/>
        </draw:polygon>
        <draw:polygon draw:style-name="gr16" draw:text-style-name="P4" draw:layer="layout" svg:width="1cm" svg:height="1cm" svg:x="68.943cm" svg:y="82.976cm" svg:viewBox="0 0 1001 1001" draw:points="0,1001 1001,1001 1001,0 0,0">
          <text:p/>
        </draw:polygon>
        <draw:polygon draw:style-name="gr16" draw:text-style-name="P4" draw:layer="layout" svg:width="0.186cm" svg:height="1cm" svg:x="68.943cm" svg:y="82.976cm" svg:viewBox="0 0 187 1001" draw:points="0,1001 187,1001 187,0 0,0">
          <text:p/>
        </draw:polygon>
        <draw:polygon draw:style-name="gr16" draw:text-style-name="P4" draw:layer="layout" svg:width="1cm" svg:height="1cm" svg:x="68.943cm" svg:y="84.076cm" svg:viewBox="0 0 1001 1001" draw:points="0,1001 1001,1001 1001,0 0,0">
          <text:p/>
        </draw:polygon>
        <draw:polygon draw:style-name="gr16" draw:text-style-name="P4" draw:layer="layout" svg:width="0.186cm" svg:height="1cm" svg:x="68.943cm" svg:y="84.076cm" svg:viewBox="0 0 187 1001" draw:points="0,1001 187,1001 187,0 0,0">
          <text:p/>
        </draw:polygon>
        <draw:polygon draw:style-name="gr16" draw:text-style-name="P4" draw:layer="layout" svg:width="1cm" svg:height="1cm" svg:x="68.943cm" svg:y="85.176cm" svg:viewBox="0 0 1001 1001" draw:points="0,1001 1001,1001 1001,0 0,0">
          <text:p/>
        </draw:polygon>
        <draw:polygon draw:style-name="gr16" draw:text-style-name="P4" draw:layer="layout" svg:width="0.186cm" svg:height="1cm" svg:x="68.943cm" svg:y="85.176cm" svg:viewBox="0 0 187 1001" draw:points="0,1001 187,1001 187,0 0,0">
          <text:p/>
        </draw:polygon>
        <draw:polygon draw:style-name="gr16" draw:text-style-name="P4" draw:layer="layout" svg:width="1cm" svg:height="1cm" svg:x="68.943cm" svg:y="86.276cm" svg:viewBox="0 0 1001 1001" draw:points="0,1001 1001,1001 1001,0 0,0">
          <text:p/>
        </draw:polygon>
        <draw:polygon draw:style-name="gr16" draw:text-style-name="P4" draw:layer="layout" svg:width="0.186cm" svg:height="1cm" svg:x="68.943cm" svg:y="86.276cm" svg:viewBox="0 0 187 1001" draw:points="0,1001 187,1001 187,0 0,0">
          <text:p/>
        </draw:polygon>
        <draw:polygon draw:style-name="gr16" draw:text-style-name="P4" draw:layer="layout" svg:width="1cm" svg:height="1cm" svg:x="68.943cm" svg:y="87.376cm" svg:viewBox="0 0 1001 1001" draw:points="0,1001 1001,1001 1001,0 0,0">
          <text:p/>
        </draw:polygon>
        <draw:polygon draw:style-name="gr16" draw:text-style-name="P4" draw:layer="layout" svg:width="0.186cm" svg:height="1cm" svg:x="68.943cm" svg:y="87.376cm" svg:viewBox="0 0 187 1001" draw:points="0,1001 187,1001 187,0 0,0">
          <text:p/>
        </draw:polygon>
        <draw:polygon draw:style-name="gr16" draw:text-style-name="P4" draw:layer="layout" svg:width="1cm" svg:height="1cm" svg:x="68.943cm" svg:y="88.476cm" svg:viewBox="0 0 1001 1001" draw:points="0,1001 1001,1001 1001,0 0,0">
          <text:p/>
        </draw:polygon>
        <draw:polygon draw:style-name="gr16" draw:text-style-name="P4" draw:layer="layout" svg:width="0.186cm" svg:height="1cm" svg:x="68.943cm" svg:y="88.476cm" svg:viewBox="0 0 187 1001" draw:points="0,1001 187,1001 187,0 0,0">
          <text:p/>
        </draw:polygon>
        <draw:polygon draw:style-name="gr16" draw:text-style-name="P4" draw:layer="layout" svg:width="1cm" svg:height="1cm" svg:x="68.943cm" svg:y="89.576cm" svg:viewBox="0 0 1001 1001" draw:points="0,1001 1001,1001 1001,0 0,0">
          <text:p/>
        </draw:polygon>
        <draw:polygon draw:style-name="gr16" draw:text-style-name="P4" draw:layer="layout" svg:width="0.186cm" svg:height="1cm" svg:x="68.943cm" svg:y="89.576cm" svg:viewBox="0 0 187 1001" draw:points="0,1001 187,1001 187,0 0,0">
          <text:p/>
        </draw:polygon>
        <draw:polygon draw:style-name="gr16" draw:text-style-name="P4" draw:layer="layout" svg:width="1cm" svg:height="1cm" svg:x="68.943cm" svg:y="90.676cm" svg:viewBox="0 0 1001 1001" draw:points="0,1001 1001,1001 1001,0 0,0">
          <text:p/>
        </draw:polygon>
        <draw:polygon draw:style-name="gr16" draw:text-style-name="P4" draw:layer="layout" svg:width="0.186cm" svg:height="1cm" svg:x="68.943cm" svg:y="90.676cm" svg:viewBox="0 0 187 1001" draw:points="0,1001 187,1001 187,0 0,0">
          <text:p/>
        </draw:polygon>
        <draw:polygon draw:style-name="gr16" draw:text-style-name="P4" draw:layer="layout" svg:width="1cm" svg:height="1cm" svg:x="68.943cm" svg:y="91.776cm" svg:viewBox="0 0 1001 1001" draw:points="0,1001 1001,1001 1001,0 0,0">
          <text:p/>
        </draw:polygon>
        <draw:polygon draw:style-name="gr16" draw:text-style-name="P4" draw:layer="layout" svg:width="0.186cm" svg:height="1cm" svg:x="68.943cm" svg:y="91.776cm" svg:viewBox="0 0 187 1001" draw:points="0,1001 187,1001 187,0 0,0">
          <text:p/>
        </draw:polygon>
        <draw:polygon draw:style-name="gr16" draw:text-style-name="P4" draw:layer="layout" svg:width="1cm" svg:height="1cm" svg:x="68.943cm" svg:y="92.876cm" svg:viewBox="0 0 1001 1001" draw:points="0,1001 1001,1001 1001,0 0,0">
          <text:p/>
        </draw:polygon>
        <draw:polygon draw:style-name="gr16" draw:text-style-name="P4" draw:layer="layout" svg:width="0.186cm" svg:height="1cm" svg:x="68.943cm" svg:y="92.876cm" svg:viewBox="0 0 187 1001" draw:points="0,1001 187,1001 187,0 0,0">
          <text:p/>
        </draw:polygon>
        <draw:polygon draw:style-name="gr16" draw:text-style-name="P4" draw:layer="layout" svg:width="1cm" svg:height="1cm" svg:x="68.943cm" svg:y="93.976cm" svg:viewBox="0 0 1001 1001" draw:points="0,1001 1001,1001 1001,0 0,0">
          <text:p/>
        </draw:polygon>
        <draw:polygon draw:style-name="gr16" draw:text-style-name="P4" draw:layer="layout" svg:width="0.186cm" svg:height="1cm" svg:x="68.943cm" svg:y="93.976cm" svg:viewBox="0 0 187 1001" draw:points="0,1001 187,1001 187,0 0,0">
          <text:p/>
        </draw:polygon>
        <draw:polygon draw:style-name="gr16" draw:text-style-name="P4" draw:layer="layout" svg:width="1cm" svg:height="1cm" svg:x="67.033cm" svg:y="82.976cm" svg:viewBox="0 0 1001 1001" draw:points="0,1001 1001,1001 1001,0 0,0">
          <text:p/>
        </draw:polygon>
        <draw:polygon draw:style-name="gr16" draw:text-style-name="P4" draw:layer="layout" svg:width="0.186cm" svg:height="1cm" svg:x="67.033cm" svg:y="82.976cm" svg:viewBox="0 0 187 1001" draw:points="0,1001 187,1001 187,0 0,0">
          <text:p/>
        </draw:polygon>
        <draw:polygon draw:style-name="gr16" draw:text-style-name="P4" draw:layer="layout" svg:width="1cm" svg:height="1cm" svg:x="67.033cm" svg:y="84.076cm" svg:viewBox="0 0 1001 1001" draw:points="0,1001 1001,1000 1001,0 0,0">
          <text:p/>
        </draw:polygon>
        <draw:polygon draw:style-name="gr16" draw:text-style-name="P4" draw:layer="layout" svg:width="0.186cm" svg:height="1cm" svg:x="67.033cm" svg:y="84.076cm" svg:viewBox="0 0 187 1001" draw:points="0,1001 187,1001 187,0 0,0">
          <text:p/>
        </draw:polygon>
        <draw:polygon draw:style-name="gr16" draw:text-style-name="P4" draw:layer="layout" svg:width="1cm" svg:height="1cm" svg:x="67.033cm" svg:y="85.176cm" svg:viewBox="0 0 1001 1001" draw:points="0,1001 1001,1001 1001,0 0,0">
          <text:p/>
        </draw:polygon>
        <draw:polygon draw:style-name="gr16" draw:text-style-name="P4" draw:layer="layout" svg:width="0.186cm" svg:height="1cm" svg:x="67.033cm" svg:y="85.176cm" svg:viewBox="0 0 187 1001" draw:points="0,1001 187,1001 187,0 0,0">
          <text:p/>
        </draw:polygon>
        <draw:polygon draw:style-name="gr16" draw:text-style-name="P4" draw:layer="layout" svg:width="1cm" svg:height="1cm" svg:x="67.033cm" svg:y="86.276cm" svg:viewBox="0 0 1001 1001" draw:points="0,1001 1001,1001 1001,0 0,0">
          <text:p/>
        </draw:polygon>
        <draw:polygon draw:style-name="gr16" draw:text-style-name="P4" draw:layer="layout" svg:width="0.186cm" svg:height="1cm" svg:x="67.033cm" svg:y="86.276cm" svg:viewBox="0 0 187 1001" draw:points="0,1001 187,1001 187,0 0,0">
          <text:p/>
        </draw:polygon>
        <draw:polygon draw:style-name="gr16" draw:text-style-name="P4" draw:layer="layout" svg:width="1cm" svg:height="1cm" svg:x="67.033cm" svg:y="87.376cm" svg:viewBox="0 0 1001 1001" draw:points="0,1001 1001,1001 1001,0 0,0">
          <text:p/>
        </draw:polygon>
        <draw:polygon draw:style-name="gr16" draw:text-style-name="P4" draw:layer="layout" svg:width="0.186cm" svg:height="1cm" svg:x="67.033cm" svg:y="87.376cm" svg:viewBox="0 0 187 1001" draw:points="0,1001 187,1001 186,0 0,0">
          <text:p/>
        </draw:polygon>
        <draw:polygon draw:style-name="gr16" draw:text-style-name="P4" draw:layer="layout" svg:width="1cm" svg:height="1cm" svg:x="67.033cm" svg:y="88.476cm" svg:viewBox="0 0 1001 1001" draw:points="0,1001 1001,1000 1001,0 0,0">
          <text:p/>
        </draw:polygon>
        <draw:polygon draw:style-name="gr16" draw:text-style-name="P4" draw:layer="layout" svg:width="0.186cm" svg:height="1cm" svg:x="67.033cm" svg:y="88.476cm" svg:viewBox="0 0 187 1001" draw:points="0,1001 187,1001 187,0 0,0">
          <text:p/>
        </draw:polygon>
        <draw:polygon draw:style-name="gr16" draw:text-style-name="P4" draw:layer="layout" svg:width="1cm" svg:height="1cm" svg:x="67.033cm" svg:y="89.576cm" svg:viewBox="0 0 1001 1001" draw:points="0,1001 1001,1000 1001,0 0,0">
          <text:p/>
        </draw:polygon>
        <draw:polygon draw:style-name="gr16" draw:text-style-name="P4" draw:layer="layout" svg:width="0.186cm" svg:height="1cm" svg:x="67.033cm" svg:y="89.576cm" svg:viewBox="0 0 187 1001" draw:points="0,1001 187,1001 187,0 0,0">
          <text:p/>
        </draw:polygon>
        <draw:polygon draw:style-name="gr16" draw:text-style-name="P4" draw:layer="layout" svg:width="1cm" svg:height="1cm" svg:x="67.033cm" svg:y="90.676cm" svg:viewBox="0 0 1001 1001" draw:points="0,1001 1001,1001 1001,0 0,0">
          <text:p/>
        </draw:polygon>
        <draw:polygon draw:style-name="gr16" draw:text-style-name="P4" draw:layer="layout" svg:width="0.186cm" svg:height="1cm" svg:x="67.033cm" svg:y="90.676cm" svg:viewBox="0 0 187 1001" draw:points="0,1001 187,1001 187,0 0,0">
          <text:p/>
        </draw:polygon>
        <draw:polygon draw:style-name="gr16" draw:text-style-name="P4" draw:layer="layout" svg:width="1cm" svg:height="1cm" svg:x="67.033cm" svg:y="91.776cm" svg:viewBox="0 0 1001 1001" draw:points="0,1001 1001,1001 1001,0 0,0">
          <text:p/>
        </draw:polygon>
        <draw:polygon draw:style-name="gr16" draw:text-style-name="P4" draw:layer="layout" svg:width="0.186cm" svg:height="1cm" svg:x="67.033cm" svg:y="91.776cm" svg:viewBox="0 0 187 1001" draw:points="0,1001 187,1001 187,0 0,0">
          <text:p/>
        </draw:polygon>
        <draw:polygon draw:style-name="gr16" draw:text-style-name="P4" draw:layer="layout" svg:width="1cm" svg:height="1cm" svg:x="67.033cm" svg:y="92.876cm" svg:viewBox="0 0 1001 1001" draw:points="0,1001 1001,1001 1001,0 0,0">
          <text:p/>
        </draw:polygon>
        <draw:polygon draw:style-name="gr16" draw:text-style-name="P4" draw:layer="layout" svg:width="0.186cm" svg:height="1cm" svg:x="67.033cm" svg:y="92.876cm" svg:viewBox="0 0 187 1001" draw:points="0,1001 187,1001 187,0 0,0">
          <text:p/>
        </draw:polygon>
        <draw:polygon draw:style-name="gr16" draw:text-style-name="P4" draw:layer="layout" svg:width="1cm" svg:height="1cm" svg:x="67.033cm" svg:y="93.976cm" svg:viewBox="0 0 1001 1001" draw:points="0,1001 1001,1001 1001,0 0,0">
          <text:p/>
        </draw:polygon>
        <draw:polygon draw:style-name="gr16" draw:text-style-name="P4" draw:layer="layout" svg:width="0.186cm" svg:height="1cm" svg:x="67.033cm" svg:y="93.976cm" svg:viewBox="0 0 187 1001" draw:points="0,1001 187,1001 187,0 0,0">
          <text:p/>
        </draw:polygon>
        <draw:polygon draw:style-name="gr16" draw:text-style-name="P4" draw:layer="layout" svg:width="1cm" svg:height="1cm" svg:x="65.274cm" svg:y="82.976cm" svg:viewBox="0 0 1001 1001" draw:points="0,1001 1001,1001 1001,0 0,0">
          <text:p/>
        </draw:polygon>
        <draw:polygon draw:style-name="gr16" draw:text-style-name="P4" draw:layer="layout" svg:width="0.186cm" svg:height="1cm" svg:x="65.274cm" svg:y="82.976cm" svg:viewBox="0 0 187 1001" draw:points="0,1001 187,1001 187,0 0,0">
          <text:p/>
        </draw:polygon>
        <draw:polygon draw:style-name="gr16" draw:text-style-name="P4" draw:layer="layout" svg:width="1cm" svg:height="1cm" svg:x="65.274cm" svg:y="84.076cm" svg:viewBox="0 0 1001 1001" draw:points="0,1001 1001,1001 1001,0 0,0">
          <text:p/>
        </draw:polygon>
        <draw:polygon draw:style-name="gr16" draw:text-style-name="P4" draw:layer="layout" svg:width="0.186cm" svg:height="1cm" svg:x="65.274cm" svg:y="84.076cm" svg:viewBox="0 0 187 1001" draw:points="0,1001 187,1001 187,0 0,0">
          <text:p/>
        </draw:polygon>
        <draw:polygon draw:style-name="gr16" draw:text-style-name="P4" draw:layer="layout" svg:width="1cm" svg:height="1cm" svg:x="65.274cm" svg:y="85.176cm" svg:viewBox="0 0 1001 1001" draw:points="0,1001 1001,1001 1001,0 0,0">
          <text:p/>
        </draw:polygon>
        <draw:polygon draw:style-name="gr16" draw:text-style-name="P4" draw:layer="layout" svg:width="0.186cm" svg:height="1cm" svg:x="65.274cm" svg:y="85.176cm" svg:viewBox="0 0 187 1001" draw:points="0,1001 187,1001 187,0 0,0">
          <text:p/>
        </draw:polygon>
        <draw:polygon draw:style-name="gr16" draw:text-style-name="P4" draw:layer="layout" svg:width="1cm" svg:height="1cm" svg:x="65.274cm" svg:y="86.276cm" svg:viewBox="0 0 1001 1001" draw:points="0,1001 1001,1001 1001,0 0,0">
          <text:p/>
        </draw:polygon>
        <draw:polygon draw:style-name="gr16" draw:text-style-name="P4" draw:layer="layout" svg:width="0.186cm" svg:height="1cm" svg:x="65.274cm" svg:y="86.276cm" svg:viewBox="0 0 187 1001" draw:points="0,1001 187,1001 187,0 0,0">
          <text:p/>
        </draw:polygon>
        <draw:polygon draw:style-name="gr16" draw:text-style-name="P4" draw:layer="layout" svg:width="1cm" svg:height="1cm" svg:x="65.274cm" svg:y="87.376cm" svg:viewBox="0 0 1001 1001" draw:points="0,1001 1001,1001 1001,0 0,0">
          <text:p/>
        </draw:polygon>
        <draw:polygon draw:style-name="gr16" draw:text-style-name="P4" draw:layer="layout" svg:width="0.186cm" svg:height="1cm" svg:x="65.274cm" svg:y="87.376cm" svg:viewBox="0 0 187 1001" draw:points="0,1001 187,1001 187,0 0,0">
          <text:p/>
        </draw:polygon>
        <draw:polygon draw:style-name="gr16" draw:text-style-name="P4" draw:layer="layout" svg:width="1cm" svg:height="1cm" svg:x="65.274cm" svg:y="88.476cm" svg:viewBox="0 0 1001 1001" draw:points="0,1001 1001,1001 1001,0 0,0">
          <text:p/>
        </draw:polygon>
        <draw:polygon draw:style-name="gr16" draw:text-style-name="P4" draw:layer="layout" svg:width="0.186cm" svg:height="1cm" svg:x="65.274cm" svg:y="88.476cm" svg:viewBox="0 0 187 1001" draw:points="0,1001 187,1001 187,0 0,0">
          <text:p/>
        </draw:polygon>
        <draw:polygon draw:style-name="gr16" draw:text-style-name="P4" draw:layer="layout" svg:width="1cm" svg:height="1cm" svg:x="65.274cm" svg:y="89.576cm" svg:viewBox="0 0 1001 1001" draw:points="0,1001 1001,1001 1001,0 0,0">
          <text:p/>
        </draw:polygon>
        <draw:polygon draw:style-name="gr16" draw:text-style-name="P4" draw:layer="layout" svg:width="0.186cm" svg:height="1cm" svg:x="65.274cm" svg:y="89.576cm" svg:viewBox="0 0 187 1001" draw:points="0,1001 187,1001 187,0 0,0">
          <text:p/>
        </draw:polygon>
        <draw:polygon draw:style-name="gr16" draw:text-style-name="P4" draw:layer="layout" svg:width="1cm" svg:height="1cm" svg:x="65.274cm" svg:y="90.676cm" svg:viewBox="0 0 1001 1001" draw:points="0,1001 1001,1001 1001,0 0,0">
          <text:p/>
        </draw:polygon>
        <draw:polygon draw:style-name="gr16" draw:text-style-name="P4" draw:layer="layout" svg:width="0.186cm" svg:height="1cm" svg:x="65.274cm" svg:y="90.676cm" svg:viewBox="0 0 187 1001" draw:points="0,1001 187,1001 187,0 0,0">
          <text:p/>
        </draw:polygon>
        <draw:polygon draw:style-name="gr16" draw:text-style-name="P4" draw:layer="layout" svg:width="1cm" svg:height="1cm" svg:x="65.274cm" svg:y="91.776cm" svg:viewBox="0 0 1001 1001" draw:points="0,1001 1001,1001 1001,0 0,0">
          <text:p/>
        </draw:polygon>
        <draw:polygon draw:style-name="gr16" draw:text-style-name="P4" draw:layer="layout" svg:width="0.186cm" svg:height="1cm" svg:x="65.274cm" svg:y="91.776cm" svg:viewBox="0 0 187 1001" draw:points="0,1001 187,1001 187,0 0,0">
          <text:p/>
        </draw:polygon>
        <draw:polygon draw:style-name="gr16" draw:text-style-name="P4" draw:layer="layout" svg:width="1cm" svg:height="1cm" svg:x="65.274cm" svg:y="92.876cm" svg:viewBox="0 0 1001 1001" draw:points="0,1001 1001,1001 1001,0 0,0">
          <text:p/>
        </draw:polygon>
        <draw:polygon draw:style-name="gr16" draw:text-style-name="P4" draw:layer="layout" svg:width="0.186cm" svg:height="1cm" svg:x="65.274cm" svg:y="92.876cm" svg:viewBox="0 0 187 1001" draw:points="0,1001 187,1001 187,0 0,0">
          <text:p/>
        </draw:polygon>
        <draw:polygon draw:style-name="gr16" draw:text-style-name="P4" draw:layer="layout" svg:width="1cm" svg:height="1cm" svg:x="65.274cm" svg:y="93.976cm" svg:viewBox="0 0 1001 1001" draw:points="0,1001 1001,1001 1001,0 0,0">
          <text:p/>
        </draw:polygon>
        <draw:polygon draw:style-name="gr16" draw:text-style-name="P4" draw:layer="layout" svg:width="0.186cm" svg:height="1cm" svg:x="65.274cm" svg:y="93.976cm" svg:viewBox="0 0 187 1001" draw:points="0,1001 187,1001 187,0 0,0">
          <text:p/>
        </draw:polygon>
        <draw:polygon draw:style-name="gr16" draw:text-style-name="P4" draw:layer="layout" svg:width="1cm" svg:height="1cm" svg:x="63.364cm" svg:y="82.976cm" svg:viewBox="0 0 1001 1001" draw:points="0,1001 1001,1001 1001,0 0,0">
          <text:p/>
        </draw:polygon>
        <draw:polygon draw:style-name="gr16" draw:text-style-name="P4" draw:layer="layout" svg:width="0.186cm" svg:height="1cm" svg:x="63.364cm" svg:y="82.976cm" svg:viewBox="0 0 187 1001" draw:points="0,1001 187,1001 187,0 0,0">
          <text:p/>
        </draw:polygon>
        <draw:polygon draw:style-name="gr16" draw:text-style-name="P4" draw:layer="layout" svg:width="1cm" svg:height="1cm" svg:x="63.364cm" svg:y="84.076cm" svg:viewBox="0 0 1001 1001" draw:points="0,1001 1001,1001 1001,0 0,0">
          <text:p/>
        </draw:polygon>
        <draw:polygon draw:style-name="gr16" draw:text-style-name="P4" draw:layer="layout" svg:width="0.186cm" svg:height="1cm" svg:x="63.364cm" svg:y="84.076cm" svg:viewBox="0 0 187 1001" draw:points="0,1001 187,1001 187,0 0,0">
          <text:p/>
        </draw:polygon>
        <draw:polygon draw:style-name="gr16" draw:text-style-name="P4" draw:layer="layout" svg:width="1cm" svg:height="1cm" svg:x="63.364cm" svg:y="85.176cm" svg:viewBox="0 0 1001 1001" draw:points="0,1001 1001,1001 1001,0 0,0">
          <text:p/>
        </draw:polygon>
        <draw:polygon draw:style-name="gr16" draw:text-style-name="P4" draw:layer="layout" svg:width="0.186cm" svg:height="1cm" svg:x="63.364cm" svg:y="85.176cm" svg:viewBox="0 0 187 1001" draw:points="0,1001 187,1001 187,0 0,0">
          <text:p/>
        </draw:polygon>
        <draw:polygon draw:style-name="gr16" draw:text-style-name="P4" draw:layer="layout" svg:width="1cm" svg:height="1cm" svg:x="63.364cm" svg:y="86.276cm" svg:viewBox="0 0 1001 1001" draw:points="0,1001 1001,1001 1001,0 0,0">
          <text:p/>
        </draw:polygon>
        <draw:polygon draw:style-name="gr16" draw:text-style-name="P4" draw:layer="layout" svg:width="0.186cm" svg:height="1cm" svg:x="63.364cm" svg:y="86.276cm" svg:viewBox="0 0 187 1001" draw:points="0,1001 187,1001 187,0 0,0">
          <text:p/>
        </draw:polygon>
        <draw:polygon draw:style-name="gr16" draw:text-style-name="P4" draw:layer="layout" svg:width="1cm" svg:height="1cm" svg:x="63.364cm" svg:y="87.376cm" svg:viewBox="0 0 1001 1001" draw:points="0,1001 1001,1001 1001,0 0,0">
          <text:p/>
        </draw:polygon>
        <draw:polygon draw:style-name="gr16" draw:text-style-name="P4" draw:layer="layout" svg:width="0.186cm" svg:height="1cm" svg:x="63.364cm" svg:y="87.376cm" svg:viewBox="0 0 187 1001" draw:points="0,1001 187,1001 187,0 0,0">
          <text:p/>
        </draw:polygon>
        <draw:polygon draw:style-name="gr16" draw:text-style-name="P4" draw:layer="layout" svg:width="1cm" svg:height="1cm" svg:x="63.364cm" svg:y="88.476cm" svg:viewBox="0 0 1001 1001" draw:points="0,1001 1001,1001 1001,0 0,0">
          <text:p/>
        </draw:polygon>
        <draw:polygon draw:style-name="gr16" draw:text-style-name="P4" draw:layer="layout" svg:width="0.186cm" svg:height="1cm" svg:x="63.364cm" svg:y="88.476cm" svg:viewBox="0 0 187 1001" draw:points="0,1001 187,1001 187,0 0,0">
          <text:p/>
        </draw:polygon>
        <draw:polygon draw:style-name="gr16" draw:text-style-name="P4" draw:layer="layout" svg:width="1cm" svg:height="1cm" svg:x="63.364cm" svg:y="89.576cm" svg:viewBox="0 0 1001 1001" draw:points="0,1001 1001,1001 1001,0 0,0">
          <text:p/>
        </draw:polygon>
        <draw:polygon draw:style-name="gr16" draw:text-style-name="P4" draw:layer="layout" svg:width="0.186cm" svg:height="1cm" svg:x="63.364cm" svg:y="89.576cm" svg:viewBox="0 0 187 1001" draw:points="0,1001 187,1001 187,0 0,0">
          <text:p/>
        </draw:polygon>
        <draw:polygon draw:style-name="gr16" draw:text-style-name="P4" draw:layer="layout" svg:width="1cm" svg:height="1cm" svg:x="63.364cm" svg:y="90.676cm" svg:viewBox="0 0 1001 1001" draw:points="0,1001 1001,1001 1001,0 0,0">
          <text:p/>
        </draw:polygon>
        <draw:polygon draw:style-name="gr16" draw:text-style-name="P4" draw:layer="layout" svg:width="0.186cm" svg:height="1cm" svg:x="63.364cm" svg:y="90.676cm" svg:viewBox="0 0 187 1001" draw:points="0,1001 187,1001 187,0 0,0">
          <text:p/>
        </draw:polygon>
        <draw:polygon draw:style-name="gr16" draw:text-style-name="P4" draw:layer="layout" svg:width="1cm" svg:height="1cm" svg:x="63.364cm" svg:y="91.776cm" svg:viewBox="0 0 1001 1001" draw:points="0,1001 1001,1001 1001,0 0,0">
          <text:p/>
        </draw:polygon>
        <draw:polygon draw:style-name="gr16" draw:text-style-name="P4" draw:layer="layout" svg:width="0.186cm" svg:height="1cm" svg:x="63.364cm" svg:y="91.776cm" svg:viewBox="0 0 187 1001" draw:points="0,1001 187,1001 187,0 0,0">
          <text:p/>
        </draw:polygon>
        <draw:polygon draw:style-name="gr16" draw:text-style-name="P4" draw:layer="layout" svg:width="1cm" svg:height="1cm" svg:x="63.364cm" svg:y="92.876cm" svg:viewBox="0 0 1001 1001" draw:points="0,1001 1001,1001 1001,0 0,0">
          <text:p/>
        </draw:polygon>
        <draw:polygon draw:style-name="gr16" draw:text-style-name="P4" draw:layer="layout" svg:width="0.186cm" svg:height="1cm" svg:x="63.364cm" svg:y="92.876cm" svg:viewBox="0 0 187 1001" draw:points="0,1001 187,1001 187,0 0,0">
          <text:p/>
        </draw:polygon>
        <draw:polygon draw:style-name="gr16" draw:text-style-name="P4" draw:layer="layout" svg:width="1cm" svg:height="1cm" svg:x="63.364cm" svg:y="93.976cm" svg:viewBox="0 0 1001 1001" draw:points="0,1001 1001,1001 1001,0 0,0">
          <text:p/>
        </draw:polygon>
        <draw:polygon draw:style-name="gr16" draw:text-style-name="P4" draw:layer="layout" svg:width="0.186cm" svg:height="1cm" svg:x="63.364cm" svg:y="93.976cm" svg:viewBox="0 0 187 1001" draw:points="0,1001 187,1001 187,0 0,0">
          <text:p/>
        </draw:polygon>
        <draw:polygon draw:style-name="gr16" draw:text-style-name="P4" draw:layer="layout" svg:width="1cm" svg:height="1cm" svg:x="61.454cm" svg:y="82.976cm" svg:viewBox="0 0 1001 1001" draw:points="0,1001 1001,1001 1001,0 0,0">
          <text:p/>
        </draw:polygon>
        <draw:polygon draw:style-name="gr16" draw:text-style-name="P4" draw:layer="layout" svg:width="0.186cm" svg:height="1cm" svg:x="61.454cm" svg:y="82.976cm" svg:viewBox="0 0 187 1001" draw:points="0,1001 187,1001 187,0 0,0">
          <text:p/>
        </draw:polygon>
        <draw:polygon draw:style-name="gr16" draw:text-style-name="P4" draw:layer="layout" svg:width="1cm" svg:height="1cm" svg:x="61.454cm" svg:y="84.076cm" svg:viewBox="0 0 1001 1001" draw:points="0,1001 1001,1001 1001,0 0,0">
          <text:p/>
        </draw:polygon>
        <draw:polygon draw:style-name="gr16" draw:text-style-name="P4" draw:layer="layout" svg:width="0.186cm" svg:height="1cm" svg:x="61.454cm" svg:y="84.076cm" svg:viewBox="0 0 187 1001" draw:points="0,1001 187,1001 187,0 0,0">
          <text:p/>
        </draw:polygon>
        <draw:polygon draw:style-name="gr16" draw:text-style-name="P4" draw:layer="layout" svg:width="1cm" svg:height="1cm" svg:x="61.454cm" svg:y="85.176cm" svg:viewBox="0 0 1001 1001" draw:points="0,1001 1001,1001 1001,0 0,0">
          <text:p/>
        </draw:polygon>
        <draw:polygon draw:style-name="gr16" draw:text-style-name="P4" draw:layer="layout" svg:width="0.186cm" svg:height="1cm" svg:x="61.454cm" svg:y="85.176cm" svg:viewBox="0 0 187 1001" draw:points="0,1001 187,1001 187,0 0,0">
          <text:p/>
        </draw:polygon>
        <draw:polygon draw:style-name="gr16" draw:text-style-name="P4" draw:layer="layout" svg:width="1cm" svg:height="1cm" svg:x="61.454cm" svg:y="86.276cm" svg:viewBox="0 0 1001 1001" draw:points="0,1001 1001,1001 1001,0 0,0">
          <text:p/>
        </draw:polygon>
        <draw:polygon draw:style-name="gr16" draw:text-style-name="P4" draw:layer="layout" svg:width="0.186cm" svg:height="1cm" svg:x="61.454cm" svg:y="86.276cm" svg:viewBox="0 0 187 1001" draw:points="0,1001 187,1001 187,0 0,0">
          <text:p/>
        </draw:polygon>
        <draw:polygon draw:style-name="gr16" draw:text-style-name="P4" draw:layer="layout" svg:width="1cm" svg:height="1cm" svg:x="61.454cm" svg:y="87.376cm" svg:viewBox="0 0 1001 1001" draw:points="0,1001 1001,1001 1001,0 0,0">
          <text:p/>
        </draw:polygon>
        <draw:polygon draw:style-name="gr16" draw:text-style-name="P4" draw:layer="layout" svg:width="0.186cm" svg:height="1cm" svg:x="61.454cm" svg:y="87.376cm" svg:viewBox="0 0 187 1001" draw:points="0,1001 187,1001 187,0 0,0">
          <text:p/>
        </draw:polygon>
        <draw:polygon draw:style-name="gr16" draw:text-style-name="P4" draw:layer="layout" svg:width="1cm" svg:height="1cm" svg:x="61.454cm" svg:y="88.476cm" svg:viewBox="0 0 1001 1001" draw:points="0,1001 1001,1000 1001,0 0,0">
          <text:p/>
        </draw:polygon>
        <draw:polygon draw:style-name="gr16" draw:text-style-name="P4" draw:layer="layout" svg:width="0.186cm" svg:height="1cm" svg:x="61.454cm" svg:y="88.476cm" svg:viewBox="0 0 187 1001" draw:points="0,1001 187,1001 187,0 0,0">
          <text:p/>
        </draw:polygon>
        <draw:polygon draw:style-name="gr16" draw:text-style-name="P4" draw:layer="layout" svg:width="1cm" svg:height="1cm" svg:x="61.454cm" svg:y="89.576cm" svg:viewBox="0 0 1001 1001" draw:points="0,1001 1001,1001 1001,0 0,0">
          <text:p/>
        </draw:polygon>
        <draw:polygon draw:style-name="gr16" draw:text-style-name="P4" draw:layer="layout" svg:width="0.186cm" svg:height="1cm" svg:x="61.454cm" svg:y="89.576cm" svg:viewBox="0 0 187 1001" draw:points="0,1001 187,1001 187,0 0,0">
          <text:p/>
        </draw:polygon>
        <draw:polygon draw:style-name="gr16" draw:text-style-name="P4" draw:layer="layout" svg:width="1cm" svg:height="1cm" svg:x="61.454cm" svg:y="90.676cm" svg:viewBox="0 0 1001 1001" draw:points="0,1001 1001,1001 1001,0 0,0">
          <text:p/>
        </draw:polygon>
        <draw:polygon draw:style-name="gr16" draw:text-style-name="P4" draw:layer="layout" svg:width="0.186cm" svg:height="1cm" svg:x="61.454cm" svg:y="90.676cm" svg:viewBox="0 0 187 1001" draw:points="0,1001 187,1001 187,0 0,0">
          <text:p/>
        </draw:polygon>
        <draw:polygon draw:style-name="gr16" draw:text-style-name="P4" draw:layer="layout" svg:width="1cm" svg:height="1cm" svg:x="61.454cm" svg:y="91.776cm" svg:viewBox="0 0 1001 1001" draw:points="0,1001 1001,1001 1001,0 0,0">
          <text:p/>
        </draw:polygon>
        <draw:polygon draw:style-name="gr16" draw:text-style-name="P4" draw:layer="layout" svg:width="0.186cm" svg:height="1cm" svg:x="61.454cm" svg:y="91.776cm" svg:viewBox="0 0 187 1001" draw:points="0,1001 187,1001 187,0 0,0">
          <text:p/>
        </draw:polygon>
        <draw:polygon draw:style-name="gr16" draw:text-style-name="P4" draw:layer="layout" svg:width="1cm" svg:height="1cm" svg:x="61.454cm" svg:y="92.876cm" svg:viewBox="0 0 1001 1001" draw:points="0,1001 1001,1001 1001,0 0,0">
          <text:p/>
        </draw:polygon>
        <draw:polygon draw:style-name="gr16" draw:text-style-name="P4" draw:layer="layout" svg:width="0.186cm" svg:height="1cm" svg:x="61.454cm" svg:y="92.876cm" svg:viewBox="0 0 187 1001" draw:points="0,1001 187,1001 187,0 0,0">
          <text:p/>
        </draw:polygon>
        <draw:polygon draw:style-name="gr16" draw:text-style-name="P4" draw:layer="layout" svg:width="1cm" svg:height="1cm" svg:x="61.454cm" svg:y="93.976cm" svg:viewBox="0 0 1001 1001" draw:points="0,1001 1001,1001 1001,0 0,0">
          <text:p/>
        </draw:polygon>
        <draw:polygon draw:style-name="gr16" draw:text-style-name="P4" draw:layer="layout" svg:width="0.186cm" svg:height="1cm" svg:x="61.454cm" svg:y="93.976cm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5.5853861646376cm 69.5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5.5853861646376cm 69.5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8.0853739510247cm 69.5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8.0853739510247cm 69.5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0.5903617374119cm 69.5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0.5903617374119cm 69.5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3.085349523799cm 69.5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3.085349523799cm 69.5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5.5853373101862cm 69.5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5.5853373101862cm 69.5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6.4857504020828cm 64.6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6.4857504020828cm 64.6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3.9927675580913cm 64.6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3.9927675580913cm 64.6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1.4857847140998cm 64.6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1.4857847140998cm 64.6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8.9858018701082cm 64.6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8.9858018701082cm 64.6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6.4858190261167cm 64.6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6.4858190261167cm 64.6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39.784cm 68.2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2.26cm 68.2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4.735cm 68.2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7.21cm 68.2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7.309cm 68.2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39.736cm 67.0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39.736cm 67.0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40.424cm 66.7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7.21cm 67.0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7.21cm 67.0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7.898cm 66.7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7.273cm 67.0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7.273cm 67.0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7.961cm 66.7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4.736cm 67.0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44.736cm 67.0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45.424cm 66.7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2.215cm 67.0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2.215cm 67.0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2.904cm 66.7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35.5193861646376cm 64.329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5.5193861646376cm 64.329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8.0193739510247cm 64.329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8.0193739510247cm 64.329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0.5243617374119cm 64.346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0.5243617374119cm 64.346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3.019349523799cm 64.330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3.019349523799cm 64.330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5.5193373101862cm 64.329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5.5193373101862cm 64.329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6.4197504020828cm 59.442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6.4197504020828cm 59.442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3.9267675580913cm 59.428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3.9267675580913cm 59.428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1.4197847140998cm 59.447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1.4197847140998cm 59.447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8.9198018701082cm 59.428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8.9198018701082cm 59.428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6.4198190261167cm 59.435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6.4198190261167cm 59.435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39.718cm 63.0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2.194cm 63.0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4.669cm 63.0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7.144cm 63.0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7.243cm 63.0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39.67cm 61.83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39.67cm 61.83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40.358cm 61.5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7.144cm 61.8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7.144cm 61.8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7.832cm 61.5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7.207cm 61.8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7.207cm 61.8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7.895cm 61.5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4.67cm 61.83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44.67cm 61.83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45.358cm 61.5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2.149cm 61.8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2.149cm 61.8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2.838cm 61.59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20.8333861646376cm 69.4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0.8333861646376cm 69.4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3.3333739510247cm 69.4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3.3333739510247cm 69.4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5.8383617374119cm 69.4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5.8383617374119cm 69.4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8.333349523799cm 69.4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8.333349523799cm 69.4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0.8333373101862cm 69.4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0.8333373101862cm 69.4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1.7337504020828cm 64.5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1.7337504020828cm 64.5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9.2407675580913cm 64.5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9.2407675580913cm 64.5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6.7337847140997cm 64.5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6.7337847140997cm 64.5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4.2338018701082cm 64.5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4.2338018701082cm 64.5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1.7338190261167cm 64.5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1.7338190261167cm 64.5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25.032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7.508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9.983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2.458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2.557cm 68.1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24.984cm 66.9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24.984cm 66.9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25.672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2.458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2.458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3.146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2.521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2.521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3.209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9.984cm 66.9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29.984cm 66.9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30.672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7.463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7.463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8.152cm 66.6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20.8073861646376cm 64.229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0.8073861646376cm 64.229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3.3073739510247cm 64.229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3.3073739510247cm 64.229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5.8123617374119cm 64.246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5.8123617374119cm 64.246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8.307349523799cm 64.230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8.307349523799cm 64.230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0.8073373101862cm 64.229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0.8073373101862cm 64.229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1.7077504020828cm 59.342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1.7077504020828cm 59.342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9.2147675580913cm 59.328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9.2147675580913cm 59.328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6.7077847140997cm 59.347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6.7077847140997cm 59.347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4.2078018701082cm 59.328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4.2078018701082cm 59.328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1.7078190261167cm 59.335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1.7078190261167cm 59.335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25.006cm 62.9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7.482cm 62.9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9.957cm 62.9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2.432cm 62.9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2.531cm 62.9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24.958cm 61.73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24.958cm 61.73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25.646cm 61.4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2.344cm 61.8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2.344cm 61.8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3.032cm 61.5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2.495cm 61.7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2.495cm 61.7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3.183cm 61.4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9.958cm 61.73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29.958cm 61.73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30.646cm 61.4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7.437cm 61.7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7.437cm 61.7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8.126cm 61.49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6.53338616463757cm 69.4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6.53338616463757cm 69.4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9.0333739510247cm 69.4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9.0333739510247cm 69.4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1.5383617374119cm 69.4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1.5383617374119cm 69.4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4.033349523799cm 69.4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4.033349523799cm 69.4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6.5333373101862cm 69.4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6.5333373101862cm 69.4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7.4337504020828cm 64.5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7.4337504020828cm 64.5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4.9407675580913cm 64.5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4.9407675580913cm 64.5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2.4337847140998cm 64.5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2.4337847140998cm 64.5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9.9338018701082cm 64.5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9.9338018701082cm 64.5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7.43381902611672cm 64.5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7.43381902611672cm 64.5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10.732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3.208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5.683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8.158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8.257cm 68.1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10.684cm 66.9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10.684cm 66.9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11.372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8.158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8.158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8.846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8.221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8.221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8.909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5.684cm 66.9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15.684cm 66.9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16.372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3.163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3.163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3.852cm 66.6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6.41938616463757cm 64.1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6.41938616463757cm 64.1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8.91937395102472cm 64.1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8.91937395102472cm 64.1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1.4243617374119cm 64.1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1.4243617374119cm 64.1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3.919349523799cm 64.1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3.919349523799cm 64.1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6.4193373101862cm 64.1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6.4193373101862cm 64.1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7.3197504020828cm 59.2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7.3197504020828cm 59.2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4.8267675580913cm 59.2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4.8267675580913cm 59.2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2.3197847140997cm 59.2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2.3197847140998cm 59.2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9.8198018701082cm 59.2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9.8198018701082cm 59.2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7.31981902611672cm 59.212513256415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7.31981902611672cm 59.2125132564152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10.618cm 62.8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3.094cm 62.8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5.569cm 62.8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8.044cm 62.8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8.143cm 62.8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10.57cm 61.6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10.57cm 61.6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11.258cm 61.3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8.044cm 61.6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8.044cm 61.6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8.732cm 61.3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8.107cm 61.6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8.107cm 61.6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8.795cm 61.3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5.57cm 61.6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15.57cm 61.6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16.258cm 61.3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3.049cm 61.6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3.049cm 61.6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3.738cm 61.369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1.59348560707082) translate (18.6313792346937cm 68.1503035313309cm)" svg:viewBox="0 0 2401 1201" draw:points="0,1201 2401,1201 2401,0 0,0">
          <text:p/>
        </draw:polygon>
        <draw:polygon draw:style-name="gr7" draw:text-style-name="P4" draw:layer="layout" svg:width="2.4cm" svg:height="1.2cm" draw:transform="rotate (1.59348560707082) translate (18.5863792346937cm 62.8233035313309cm)" svg:viewBox="0 0 2401 1201" draw:points="0,1201 2401,1201 2401,0 0,0">
          <text:p/>
        </draw:polygon>
        <draw:g>
          <draw:g>
            <draw:polygon draw:style-name="gr20" draw:text-style-name="P10" draw:layer="layout" svg:width="12cm" svg:height="9cm" svg:x="8.099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8.099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15.987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9.261cm" svg:y="87.601cm">
            <draw:text-box>
              <text:p text:style-name="P7"><text:span text:style-name="T1">Zone de jeu mobile</text:span></text:p>
            </draw:text-box>
          </draw:frame>
        </draw:g>
        <draw:g>
          <draw:g>
            <draw:polygon draw:style-name="gr20" draw:text-style-name="P10" draw:layer="layout" svg:width="12cm" svg:height="9cm" svg:x="20.2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20.2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8.088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362cm" svg:y="87.601cm">
            <draw:text-box>
              <text:p text:style-name="P7"><text:span text:style-name="T1">Zone de jeu mobile</text:span></text:p>
            </draw:text-box>
          </draw:frame>
        </draw:g>
        <draw:polygon draw:style-name="gr6" draw:text-style-name="P4" draw:layer="layout" svg:width="2.4cm" svg:height="1.2cm" draw:transform="rotate (-1.56346594393652) translate (22.4301098835188cm 76.643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482524186122cm 79.118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119673484254cm 74.168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534003193913cm 79.098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352577842979cm 76.623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169319912743cm 74.123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833563234433cm 74.067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83788292431cm 76.542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842246247418cm 79.042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807926357255cm 76.517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03606667378cm 74.042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12246047132cm 78.992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8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8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74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74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1984307187cm 79.742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22.4191098835188cm 86.8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372524186122cm 89.2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009673484254cm 84.3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424003193913cm 89.2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242577842979cm 86.7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059319912743cm 84.2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723563234433cm 84.2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72788292431cm 86.7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732246247418cm 89.2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697926357255cm 86.6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693606667378cm 84.2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702246047132cm 89.1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7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7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21984307187cm 89.9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2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11984307187cm 89.9155167949428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2201098835188cm 76.499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2382524186122cm 78.974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2019673484254cm 74.024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2.8434003193913cm 78.954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252577842979cm 76.479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069319912743cm 73.979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3733563234433cm 73.923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373788292431cm 76.398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3742246247418cm 78.898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0707926357255cm 76.373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03606667378cm 73.898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12246047132cm 78.848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5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8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8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64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64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3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3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21984307187cm 79.598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4181098835188cm 86.9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4362524186122cm 89.3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3999673484254cm 84.4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3.0414003193913cm 89.3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232577842979cm 86.8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049319912743cm 84.3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5713563234433cm 84.3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571788292431cm 86.8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5722246247418cm 89.3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2687926357255cm 86.7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83606667378cm 84.3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92246047132cm 89.2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7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6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6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62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62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1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1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01984307187cm 90.0155167949427cm)" svg:viewBox="0 0 187 1001" draw:points="0,1001 187,1001 187,0 0,0">
          <text:p/>
        </draw:polygon>
        <draw:g>
          <draw:polygon draw:style-name="gr10" draw:text-style-name="P6" draw:layer="layout" svg:width="6.099cm" svg:height="6cm" svg:x="74.9cm" svg:y="128.9cm" svg:viewBox="0 0 6100 6001" draw:points="6100,6001 6099,0 0,0 0,6001">
            <text:p/>
          </draw:polygon>
          <draw:polygon draw:style-name="gr5" draw:text-style-name="P4" draw:layer="layout" svg:width="6.099cm" svg:height="6cm" svg:x="74.9cm" svg:y="128.9cm" svg:viewBox="0 0 6100 6001" draw:points="6100,6001 6099,0 0,0 0,6001">
            <text:p/>
          </draw:polygon>
        </draw:g>
        <draw:frame draw:style-name="gr11" draw:text-style-name="P4" draw:layer="layout" svg:width="2.224cm" svg:height="3.275cm" svg:x="76.676cm" svg:y="130.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4.399cm" svg:y="128.999cm" svg:viewBox="0 0 6001 6001" draw:points="6001,6000 6000,0 0,0 0,6001">
            <text:p/>
          </draw:polygon>
          <draw:polygon draw:style-name="gr5" draw:text-style-name="P4" draw:layer="layout" svg:width="6cm" svg:height="6cm" svg:x="84.399cm" svg:y="128.999cm" svg:viewBox="0 0 6001 6001" draw:points="6001,6000 6000,0 0,0 0,6001">
            <text:p/>
          </draw:polygon>
        </draw:g>
        <draw:frame draw:style-name="gr11" draw:text-style-name="P4" draw:layer="layout" svg:width="2.01cm" svg:height="3.275cm" svg:x="86.294cm" svg:y="130.4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7" draw:text-style-name="P4" draw:layer="layout" svg:width="2.4cm" svg:height="1.2cm" draw:transform="rotate (0.0118682389135614) translate (49.3239637944327cm 29.1322729875605cm)" svg:viewBox="0 0 2401 1201" draw:points="0,1201 2401,1201 2401,0 0,0">
          <text:p/>
        </draw:polygon>
        <draw:polygon draw:style-name="gr7" draw:text-style-name="P4" draw:layer="layout" svg:width="2.4cm" svg:height="1.2cm" draw:transform="rotate (1.55543742937735) translate (18.2622346207925cm 36.1813587859875cm)" svg:viewBox="0 0 2401 1201" draw:points="0,1201 2401,1201 2401,0 0,0">
          <text:p/>
        </draw:polygon>
        <draw:polygon draw:style-name="gr7" draw:text-style-name="P4" xml:id="id76" draw:id="id76" draw:layer="layout" svg:width="2.4cm" svg:height="1.2cm" draw:transform="rotate (-1.57899937427927) translate (49.3998341771775cm 57.2189624227674cm)" svg:viewBox="0 0 2401 1201" draw:points="0,1201 2401,1201 2401,0 0,0">
          <text:p/>
        </draw:polygon>
        <draw:line draw:style-name="gr26" draw:text-style-name="P13" draw:layer="layout" svg:x1="61.8cm" svg:y1="47.738cm" svg:x2="64.1cm" svg:y2="47.738cm">
          <text:p/>
        </draw:line>
        <draw:frame draw:style-name="gr27" draw:text-style-name="P14" draw:layer="layout" svg:width="1.4cm" svg:height="0.962cm" svg:x="62.2cm" svg:y="46.538cm">
          <draw:text-box>
            <text:p>1m</text:p>
          </draw:text-box>
        </draw:frame>
        <draw:line draw:style-name="gr26" draw:text-style-name="P13" draw:layer="layout" svg:x1="56.2cm" svg:y1="48.238cm" svg:x2="79.3cm" svg:y2="48.238cm">
          <text:p/>
        </draw:line>
        <draw:frame draw:style-name="gr27" draw:text-style-name="P14" draw:layer="layout" svg:width="2.7cm" svg:height="0.962cm" svg:x="62cm" svg:y="48.438cm">
          <draw:text-box>
            <text:p>10 m</text:p>
          </draw:text-box>
        </draw:frame>
        <draw:custom-shape draw:style-name="gr28" draw:text-style-name="P1" xml:id="id1" draw:id="id1" draw:layer="layout" svg:width="1cm" svg:height="1.7cm" svg:x="18.4cm" svg:y="3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64" draw:id="id64" draw:layer="layout" svg:width="1.2cm" svg:height="1.6cm" svg:x="18.598cm" svg:y="60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3" draw:id="id3" draw:layer="layout" svg:width="1.2cm" svg:height="1.6cm" svg:x="18.6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4" draw:id="id4" draw:layer="layout" svg:width="1.2cm" svg:height="1.6cm" svg:x="47.2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xml:id="id45" draw:id="id45" draw:layer="layout" svg:width="1.2cm" svg:height="1.6cm" draw:transform="rotate (-1.5707963267949) translate (51.424cm 29.13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6" draw:id="id6" draw:layer="layout" svg:width="1.2cm" svg:height="1.6cm" svg:x="61.8cm" svg:y="1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7" draw:id="id7" draw:layer="layout" svg:width="1.2cm" svg:height="1.6cm" svg:x="61.932cm" svg:y="11.3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9" draw:id="id9" draw:layer="layout" svg:width="1.2cm" svg:height="1.6cm" svg:x="91.3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5" draw:id="id5" draw:layer="layout" svg:width="1.2cm" svg:height="1.6cm" svg:x="61.7cm" svg:y="2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8" draw:id="id8" draw:layer="layout" svg:width="1.2cm" svg:height="1.6cm" svg:x="62cm" svg:y="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10" draw:id="id10" draw:layer="layout" svg:width="1.2cm" svg:height="1.6cm" svg:x="18.3cm" svg:y="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56" draw:id="id56" draw:layer="layout" svg:width="1.2cm" svg:height="1.6cm" svg:x="18.598cm" svg:y="48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xml:id="id78" draw:id="id78" draw:layer="layout" svg:width="1.2cm" svg:height="1.6cm" draw:transform="rotate (-1.5707963267949) translate (21.1cm 82.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60" draw:id="id60" draw:layer="layout" svg:width="1.2cm" svg:height="1.6cm" svg:x="18.598cm" svg:y="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72" draw:id="id72" draw:layer="layout" svg:width="1.2cm" svg:height="1.6cm" svg:x="48.198cm" svg:y="57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67" draw:id="id67" draw:layer="layout" svg:width="1.2cm" svg:height="1.6cm" svg:x="18.598cm" svg:y="6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6" xml:id="id51" draw:id="id51" draw:layer="layout" svg:width="1.2cm" svg:height="1.6cm" draw:transform="rotate (-1.5707963267949) translate (76.8cm 37.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6" xml:id="id46" draw:id="id46" draw:layer="layout" svg:width="1.2cm" svg:height="1.6cm" draw:transform="rotate (-1.5707963267949) translate (42.8cm 37.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7" draw:text-style-name="P4" draw:layer="layout" svg:width="2.4cm" svg:height="1.2cm" draw:transform="rotate (0.0118682389135614) translate (45.0999637944327cm 29.4282729875605cm)" svg:viewBox="0 0 2401 1201" draw:points="0,1201 2401,1201 2401,0 0,0">
          <text:p/>
        </draw:polygon>
        <draw:custom-shape draw:style-name="gr32" draw:text-style-name="P17" xml:id="id2" draw:id="id2" draw:layer="layout" svg:width="1.2cm" svg:height="1.6cm" draw:transform="rotate (-1.5707963267949) translate (47.2cm 29.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" draw:layer="layout" svg:x1="18.9cm" svg:y1="34.1cm" svg:x2="45.6cm" svg:y2="30cm" draw:start-shape="id1" draw:start-glue-point="4" draw:end-shape="id2" draw:end-glue-point="6" svg:d="M18900 34100v-4100h26700" svg:viewBox="0 0 26701 4101">
          <text:p/>
        </draw:connector>
        <draw:connector draw:style-name="gr33" draw:text-style-name="P1" draw:layer="layout" draw:line-skew="2.2cm" svg:x1="46.4cm" svg:y1="29.4cm" svg:x2="18.9cm" svg:y2="25.5cm" draw:start-shape="id2" draw:start-glue-point="5" svg:d="M46400 29400h-27500v-3900" svg:viewBox="0 0 27501 3901">
          <text:p/>
        </draw:connector>
        <draw:connector draw:style-name="gr33" draw:text-style-name="P1" draw:layer="layout" draw:line-skew="7.549cm" svg:x1="46.4cm" svg:y1="29.4cm" svg:x2="19.2cm" svg:y2="13.1cm" draw:start-shape="id2" draw:end-shape="id3" draw:end-glue-point="6" svg:d="M46400 29400v-600h-27200v-15700" svg:viewBox="0 0 27201 16301">
          <text:p/>
        </draw:connector>
        <draw:connector draw:style-name="gr33" draw:text-style-name="P1" draw:layer="layout" svg:x1="46.4cm" svg:y1="30.6cm" svg:x2="47.8cm" svg:y2="15.9cm" draw:start-shape="id2" draw:start-glue-point="7" draw:end-shape="id4" draw:end-glue-point="6" svg:d="M46400 30600v502h1400v-15202" svg:viewBox="0 0 1401 15203">
          <text:p/>
        </draw:connector>
        <draw:connector draw:style-name="gr34" draw:text-style-name="P1" draw:layer="layout" svg:x1="47.2cm" svg:y1="30cm" svg:x2="62.3cm" svg:y2="25.3cm" draw:start-shape="id2" draw:start-glue-point="4" draw:end-shape="id5" draw:end-glue-point="6" svg:d="M47200 30000h15100v-4700" svg:viewBox="0 0 15101 4701">
          <text:p/>
        </draw:connector>
        <draw:connector draw:style-name="gr33" draw:text-style-name="P1" draw:layer="layout" svg:x1="62.4cm" svg:y1="18.9cm" svg:x2="47.2cm" svg:y2="30cm" draw:start-shape="id6" draw:start-glue-point="6" draw:end-shape="id2" draw:end-glue-point="4" svg:d="M62400 18900v11100h-15200" svg:viewBox="0 0 15201 11101">
          <text:p/>
        </draw:connector>
        <draw:connector draw:style-name="gr33" draw:text-style-name="P1" draw:layer="layout" svg:x1="47.2cm" svg:y1="30cm" svg:x2="62.532cm" svg:y2="12.942cm" draw:start-shape="id2" draw:start-glue-point="4" draw:end-shape="id7" draw:end-glue-point="6" svg:d="M47200 30000h15332v-17058" svg:viewBox="0 0 15333 17059">
          <text:p/>
        </draw:connector>
        <draw:connector draw:style-name="gr33" draw:text-style-name="P1" draw:layer="layout" svg:x1="47.2cm" svg:y1="30cm" svg:x2="62.6cm" svg:y2="6.6cm" draw:start-shape="id2" draw:start-glue-point="4" draw:end-shape="id8" draw:end-glue-point="6" svg:d="M47200 30000h15400v-23400" svg:viewBox="0 0 15401 23401">
          <text:p/>
        </draw:connector>
        <draw:connector draw:style-name="gr33" draw:text-style-name="P1" draw:layer="layout" svg:x1="47.2cm" svg:y1="30cm" svg:x2="91.9cm" svg:y2="15.9cm" draw:start-shape="id2" draw:start-glue-point="4" draw:end-shape="id9" draw:end-glue-point="6" svg:d="M47200 30000h44700v-14100" svg:viewBox="0 0 44701 14101">
          <text:p/>
        </draw:connector>
        <draw:custom-shape draw:style-name="gr35" draw:text-style-name="P18" xml:id="id11" draw:id="id11" draw:layer="layout" svg:width="1.4cm" svg:height="0.7cm" svg:x="15.7cm" svg:y="23.7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6" draw:text-style-name="P1" draw:layer="layout" draw:line-skew="0.299cm -0.202cm" svg:x1="18.3cm" svg:y1="24.8cm" svg:x2="16.4cm" svg:y2="24.4cm" draw:start-shape="id10" draw:start-glue-point="5" draw:end-shape="id11" draw:end-glue-point="5" svg:d="M18300 24800h-300v-100h-1600v-300" svg:viewBox="0 0 1901 401">
          <text:p/>
        </draw:connector>
        <draw:custom-shape draw:style-name="gr35" draw:text-style-name="P18" xml:id="id12" draw:id="id12" draw:layer="layout" svg:width="1.4cm" svg:height="0.7cm" svg:x="35.2cm" svg:y="23.7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6" draw:text-style-name="P1" draw:layer="layout" draw:line-skew="0cm -0.102cm" svg:x1="19.5cm" svg:y1="24.8cm" svg:x2="35.9cm" svg:y2="24.4cm" draw:start-shape="id10" draw:start-glue-point="7" draw:end-shape="id12" draw:end-glue-point="5" svg:d="M19500 24800h7851 8549v-400" svg:viewBox="0 0 16401 401">
          <text:p/>
        </draw:connector>
        <draw:line draw:style-name="gr37" draw:text-style-name="P13" draw:layer="layout" svg:x1="39.6cm" svg:y1="3.2cm" svg:x2="39.5cm" svg:y2="26.1cm">
          <text:p/>
        </draw:line>
        <draw:custom-shape draw:style-name="gr35" draw:text-style-name="P18" xml:id="id13" draw:id="id13" draw:layer="layout" svg:width="1.4cm" svg:height="0.7cm" svg:x="35.4cm" svg:y="11.3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6" draw:text-style-name="P1" draw:layer="layout" draw:line-skew="0cm -1.202cm" svg:x1="18.6cm" svg:y1="12.3cm" svg:x2="36.1cm" svg:y2="12cm" draw:start-shape="id3" draw:start-glue-point="5" draw:end-shape="id13" draw:end-glue-point="5" svg:d="M18600 12300h-501v100h18001v-400" svg:viewBox="0 0 18002 401">
          <text:p/>
        </draw:connector>
        <draw:custom-shape draw:style-name="gr35" draw:text-style-name="P18" xml:id="id14" draw:id="id14" draw:layer="layout" svg:width="1.4cm" svg:height="0.7cm" svg:x="20.4cm" svg:y="11.3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6" draw:text-style-name="P1" draw:layer="layout" svg:x1="19.8cm" svg:y1="12.3cm" svg:x2="21.1cm" svg:y2="12cm" draw:start-shape="id3" draw:start-glue-point="7" draw:end-shape="id14" draw:end-glue-point="5" svg:d="M19800 12300h1300v-300" svg:viewBox="0 0 1301 301">
          <text:p/>
        </draw:connector>
        <draw:custom-shape draw:style-name="gr29" draw:text-style-name="P1" xml:id="id15" draw:id="id15" draw:layer="layout" svg:width="1.2cm" svg:height="1.6cm" svg:x="18.4cm" svg:y="1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" xml:id="id21" draw:id="id21" draw:layer="layout" draw:line-skew="4.549cm" svg:x1="46.4cm" svg:y1="29.4cm" svg:x2="19cm" svg:y2="19cm" draw:end-shape="id15" draw:end-glue-point="6" svg:d="M46400 29400v-400h-27400v-10000" svg:viewBox="0 0 27401 10401">
          <text:p/>
        </draw:connector>
        <draw:custom-shape draw:style-name="gr35" draw:text-style-name="P18" xml:id="id16" draw:id="id16" draw:layer="layout" svg:width="1.4cm" svg:height="0.7cm" svg:x="15.8cm" svg:y="17.3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6" draw:text-style-name="P1" draw:layer="layout" draw:line-skew="0cm -0.302cm" svg:x1="18.4cm" svg:y1="18.2cm" svg:x2="16.5cm" svg:y2="18cm" draw:start-shape="id15" draw:start-glue-point="5" draw:end-shape="id16" draw:end-glue-point="5" svg:d="M18400 18200h-599-1301v-200" svg:viewBox="0 0 1901 201">
          <text:p/>
        </draw:connector>
        <draw:custom-shape draw:style-name="gr35" draw:text-style-name="P18" xml:id="id17" draw:id="id17" draw:layer="layout" svg:width="1.4cm" svg:height="0.7cm" svg:x="20.2cm" svg:y="17.3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6" draw:text-style-name="P1" draw:layer="layout" svg:x1="19.6cm" svg:y1="18.2cm" svg:x2="20.9cm" svg:y2="18cm" draw:start-shape="id15" draw:start-glue-point="7" draw:end-shape="id17" draw:end-glue-point="5" svg:d="M19600 18200h1300v-200" svg:viewBox="0 0 1301 201">
          <text:p/>
        </draw:connector>
        <draw:custom-shape draw:style-name="gr29" draw:text-style-name="P1" xml:id="id18" draw:id="id18" draw:layer="layout" svg:width="1.2cm" svg:height="1.6cm" svg:x="18.6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8" xml:id="id19" draw:id="id19" draw:layer="layout" svg:width="1.4cm" svg:height="0.7cm" svg:x="16cm" svg:y="4.9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6" draw:text-style-name="P1" draw:layer="layout" draw:line-skew="0.299cm -0.202cm" svg:x1="18.6cm" svg:y1="6cm" svg:x2="16.7cm" svg:y2="5.6cm" draw:start-shape="id18" draw:start-glue-point="5" draw:end-shape="id19" draw:end-glue-point="5" svg:d="M18600 6000h-300v-100h-1600v-300" svg:viewBox="0 0 1901 401">
          <text:p/>
        </draw:connector>
        <draw:custom-shape draw:style-name="gr35" draw:text-style-name="P18" xml:id="id20" draw:id="id20" draw:layer="layout" svg:width="1.4cm" svg:height="0.7cm" svg:x="20.5cm" svg:y="4.9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6" draw:text-style-name="P1" draw:layer="layout" svg:x1="19.8cm" svg:y1="6cm" svg:x2="21.2cm" svg:y2="5.6cm" draw:start-shape="id18" draw:start-glue-point="7" draw:end-shape="id20" draw:end-glue-point="5" svg:d="M19800 6000h1400v-400" svg:viewBox="0 0 1401 401">
          <text:p/>
        </draw:connector>
        <draw:connector draw:style-name="gr33" draw:text-style-name="P1" draw:layer="layout" draw:line-skew="-0.501cm 15.499cm" svg:x1="46.4cm" svg:y1="29.4cm" svg:x2="19.2cm" svg:y2="6.8cm" draw:start-shape="id21" draw:start-glue-point="2" draw:end-shape="id18" draw:end-glue-point="6" svg:d="M46400 29400v-1000h-27200v-21600" svg:viewBox="0 0 27201 22601">
          <text:p/>
        </draw:connector>
        <draw:custom-shape draw:style-name="gr35" draw:text-style-name="P18" xml:id="id22" draw:id="id22" draw:layer="layout" svg:width="1.4cm" svg:height="0.7cm" svg:x="35.4cm" svg:y="4.8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6" draw:text-style-name="P1" draw:layer="layout" svg:x1="18.6cm" svg:y1="6cm" svg:x2="36.1cm" svg:y2="5.5cm" draw:end-shape="id22" draw:end-glue-point="5" svg:d="M18600 6000v2h17500v-502" svg:viewBox="0 0 17501 503">
          <text:p/>
        </draw:connector>
        <draw:custom-shape draw:style-name="gr35" draw:text-style-name="P18" xml:id="id23" draw:id="id23" draw:layer="layout" svg:width="1.4cm" svg:height="0.7cm" svg:x="35.1cm" svg:y="17.2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6" draw:text-style-name="P1" draw:layer="layout" svg:x1="19.6cm" svg:y1="18.2cm" svg:x2="35.8cm" svg:y2="17.9cm" draw:end-shape="id23" draw:end-glue-point="5" svg:d="M19600 18200v202h16200v-502" svg:viewBox="0 0 16201 503">
          <text:p/>
        </draw:connector>
        <draw:custom-shape draw:style-name="gr35" draw:text-style-name="P18" xml:id="id24" draw:id="id24" draw:layer="layout" svg:width="1.4cm" svg:height="0.7cm" svg:x="16.1cm" svg:y="11.4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6" draw:text-style-name="P1" draw:layer="layout" draw:line-skew="0cm -0.302cm" svg:x1="18.6cm" svg:y1="12.3cm" svg:x2="16.8cm" svg:y2="12.1cm" draw:start-shape="id3" draw:start-glue-point="5" draw:end-shape="id24" draw:end-glue-point="5" svg:d="M18600 12300h-549-1251v-200" svg:viewBox="0 0 1801 201">
          <text:p/>
        </draw:connector>
        <draw:connector draw:style-name="gr33" draw:text-style-name="P1" draw:layer="layout" draw:line-skew="-0.501cm 15.499cm" svg:x1="46.4cm" svg:y1="29.4cm" svg:x2="19.2cm" svg:y2="6.8cm" svg:d="M46400 29400v-1000h-27200v-21600" svg:viewBox="0 0 27201 22601">
          <text:p/>
        </draw:connector>
        <draw:custom-shape draw:style-name="gr35" draw:text-style-name="P18" xml:id="id26" draw:id="id26" draw:layer="layout" svg:width="1.4cm" svg:height="0.7cm" svg:x="45.2cm" svg:y="11.2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27" draw:id="id27" draw:layer="layout" svg:width="1.4cm" svg:height="0.7cm" svg:x="44.9cm" svg:y="17.2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25" draw:id="id25" draw:layer="layout" svg:width="1.4cm" svg:height="0.7cm" svg:x="45cm" svg:y="4.8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28" draw:id="id28" draw:layer="layout" svg:width="1.4cm" svg:height="0.7cm" svg:x="44.9cm" svg:y="23.6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32" draw:id="id32" draw:layer="layout" svg:width="1.4cm" svg:height="0.7cm" svg:x="59.3cm" svg:y="23.7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31" draw:id="id31" draw:layer="layout" svg:width="1.4cm" svg:height="0.7cm" svg:x="59.3cm" svg:y="17.2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30" draw:id="id30" draw:layer="layout" svg:width="1.4cm" svg:height="0.7cm" svg:x="59.5cm" svg:y="11.2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33" draw:id="id33" draw:layer="layout" svg:width="1.4cm" svg:height="0.7cm" svg:x="63.9cm" svg:y="4.8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29" draw:id="id29" draw:layer="layout" svg:width="1.4cm" svg:height="0.7cm" svg:x="59.5cm" svg:y="4.8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35" draw:id="id35" draw:layer="layout" svg:width="1.4cm" svg:height="0.7cm" svg:x="63.8cm" svg:y="17.3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34" draw:id="id34" draw:layer="layout" svg:width="1.4cm" svg:height="0.7cm" svg:x="64cm" svg:y="11.3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37" draw:id="id37" draw:layer="layout" svg:width="1.4cm" svg:height="0.7cm" svg:x="78.3cm" svg:y="23.6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38" draw:id="id38" draw:layer="layout" svg:width="1.4cm" svg:height="0.7cm" svg:x="78.2cm" svg:y="17.2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39" draw:id="id39" draw:layer="layout" svg:width="1.4cm" svg:height="0.7cm" svg:x="78.7cm" svg:y="11.2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40" draw:id="id40" draw:layer="layout" svg:width="1.4cm" svg:height="0.7cm" svg:x="78.4cm" svg:y="4.9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41" draw:id="id41" draw:layer="layout" svg:width="1.4cm" svg:height="0.7cm" svg:x="88.3cm" svg:y="4.8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42" draw:id="id42" draw:layer="layout" svg:width="1.4cm" svg:height="0.7cm" svg:x="88.5cm" svg:y="11.2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43" draw:id="id43" draw:layer="layout" svg:width="1.4cm" svg:height="0.7cm" svg:x="88.2cm" svg:y="17.3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44" draw:id="id44" draw:layer="layout" svg:width="1.4cm" svg:height="0.7cm" svg:x="88.2cm" svg:y="23.7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36" draw:id="id36" draw:layer="layout" svg:width="1.4cm" svg:height="0.7cm" svg:x="63.8cm" svg:y="23.7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8" draw:text-style-name="P1" draw:layer="layout" draw:line-skew="-4.201cm" svg:x1="45.7cm" svg:y1="5.5cm" svg:x2="47.8cm" svg:y2="14.3cm" draw:start-shape="id25" draw:start-glue-point="5" draw:end-shape="id4" draw:end-glue-point="4" svg:d="M45700 5500v200h2100v8600" svg:viewBox="0 0 2101 8801">
          <text:p/>
        </draw:connector>
        <draw:connector draw:style-name="gr39" draw:text-style-name="P1" draw:layer="layout" draw:line-skew="-0.901cm" svg:x1="47.8cm" svg:y1="14.3cm" svg:x2="45.9cm" svg:y2="11.9cm" draw:start-shape="id4" draw:start-glue-point="4" draw:end-shape="id26" draw:end-glue-point="5" svg:d="M47800 14300v-2100h-1900v-300" svg:viewBox="0 0 1901 2401">
          <text:p/>
        </draw:connector>
        <draw:connector draw:style-name="gr40" draw:text-style-name="P1" draw:layer="layout" draw:line-skew="2.701cm -0.202cm" svg:x1="47.2cm" svg:y1="15.1cm" svg:x2="45.6cm" svg:y2="17.9cm" draw:start-shape="id4" draw:start-glue-point="5" draw:end-shape="id27" draw:end-glue-point="5" svg:d="M47200 15100h-100v3100h-1500v-300" svg:viewBox="0 0 1601 3101">
          <text:p/>
        </draw:connector>
        <draw:connector draw:style-name="gr40" draw:text-style-name="P1" draw:layer="layout" draw:line-skew="2.801cm -0.202cm" svg:x1="47.2cm" svg:y1="15.1cm" svg:x2="45.6cm" svg:y2="24.3cm" draw:start-shape="id4" draw:start-glue-point="5" draw:end-shape="id28" draw:end-glue-point="5" svg:d="M47200 15100v9500h-1600v-300" svg:viewBox="0 0 1601 9501">
          <text:p/>
        </draw:connector>
        <draw:connector draw:style-name="gr40" draw:text-style-name="P1" draw:layer="layout" draw:line-skew="0cm -0.202cm" svg:x1="62cm" svg:y1="5.8cm" svg:x2="60.2cm" svg:y2="5.5cm" draw:start-shape="id8" draw:start-glue-point="5" draw:end-shape="id29" draw:end-glue-point="5" svg:d="M62000 5800h-549-1251v-300" svg:viewBox="0 0 1801 301">
          <text:p/>
        </draw:connector>
        <draw:connector draw:style-name="gr40" draw:text-style-name="P1" draw:layer="layout" draw:line-skew="0cm -0.202cm" svg:x1="61.932cm" svg:y1="12.142cm" svg:x2="60.2cm" svg:y2="11.9cm" draw:start-shape="id7" draw:start-glue-point="5" draw:end-shape="id30" draw:end-glue-point="5" svg:d="M61932 12142h-515v58h-1217v-300" svg:viewBox="0 0 1733 301">
          <text:p/>
        </draw:connector>
        <draw:connector draw:style-name="gr40" draw:text-style-name="P1" draw:layer="layout" draw:line-skew="0cm -0.202cm" svg:x1="61.8cm" svg:y1="18.1cm" svg:x2="60cm" svg:y2="17.9cm" draw:start-shape="id6" draw:start-glue-point="5" draw:end-shape="id31" draw:end-glue-point="5" svg:d="M61800 18100h-549v100h-1251v-300" svg:viewBox="0 0 1801 301">
          <text:p/>
        </draw:connector>
        <draw:connector draw:style-name="gr40" draw:text-style-name="P1" draw:layer="layout" svg:x1="61.7cm" svg:y1="24.5cm" svg:x2="60cm" svg:y2="24.4cm" draw:start-shape="id5" draw:start-glue-point="5" draw:end-shape="id32" draw:end-glue-point="5" svg:d="M61700 24500h-1700v-100" svg:viewBox="0 0 1701 101">
          <text:p/>
        </draw:connector>
        <draw:connector draw:style-name="gr40" draw:text-style-name="P1" draw:layer="layout" svg:x1="63.2cm" svg:y1="5.8cm" svg:x2="64.6cm" svg:y2="5.5cm" draw:start-shape="id8" draw:start-glue-point="7" draw:end-shape="id33" draw:end-glue-point="5" svg:d="M63200 5800h1400v-300" svg:viewBox="0 0 1401 301">
          <text:p/>
        </draw:connector>
        <draw:connector draw:style-name="gr40" draw:text-style-name="P1" draw:layer="layout" svg:x1="63.132cm" svg:y1="12.142cm" svg:x2="64.7cm" svg:y2="12cm" draw:start-shape="id7" draw:start-glue-point="7" draw:end-shape="id34" draw:end-glue-point="5" svg:d="M63132 12142h1568v-142" svg:viewBox="0 0 1569 143">
          <text:p/>
        </draw:connector>
        <draw:connector draw:style-name="gr40" draw:text-style-name="P1" draw:layer="layout" svg:x1="63cm" svg:y1="18.1cm" svg:x2="64.5cm" svg:y2="18cm" draw:start-shape="id6" draw:start-glue-point="7" draw:end-shape="id35" draw:end-glue-point="5" svg:d="M63000 18100h1500v-100" svg:viewBox="0 0 1501 101">
          <text:p/>
        </draw:connector>
        <draw:connector draw:style-name="gr33" draw:text-style-name="P1" draw:layer="layout" svg:x1="62.9cm" svg:y1="24.5cm" svg:x2="64.5cm" svg:y2="24.4cm" draw:start-shape="id5" draw:start-glue-point="7" draw:end-shape="id36" draw:end-glue-point="5" svg:d="M62900 24500h1600v-100" svg:viewBox="0 0 1601 101">
          <text:p/>
        </draw:connector>
        <draw:connector draw:style-name="gr40" draw:text-style-name="P1" draw:layer="layout" draw:line-skew="0cm -0.202cm" svg:x1="62.9cm" svg:y1="24.5cm" svg:x2="79cm" svg:y2="24.3cm" draw:start-shape="id5" draw:start-glue-point="7" draw:end-shape="id37" draw:end-glue-point="5" svg:d="M62900 24500h7701v100h8399v-300" svg:viewBox="0 0 16101 301">
          <text:p/>
        </draw:connector>
        <draw:connector draw:style-name="gr40" draw:text-style-name="P1" draw:layer="layout" draw:line-skew="0cm -0.202cm" svg:x1="63cm" svg:y1="18.1cm" svg:x2="78.9cm" svg:y2="17.9cm" draw:start-shape="id6" draw:start-glue-point="7" draw:end-shape="id38" draw:end-glue-point="5" svg:d="M63000 18100h7601v100h8299v-300" svg:viewBox="0 0 15901 301">
          <text:p/>
        </draw:connector>
        <draw:connector draw:style-name="gr40" draw:text-style-name="P1" draw:layer="layout" draw:line-skew="0cm -0.202cm" svg:x1="63.132cm" svg:y1="12.142cm" svg:x2="79.4cm" svg:y2="11.9cm" draw:start-shape="id7" draw:start-glue-point="7" draw:end-shape="id39" draw:end-glue-point="5" svg:d="M63132 12142h7785v58h8483v-300" svg:viewBox="0 0 16269 301">
          <text:p/>
        </draw:connector>
        <draw:connector draw:style-name="gr40" draw:text-style-name="P1" draw:layer="layout" draw:line-skew="0cm -0.202cm" svg:x1="63.2cm" svg:y1="5.8cm" svg:x2="79.1cm" svg:y2="5.6cm" draw:start-shape="id8" draw:start-glue-point="7" draw:end-shape="id40" draw:end-glue-point="5" svg:d="M63200 5800h7601v100h8299v-300" svg:viewBox="0 0 15901 301">
          <text:p/>
        </draw:connector>
        <draw:connector draw:style-name="gr40" draw:text-style-name="P1" draw:layer="layout" draw:line-skew="-4.001cm" svg:x1="91.9cm" svg:y1="14.3cm" svg:x2="89cm" svg:y2="5.5cm" draw:start-shape="id9" draw:start-glue-point="4" draw:end-shape="id41" draw:end-glue-point="5" svg:d="M91900 14300v-8400h-2900v-400" svg:viewBox="0 0 2901 8801">
          <text:p/>
        </draw:connector>
        <draw:connector draw:style-name="gr40" draw:text-style-name="P1" draw:layer="layout" draw:line-skew="-0.901cm" svg:x1="91.9cm" svg:y1="14.3cm" svg:x2="89.2cm" svg:y2="11.9cm" draw:start-shape="id9" draw:start-glue-point="4" draw:end-shape="id42" draw:end-glue-point="5" svg:d="M91900 14300v-2100h-2700v-300" svg:viewBox="0 0 2701 2401">
          <text:p/>
        </draw:connector>
        <draw:connector draw:style-name="gr40" draw:text-style-name="P1" draw:layer="layout" draw:line-skew="-0.051cm -0.302cm" svg:x1="91.3cm" svg:y1="15.1cm" svg:x2="88.9cm" svg:y2="18cm" draw:start-shape="id9" draw:start-glue-point="5" draw:end-shape="id43" draw:end-glue-point="5" svg:d="M91300 15100h-900v3100h-1500v-200" svg:viewBox="0 0 2401 3101">
          <text:p/>
        </draw:connector>
        <draw:connector draw:style-name="gr40" draw:text-style-name="P1" draw:layer="layout" draw:line-skew="0.249cm -0.302cm" svg:x1="91.3cm" svg:y1="15.1cm" svg:x2="88.9cm" svg:y2="24.4cm" draw:start-shape="id9" draw:start-glue-point="5" draw:end-shape="id44" draw:end-glue-point="5" svg:d="M91300 15100h-600v9500h-1800v-200" svg:viewBox="0 0 2401 9501">
          <text:p/>
        </draw:connector>
        <draw:connector draw:style-name="gr33" draw:text-style-name="P1" draw:layer="layout" draw:line-skew="-9.912cm" svg:x1="19.4cm" svg:y1="34.95cm" svg:x2="49.824cm" svg:y2="29.733cm" draw:start-shape="id1" draw:start-glue-point="10" draw:end-shape="id45" draw:end-glue-point="6" svg:d="M19400 34950h5300v-5217h25124" svg:viewBox="0 0 30425 5218">
          <text:p/>
        </draw:connector>
        <draw:custom-shape draw:style-name="gr35" draw:text-style-name="P18" xml:id="id49" draw:id="id49" draw:layer="layout" svg:width="1.4cm" svg:height="0.7cm" svg:x="43.9cm" svg:y="34.2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48" draw:id="id48" draw:layer="layout" svg:width="1.4cm" svg:height="0.7cm" svg:x="38.8cm" svg:y="34.1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47" draw:id="id47" draw:layer="layout" svg:width="1.4cm" svg:height="0.7cm" svg:x="38.8cm" svg:y="39.6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50" draw:id="id50" draw:layer="layout" svg:width="1.4cm" svg:height="0.7cm" svg:x="43.9cm" svg:y="39.6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54" draw:id="id54" draw:layer="layout" svg:width="1.4cm" svg:height="0.7cm" svg:x="78.2cm" svg:y="34.1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55" draw:id="id55" draw:layer="layout" svg:width="1.4cm" svg:height="0.7cm" svg:x="78.3cm" svg:y="39.6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53" draw:id="id53" draw:layer="layout" svg:width="1.4cm" svg:height="0.7cm" svg:x="72.6cm" svg:y="39.6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8" xml:id="id52" draw:id="id52" draw:layer="layout" svg:width="1.4cm" svg:height="0.7cm" svg:x="72.5cm" svg:y="34.1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1" draw:text-style-name="P1" draw:layer="layout" svg:x1="41.2cm" svg:y1="37.8cm" svg:x2="40.025cm" svg:y2="39.95cm" draw:start-shape="id46" draw:start-glue-point="6" draw:end-shape="id47" draw:end-glue-point="4" svg:d="M41200 37800h-502v1201h4v949h-677" svg:viewBox="0 0 1176 2151">
          <text:p/>
        </draw:connector>
        <draw:connector draw:style-name="gr40" draw:text-style-name="P1" draw:layer="layout" svg:x1="41.2cm" svg:y1="37.8cm" svg:x2="40.025cm" svg:y2="34.45cm" draw:start-shape="id46" draw:start-glue-point="6" draw:end-shape="id48" draw:end-glue-point="4" svg:d="M41200 37800h-502v-1799h4v-1551h-677" svg:viewBox="0 0 1176 3351">
          <text:p/>
        </draw:connector>
        <draw:connector draw:style-name="gr40" draw:text-style-name="P1" draw:layer="layout" svg:x1="42.8cm" svg:y1="37.8cm" svg:x2="44.075cm" svg:y2="34.55cm" draw:start-shape="id46" draw:start-glue-point="4" draw:end-shape="id49" draw:end-glue-point="6" svg:d="M42800 37800h550v-3250h725" svg:viewBox="0 0 1276 3251">
          <text:p/>
        </draw:connector>
        <draw:connector draw:style-name="gr40" draw:text-style-name="P1" draw:layer="layout" svg:x1="42.8cm" svg:y1="37.8cm" svg:x2="44.075cm" svg:y2="39.95cm" draw:start-shape="id46" draw:start-glue-point="4" draw:end-shape="id50" draw:end-glue-point="6" svg:d="M42800 37800h550v2150h725" svg:viewBox="0 0 1276 2151">
          <text:p/>
        </draw:connector>
        <draw:connector draw:style-name="gr33" draw:text-style-name="P1" draw:layer="layout" draw:line-skew="-5.1cm -8.102cm" svg:x1="19.254cm" svg:y1="35.551cm" svg:x2="42cm" svg:y2="38.4cm" draw:start-shape="id1" draw:start-glue-point="9" draw:end-shape="id46" draw:end-glue-point="7" svg:d="M19254 35551h5946v-4751h16800v7600" svg:viewBox="0 0 22747 7601">
          <text:p/>
        </draw:connector>
        <draw:connector draw:style-name="gr40" draw:text-style-name="P1" draw:layer="layout" svg:x1="75.2cm" svg:y1="37.7cm" svg:x2="73.725cm" svg:y2="34.45cm" draw:start-shape="id51" draw:start-glue-point="6" draw:end-shape="id52" draw:end-glue-point="4" svg:d="M75200 37700h-650v-3250h-825" svg:viewBox="0 0 1476 3251">
          <text:p/>
        </draw:connector>
        <draw:connector draw:style-name="gr40" draw:text-style-name="P1" draw:layer="layout" draw:line-skew="0.2cm -0.202cm" svg:x1="75.2cm" svg:y1="37.7cm" svg:x2="73.3cm" svg:y2="40.3cm" draw:start-shape="id51" draw:start-glue-point="6" draw:end-shape="id53" draw:end-glue-point="5" svg:d="M75200 37700h-400v2900h-1500v-300" svg:viewBox="0 0 1901 2901">
          <text:p/>
        </draw:connector>
        <draw:connector draw:style-name="gr40" draw:text-style-name="P1" draw:layer="layout" svg:x1="76.8cm" svg:y1="37.7cm" svg:x2="78.2cm" svg:y2="34.45cm" draw:start-shape="id51" draw:start-glue-point="4" draw:end-shape="id54" draw:end-glue-point="3" svg:d="M76800 37700h700v-3250h700" svg:viewBox="0 0 1401 3251">
          <text:p/>
        </draw:connector>
        <draw:connector draw:style-name="gr40" draw:text-style-name="P1" draw:layer="layout" draw:line-skew="-0.15cm -0.302cm" svg:x1="76.8cm" svg:y1="37.7cm" svg:x2="79cm" svg:y2="40.3cm" draw:start-shape="id51" draw:start-glue-point="4" draw:end-shape="id55" draw:end-glue-point="5" svg:d="M76800 37700h600v2800h1600v-200" svg:viewBox="0 0 2201 2801">
          <text:p/>
        </draw:connector>
        <draw:connector draw:style-name="gr33" draw:text-style-name="P1" draw:layer="layout" draw:line-skew="-21.7cm -7.102cm" svg:x1="19.254cm" svg:y1="34.349cm" svg:x2="76cm" svg:y2="38.3cm" draw:start-shape="id1" draw:start-glue-point="11" draw:end-shape="id51" draw:end-glue-point="7" svg:d="M19254 34349h6346v-2649h50400v6600" svg:viewBox="0 0 56747 6601">
          <text:p/>
        </draw:connector>
        <draw:custom-shape draw:style-name="gr42" draw:text-style-name="P18" xml:id="id58" draw:id="id58" draw:layer="layout" svg:width="1.5cm" svg:height="0.7cm" svg:x="20.698cm" svg:y="48.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2" draw:text-style-name="P18" xml:id="id57" draw:id="id57" draw:layer="layout" svg:width="1.5cm" svg:height="0.7cm" svg:x="16.098cm" svg:y="48.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2" draw:text-style-name="P18" xml:id="id62" draw:id="id62" draw:layer="layout" svg:width="1.5cm" svg:height="0.7cm" svg:x="16.098cm" svg:y="53.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2" draw:text-style-name="P18" xml:id="id61" draw:id="id61" draw:layer="layout" svg:width="1.5cm" svg:height="0.7cm" svg:x="20.598cm" svg:y="53.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2" draw:text-style-name="P18" xml:id="id65" draw:id="id65" draw:layer="layout" svg:width="1.5cm" svg:height="0.7cm" svg:x="20.698cm" svg:y="60.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2" draw:text-style-name="P18" xml:id="id68" draw:id="id68" draw:layer="layout" svg:width="1.5cm" svg:height="0.7cm" svg:x="16.098cm" svg:y="6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2" draw:text-style-name="P18" xml:id="id77" draw:id="id77" draw:layer="layout" svg:width="1.5cm" svg:height="0.7cm" svg:x="20.698cm" svg:y="6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2" draw:text-style-name="P18" xml:id="id59" draw:id="id59" draw:layer="layout" svg:width="1.5cm" svg:height="0.7cm" svg:x="35.298cm" svg:y="48.7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2" draw:text-style-name="P18" xml:id="id63" draw:id="id63" draw:layer="layout" svg:width="1.5cm" svg:height="0.7cm" svg:x="35.298cm" svg:y="53.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2" draw:text-style-name="P18" xml:id="id69" draw:id="id69" draw:layer="layout" svg:width="1.5cm" svg:height="0.7cm" svg:x="35.398cm" svg:y="66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2" draw:text-style-name="P18" xml:id="id75" draw:id="id75" draw:layer="layout" svg:width="1.5cm" svg:height="0.7cm" svg:x="45.198cm" svg:y="6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2" draw:text-style-name="P18" xml:id="id74" draw:id="id74" draw:layer="layout" svg:width="1.5cm" svg:height="0.7cm" svg:x="45.198cm" svg:y="60.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2" draw:text-style-name="P18" xml:id="id73" draw:id="id73" draw:layer="layout" svg:width="1.5cm" svg:height="0.7cm" svg:x="45.298cm" svg:y="5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2" draw:text-style-name="P18" xml:id="id71" draw:id="id71" draw:layer="layout" svg:width="1.5cm" svg:height="0.7cm" svg:x="45.098cm" svg:y="48.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2" draw:text-style-name="P18" xml:id="id66" draw:id="id66" draw:layer="layout" svg:width="1.5cm" svg:height="0.7cm" svg:x="35.298cm" svg:y="60.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3" draw:text-style-name="P13" draw:layer="layout" svg:x1="39.698cm" svg:y1="46.6cm" svg:x2="39.898cm" svg:y2="70.2cm">
          <text:p/>
        </draw:line>
        <draw:connector draw:style-name="gr41" draw:text-style-name="P1" draw:layer="layout" svg:x1="18.598cm" svg:y1="49.4cm" svg:x2="16.848cm" svg:y2="49.2cm" draw:start-shape="id56" draw:start-glue-point="5" draw:end-shape="id57" draw:end-glue-point="5" svg:d="M18598 49400h-1750v-200" svg:viewBox="0 0 1751 201">
          <text:p/>
        </draw:connector>
        <draw:connector draw:style-name="gr44" draw:text-style-name="P18" draw:layer="layout" svg:x1="19.798cm" svg:y1="49.4cm" svg:x2="21.448cm" svg:y2="49.3cm" draw:start-shape="id56" draw:start-glue-point="7" draw:end-shape="id58" draw:end-glue-point="5" svg:d="M19798 49400h1650v-100" svg:viewBox="0 0 1651 101">
          <text:p/>
        </draw:connector>
        <draw:connector draw:style-name="gr44" draw:text-style-name="P18" draw:layer="layout" draw:line-skew="0cm -0.402cm" svg:x1="19.798cm" svg:y1="49.4cm" svg:x2="36.048cm" svg:y2="49.4cm" draw:start-shape="id56" draw:start-glue-point="7" draw:end-shape="id59" draw:end-glue-point="5" svg:d="M19798 49400h7751v100h8499v-100" svg:viewBox="0 0 16251 101">
          <text:p/>
        </draw:connector>
        <draw:connector draw:style-name="gr40" draw:text-style-name="P1" draw:layer="layout" svg:x1="19.798cm" svg:y1="54.8cm" svg:x2="21.348cm" svg:y2="54.5cm" draw:start-shape="id60" draw:start-glue-point="7" draw:end-shape="id61" draw:end-glue-point="5" svg:d="M19798 54800h1550v-300" svg:viewBox="0 0 1551 301">
          <text:p/>
        </draw:connector>
        <draw:connector draw:style-name="gr40" draw:text-style-name="P1" draw:layer="layout" svg:x1="18.598cm" svg:y1="54.8cm" svg:x2="16.848cm" svg:y2="54.6cm" draw:start-shape="id60" draw:start-glue-point="5" draw:end-shape="id62" draw:end-glue-point="5" svg:d="M18598 54800h-1750v-200" svg:viewBox="0 0 1751 201">
          <text:p/>
        </draw:connector>
        <draw:connector draw:style-name="gr40" draw:text-style-name="P1" draw:layer="layout" draw:line-skew="0cm -0.202cm" svg:x1="19.798cm" svg:y1="54.8cm" svg:x2="36.048cm" svg:y2="54.6cm" draw:start-shape="id60" draw:start-glue-point="7" draw:end-shape="id63" draw:end-glue-point="5" svg:d="M19798 54800h7751v100h8499v-300" svg:viewBox="0 0 16251 301">
          <text:p/>
        </draw:connector>
        <draw:connector draw:style-name="gr40" draw:text-style-name="P1" draw:layer="layout" svg:x1="19.798cm" svg:y1="61.7cm" svg:x2="21.448cm" svg:y2="61.5cm" draw:start-shape="id64" draw:start-glue-point="7" draw:end-shape="id65" draw:end-glue-point="5" svg:d="M19798 61700h1650v-200" svg:viewBox="0 0 1651 201">
          <text:p/>
        </draw:connector>
        <draw:connector draw:style-name="gr40" draw:text-style-name="P1" draw:layer="layout" draw:line-skew="0cm -0.402cm" svg:x1="19.798cm" svg:y1="61.7cm" svg:x2="36.048cm" svg:y2="61.6cm" draw:start-shape="id64" draw:start-glue-point="7" draw:end-shape="id66" draw:end-glue-point="5" svg:d="M19798 61700h7751 8499v-100" svg:viewBox="0 0 16251 101">
          <text:p/>
        </draw:connector>
        <draw:connector draw:style-name="gr40" draw:text-style-name="P1" draw:layer="layout" svg:x1="18.598cm" svg:y1="66.9cm" svg:x2="16.848cm" svg:y2="66.7cm" draw:start-shape="id67" draw:start-glue-point="5" draw:end-shape="id68" draw:end-glue-point="5" svg:d="M18598 66900h-1750v-200" svg:viewBox="0 0 1751 201">
          <text:p/>
        </draw:connector>
        <draw:connector draw:style-name="gr40" draw:text-style-name="P1" draw:layer="layout" draw:line-skew="-0.402cm" svg:x1="36.148cm" svg:y1="66.8cm" svg:x2="19.798cm" svg:y2="66.9cm" draw:start-shape="id69" draw:start-glue-point="5" draw:end-shape="id67" draw:end-glue-point="7" svg:d="M36148 66800v100h-8549-7801" svg:viewBox="0 0 16351 101">
          <text:p/>
        </draw:connector>
        <draw:custom-shape draw:style-name="gr42" draw:text-style-name="P18" xml:id="id70" draw:id="id70" draw:layer="layout" svg:width="1.5cm" svg:height="0.7cm" svg:x="16.098cm" svg:y="60.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0" draw:text-style-name="P1" draw:layer="layout" svg:x1="18.598cm" svg:y1="61.7cm" svg:x2="16.848cm" svg:y2="61.3cm" draw:start-shape="id64" draw:start-glue-point="5" draw:end-shape="id70" draw:end-glue-point="5" svg:d="M18598 61700h-1750v-400" svg:viewBox="0 0 1751 401">
          <text:p/>
        </draw:connector>
        <draw:connector draw:style-name="gr40" draw:text-style-name="P1" draw:layer="layout" draw:line-skew="0.399cm" svg:x1="46.411cm" svg:y1="49.15cm" svg:x2="48.198cm" svg:y2="58.4cm" draw:start-shape="id71" draw:start-glue-point="4" draw:end-shape="id72" draw:end-glue-point="5" svg:d="M46411 49150h1387v9250h400" svg:viewBox="0 0 1788 9251">
          <text:p/>
        </draw:connector>
        <draw:connector draw:style-name="gr40" draw:text-style-name="P1" draw:layer="layout" draw:line-skew="-0.101cm" svg:x1="46.611cm" svg:y1="54.35cm" svg:x2="48.198cm" svg:y2="58.4cm" draw:start-shape="id73" draw:start-glue-point="4" draw:end-shape="id72" draw:end-glue-point="5" svg:d="M46611 54350h787v4050h800" svg:viewBox="0 0 1588 4051">
          <text:p/>
        </draw:connector>
        <draw:connector draw:style-name="gr40" draw:text-style-name="P1" draw:layer="layout" svg:x1="46.698cm" svg:y1="61.25cm" svg:x2="48.198cm" svg:y2="58.4cm" draw:start-shape="id74" draw:start-glue-point="1" draw:end-shape="id72" draw:end-glue-point="5" svg:d="M46698 61250h751v-2850h749" svg:viewBox="0 0 1501 2851">
          <text:p/>
        </draw:connector>
        <draw:connector draw:style-name="gr40" draw:text-style-name="P1" draw:layer="layout" draw:line-skew="0.459cm" svg:x1="46.511cm" svg:y1="66.35cm" svg:x2="48.179cm" svg:y2="58.414cm" draw:start-shape="id75" draw:start-glue-point="4" draw:end-shape="id76" svg:d="M46511 66350h1387v-7936h281" svg:viewBox="0 0 1669 7937">
          <text:p/>
        </draw:connector>
        <draw:connector draw:style-name="gr40" draw:text-style-name="P1" draw:layer="layout" svg:x1="19.798cm" svg:y1="66.9cm" svg:x2="21.448cm" svg:y2="66.7cm" draw:start-shape="id67" draw:start-glue-point="7" draw:end-shape="id77" draw:end-glue-point="5" svg:d="M19798 66900h1650v-200" svg:viewBox="0 0 1651 201">
          <text:p/>
        </draw:connector>
        <draw:connector draw:style-name="gr45" draw:text-style-name="P1" draw:layer="layout" draw:line-skew="-12.502cm" svg:x1="18.9cm" svg:y1="35.8cm" svg:x2="20.3cm" svg:y2="83.4cm" draw:start-shape="id1" draw:start-glue-point="8" draw:end-shape="id78" draw:end-glue-point="7" svg:d="M18900 35800v35600h1400v12000" svg:viewBox="0 0 1401 47601">
          <text:p/>
        </draw:connector>
        <presentation:notes draw:style-name="dp2">
          <draw:page-thumbnail draw:style-name="gr46" draw:layer="layout" svg:width="14.848cm" svg:height="11.136cm" svg:x="3.075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_5f_0" draw:display-name="Hatch_0" draw:style="single" draw:color="#008000" draw:distance="0.254cm" draw:rotation="450"/>
    <draw:hatch draw:name="Hatch_5f_1" draw:display-name="Hatch_1" draw:style="single" draw:color="#acc7ea" draw:distance="0.254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1b75b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M0-background" style:family="presentation">
      <style:graphic-properties draw:stroke="none" draw:fill="none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 style:shrink-to-fit="true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0cm" fo:page-height="206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M0-backgroundobjects">
      <style:graphic-properties draw:stroke="none" draw:fill="none" draw:fill-color="#ffffff" draw:auto-grow-height="false" fo:min-height="1.485cm"/>
    </style:style>
    <style:style style:name="Mpr2" style:family="presentation" style:parent-style-name="PM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M0" style:page-layout-name="PM1" draw:style-name="Mdp1">
      <draw:frame presentation:style-name="PM0-title" draw:layer="backgroundobjects" svg:width="89.999cm" svg:height="34.467cm" svg:x="5cm" svg:y="8.235cm" presentation:class="title" presentation:placeholder="true">
        <draw:text-box/>
      </draw:frame>
      <draw:frame presentation:style-name="PM0-outline1" draw:layer="backgroundobjects" svg:width="89.999cm" svg:height="119.71cm" svg:x="5cm" svg:y="48.297cm" presentation:class="outline" presentation:placeholder="true">
        <draw:text-box/>
      </draw:frame>
      <presentation:notes style:page-layout-name="PM0">
        <draw:page-thumbnail presentation:style-name="PM0-title" draw:layer="backgroundobjects" svg:width="14.848cm" svg:height="11.136cm" svg:x="3.075cm" svg:y="2.257cm" presentation:class="page"/>
        <draw:frame presentation:style-name="PM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9T22:31:25.082000000</dc:date>
    <dc:description/>
    <dc:language>fr-FR</dc:language>
    <dc:subject/>
    <dc:title/>
    <meta:creation-date>2016-06-27T09:11:24Z</meta:creation-date>
    <meta:initial-creator>Alexandre Pichot</meta:initial-creator>
    <meta:keyword/>
    <meta:generator>LibreOffice/5.4.3.2$Windows_x86 LibreOffice_project/92a7159f7e4af62137622921e809f8546db437e5</meta:generator>
    <meta:editing-duration>PT2H41M46S</meta:editing-duration>
    <meta:editing-cycles>25</meta:editing-cycles>
    <meta:document-statistic meta:object-count="3259"/>
    <meta:user-defined meta:name="category"/>
    <meta:user-defined meta:name="company"/>
    <meta:template xlink:type="simple" xlink:actuate="onRequest" xlink:title="HOMPLN_M.VSTX" xlink:href=""/>
  </office:meta>
</office:document-meta>
</file>